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fb65" officeooo:paragraph-rsid="0013fb65"/>
    </style:style>
    <style:style style:name="P2" style:family="paragraph" style:parent-style-name="Standard">
      <style:text-properties fo:font-weight="bold" officeooo:rsid="0013fb65" officeooo:paragraph-rsid="0013fb65" style:font-weight-asian="bold" style:font-weight-complex="bold"/>
    </style:style>
    <style:style style:name="P3" style:family="paragraph" style:parent-style-name="Standard">
      <style:text-properties fo:font-weight="bold" officeooo:rsid="0015ab31" officeooo:paragraph-rsid="0015ab31" style:font-weight-asian="bold" style:font-weight-complex="bold"/>
    </style:style>
    <style:style style:name="P4" style:family="paragraph" style:parent-style-name="Standard">
      <style:text-properties fo:font-weight="bold" officeooo:rsid="0015ab31" officeooo:paragraph-rsid="00173c0b" style:font-weight-asian="bold" style:font-weight-complex="bold"/>
    </style:style>
    <style:style style:name="P5" style:family="paragraph" style:parent-style-name="Standard">
      <style:text-properties fo:font-weight="bold" officeooo:rsid="0016ce5b" officeooo:paragraph-rsid="0016ce5b" style:font-weight-asian="bold" style:font-weight-complex="bold"/>
    </style:style>
    <style:style style:name="P6" style:family="paragraph" style:parent-style-name="Standard">
      <style:text-properties fo:font-weight="bold" officeooo:rsid="00173c0b" officeooo:paragraph-rsid="00173c0b" style:font-weight-asian="bold" style:font-weight-complex="bold"/>
    </style:style>
    <style:style style:name="P7" style:family="paragraph" style:parent-style-name="Standard">
      <style:text-properties fo:font-weight="bold" officeooo:rsid="0017ba49" officeooo:paragraph-rsid="0017ba49" style:font-weight-asian="bold" style:font-weight-complex="bold"/>
    </style:style>
    <style:style style:name="P8" style:family="paragraph" style:parent-style-name="Standard">
      <style:text-properties fo:font-weight="bold" officeooo:rsid="0017efab" officeooo:paragraph-rsid="0017efab" style:font-weight-asian="bold" style:font-weight-complex="bold"/>
    </style:style>
    <style:style style:name="P9" style:family="paragraph" style:parent-style-name="Standard">
      <style:text-properties fo:font-weight="bold" officeooo:rsid="00196641" officeooo:paragraph-rsid="00196641" style:font-weight-asian="bold" style:font-weight-complex="bold"/>
    </style:style>
    <style:style style:name="P10" style:family="paragraph" style:parent-style-name="Standard">
      <style:text-properties officeooo:rsid="0014dc26" officeooo:paragraph-rsid="0013fb65"/>
    </style:style>
    <style:style style:name="P11" style:family="paragraph" style:parent-style-name="Standard">
      <style:text-properties officeooo:rsid="0014dc26" officeooo:paragraph-rsid="0014dc26"/>
    </style:style>
    <style:style style:name="P12" style:family="paragraph" style:parent-style-name="Standard">
      <style:text-properties officeooo:rsid="0015ab31" officeooo:paragraph-rsid="0015ab31"/>
    </style:style>
    <style:style style:name="P13" style:family="paragraph" style:parent-style-name="Standard">
      <style:text-properties fo:font-size="14pt" fo:font-weight="bold" officeooo:rsid="0017ba49" officeooo:paragraph-rsid="0017ba49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none" fo:font-weight="bold" officeooo:rsid="001b51fd" officeooo:paragraph-rsid="001b51fd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3pt" fo:font-weight="bold" officeooo:rsid="0017ba49" officeooo:paragraph-rsid="0017ba49" style:font-size-asian="11.3500003814697pt" style:font-weight-asian="bold" style:font-size-complex="13pt" style:font-weight-complex="bold"/>
    </style:style>
    <style:style style:name="P16" style:family="paragraph" style:parent-style-name="Standard">
      <style:text-properties fo:font-size="13pt" fo:font-style="italic" fo:font-weight="bold" officeooo:rsid="0017ba49" officeooo:paragraph-rsid="0017ba49" style:font-size-asian="11.3500003814697pt" style:font-style-asian="italic" style:font-weight-asian="bold" style:font-size-complex="13pt" style:font-style-complex="italic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196641" officeooo:paragraph-rsid="00196641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19a6c5" officeooo:paragraph-rsid="0019a6c5" style:font-weight-asian="bold" style:font-weight-complex="bold"/>
    </style:style>
    <style:style style:name="P19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officeooo:rsid="0019a6c5" officeooo:paragraph-rsid="0019a6c5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16ce5b" officeooo:paragraph-rsid="0019a6c5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1b4866" officeooo:paragraph-rsid="001b4866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1b51fd" officeooo:paragraph-rsid="001b51fd" style:font-weight-asian="bold" style:font-weight-complex="bold"/>
    </style:style>
    <style:style style:name="P23" style:family="paragraph" style:parent-style-name="Standard">
      <style:text-properties style:text-underline-style="none" fo:font-weight="bold" officeooo:rsid="001d0f20" officeooo:paragraph-rsid="001d0f20" style:font-weight-asian="bold" style:font-weight-complex="bold"/>
    </style:style>
    <style:style style:name="P24" style:family="paragraph" style:parent-style-name="Standard">
      <style:text-properties style:text-underline-style="none" fo:font-weight="bold" officeooo:rsid="001df7b2" officeooo:paragraph-rsid="001df7b2" style:font-weight-asian="bold" style:font-weight-complex="bold"/>
    </style:style>
    <style:style style:name="P25" style:family="paragraph" style:parent-style-name="Standard">
      <style:text-properties style:text-underline-style="none" fo:font-weight="bold" officeooo:rsid="001fe6f5" officeooo:paragraph-rsid="001fe6f5" style:font-weight-asian="bold" style:font-weight-complex="bold"/>
    </style:style>
    <style:style style:name="P26" style:family="paragraph" style:parent-style-name="Standard">
      <style:text-properties style:text-underline-style="none" fo:font-weight="bold" officeooo:rsid="002080d3" officeooo:paragraph-rsid="002080d3" style:font-weight-asian="bold" style:font-weight-complex="bold"/>
    </style:style>
    <style:style style:name="P27" style:family="paragraph" style:parent-style-name="Standard">
      <style:text-properties style:text-underline-style="none" fo:font-weight="bold" officeooo:rsid="001b51fd" officeooo:paragraph-rsid="001b51fd" fo:background-color="#ffff00" style:font-weight-asian="bold" style:font-weight-complex="bold"/>
    </style:style>
    <style:style style:name="P28" style:family="paragraph" style:parent-style-name="Standard">
      <style:text-properties style:text-underline-style="none" fo:font-weight="bold" officeooo:rsid="001df7b2" officeooo:paragraph-rsid="001df7b2" fo:background-color="#ffff00" style:font-weight-asian="bold" style:font-weight-complex="bold"/>
    </style:style>
    <style:style style:name="P29" style:family="paragraph" style:parent-style-name="Standard">
      <style:text-properties fo:color="#800000" style:text-underline-style="none" fo:font-weight="bold" officeooo:rsid="001b51fd" officeooo:paragraph-rsid="001b51fd" fo:background-color="#ffff00" style:font-weight-asian="bold" style:font-weight-complex="bold"/>
    </style:style>
    <style:style style:name="P30" style:family="paragraph" style:parent-style-name="Standard">
      <style:paragraph-properties fo:text-align="end" style:justify-single-word="false"/>
      <style:text-properties fo:color="#800000" fo:font-size="12pt" fo:font-style="normal" style:text-underline-style="none" fo:font-weight="bold" officeooo:rsid="00393b4a" officeooo:paragraph-rsid="00393b4a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800000" fo:font-size="12pt" fo:font-style="normal" style:text-underline-style="none" fo:font-weight="bold" officeooo:rsid="00393b4a" officeooo:paragraph-rsid="00393b4a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800000" fo:font-size="12pt" fo:font-style="normal" style:text-underline-style="none" fo:font-weight="bold" officeooo:rsid="003c1767" officeooo:paragraph-rsid="003c1767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text-properties fo:font-style="italic" style:text-underline-style="solid" style:text-underline-width="auto" style:text-underline-color="font-color" fo:font-weight="bold" officeooo:rsid="001b51fd" officeooo:paragraph-rsid="001b51fd" style:font-style-asian="italic" style:font-weight-asian="bold" style:font-style-complex="italic" style:font-weight-complex="bold"/>
    </style:style>
    <style:style style:name="P34" style:family="paragraph" style:parent-style-name="Standard">
      <style:text-properties fo:font-style="italic" style:text-underline-style="none" fo:font-weight="bold" officeooo:rsid="001b51fd" officeooo:paragraph-rsid="001b51fd" style:font-style-asian="italic" style:font-weight-asian="bold" style:font-style-complex="italic" style:font-weight-complex="bold"/>
    </style:style>
    <style:style style:name="P35" style:family="paragraph" style:parent-style-name="Standard">
      <style:text-properties fo:color="#ff6600" fo:font-style="italic" style:text-underline-style="solid" style:text-underline-width="auto" style:text-underline-color="font-color" fo:font-weight="bold" officeooo:rsid="001d0f20" officeooo:paragraph-rsid="001d0f20" style:font-style-asian="italic" style:font-weight-asian="bold" style:font-style-complex="italic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ff6600" style:text-underline-style="none" fo:font-weight="bold" officeooo:rsid="0022f6df" officeooo:paragraph-rsid="0022f6df" style:font-weight-asian="bold" style:font-weight-complex="bold"/>
    </style:style>
    <style:style style:name="P37" style:family="paragraph" style:parent-style-name="Standard">
      <style:paragraph-properties fo:text-align="end" style:justify-single-word="false"/>
      <style:text-properties fo:color="#ff6600" fo:font-size="14pt" style:text-underline-style="none" fo:font-weight="bold" officeooo:rsid="002180cb" officeooo:paragraph-rsid="002180cb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ff6600" fo:font-size="14pt" style:text-underline-style="none" fo:font-weight="bold" officeooo:rsid="0022b668" officeooo:paragraph-rsid="0022b668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ff6600" fo:font-size="12pt" fo:font-style="italic" style:text-underline-style="solid" style:text-underline-width="auto" style:text-underline-color="font-color" fo:font-weight="bold" officeooo:rsid="003bd4cb" officeooo:paragraph-rsid="003bd4cb" style:font-size-asian="10.5pt" style:font-style-asian="italic" style:font-weight-asian="bold" style:font-size-complex="12pt" style:font-style-complex="italic" style:font-weight-complex="bold"/>
    </style:style>
    <style:style style:name="P40" style:family="paragraph" style:parent-style-name="Standard">
      <style:paragraph-properties fo:text-align="start" style:justify-single-word="false"/>
      <style:text-properties fo:color="#ff6600" fo:font-size="12pt" fo:font-style="italic" style:text-underline-style="none" fo:font-weight="bold" officeooo:rsid="00368332" officeooo:paragraph-rsid="00368332" style:font-size-asian="10.5pt" style:font-style-asian="italic" style:font-weight-asian="bold" style:font-size-complex="12pt" style:font-style-complex="italic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ff6600" fo:font-size="12pt" fo:font-style="normal" style:text-underline-style="none" fo:font-weight="bold" officeooo:rsid="003aeb83" officeooo:paragraph-rsid="003aeb83" style:font-size-asian="10.5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ff6600" fo:font-size="12pt" fo:font-style="normal" style:text-underline-style="none" fo:font-weight="bold" officeooo:rsid="003bd4cb" officeooo:paragraph-rsid="003bd4cb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fo:font-size="12pt" style:text-underline-style="none" fo:font-weight="bold" officeooo:rsid="0022b668" officeooo:paragraph-rsid="0022b668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2d97b6" officeooo:paragraph-rsid="002d97b6" style:font-size-asian="10.5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2f65fe" officeooo:paragraph-rsid="002f65fe" style:font-size-asian="10.5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30dd38" officeooo:paragraph-rsid="0030dd38" style:font-size-asian="10.5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313d30" officeooo:paragraph-rsid="00313d30" style:font-size-asian="10.5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3147b2" officeooo:paragraph-rsid="003147b2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352953" officeooo:paragraph-rsid="00352953" style:font-size-asian="10.5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383a96" officeooo:paragraph-rsid="00383a96" style:font-size-asian="10.5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393b4a" officeooo:paragraph-rsid="00393b4a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3aeb83" officeooo:paragraph-rsid="003aeb83" style:font-size-asian="10.5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loext:graphic-properties draw:fill="solid" draw:fill-color="#ffff00" draw:opacity="100%"/>
      <style:paragraph-properties fo:text-align="start" style:justify-single-word="false" fo:background-color="#ffff00"/>
      <style:text-properties fo:color="#000000" fo:font-size="12pt" fo:font-style="normal" style:text-underline-style="none" fo:font-weight="bold" officeooo:rsid="003aeb83" officeooo:paragraph-rsid="003aeb83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3bd4cb" officeooo:paragraph-rsid="003bd4cb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368332" officeooo:paragraph-rsid="00368332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3c1767" officeooo:paragraph-rsid="003c1767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3e0a0d" officeooo:paragraph-rsid="003e0a0d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3e0a0d" officeooo:paragraph-rsid="004297bb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4297bb" officeooo:paragraph-rsid="004297bb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3e0a0d" officeooo:paragraph-rsid="003e0a0d" fo:background-color="#ffff00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48e6ed" officeooo:paragraph-rsid="0048e6ed" fo:background-color="#ffff00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4c92b0" officeooo:paragraph-rsid="004c92b0" fo:background-color="#ffff00" style:font-size-asian="10.5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4188c9" officeooo:paragraph-rsid="004188c9" fo:background-color="#b2b2b2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loext:graphic-properties draw:fill="solid" draw:fill-color="#ff9999" draw:opacity="100%"/>
      <style:paragraph-properties fo:text-align="start" style:justify-single-word="false" fo:background-color="#ff9999"/>
      <style:text-properties fo:color="#000000" fo:font-size="12pt" fo:font-style="normal" style:text-underline-style="none" fo:font-weight="bold" officeooo:rsid="004188c9" officeooo:paragraph-rsid="004188c9" fo:background-color="#b2b2b2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4188c9" officeooo:paragraph-rsid="004188c9" fo:background-color="#eeeeee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4297bb" officeooo:paragraph-rsid="004297bb" fo:background-color="#eeeeee" style:font-size-asian="10.5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441c0b" officeooo:paragraph-rsid="00441c0b" fo:background-color="#eeeeee" style:font-size-asian="10.5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45c6a3" officeooo:paragraph-rsid="0045c6a3" fo:background-color="#eeeeee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479ea3" officeooo:paragraph-rsid="00479ea3" fo:background-color="#eeeeee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48e6ed" officeooo:paragraph-rsid="0048e6ed" fo:background-color="#eeeeee" style:font-size-asian="10.5pt" style:font-style-asian="normal" style:font-weight-asian="bold" style:font-size-complex="12pt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48e6ed" officeooo:paragraph-rsid="0048e6ed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4c92b0" officeooo:paragraph-rsid="004c92b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4e8436" officeooo:paragraph-rsid="004e8436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5044cf" officeooo:paragraph-rsid="005044cf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51f6aa" officeooo:paragraph-rsid="0051f6a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6" style:family="paragraph" style:parent-style-name="Standard">
      <style:paragraph-properties fo:text-align="end" style:justify-single-word="false"/>
      <style:text-properties fo:color="#000000" fo:font-size="12pt" fo:font-style="normal" style:text-underline-style="none" fo:font-weight="bold" officeooo:rsid="0051f6aa" officeooo:paragraph-rsid="0051f6a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537726" officeooo:paragraph-rsid="00537726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53c438" officeooo:paragraph-rsid="0053c438" fo:background-color="transparent" style:font-size-asian="10.5pt" style:font-style-asian="normal" style:font-weight-asian="bold" style:font-size-complex="12pt" style:font-style-complex="normal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54b07a" officeooo:paragraph-rsid="0054b07a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5516fe" officeooo:paragraph-rsid="005516fe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5dcb11" officeooo:paragraph-rsid="005dcb1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537726" officeooo:paragraph-rsid="00537726" fo:background-color="#ffcccc" style:font-size-asian="10.5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4e8436" officeooo:paragraph-rsid="004e8436" fo:background-color="#ffcccc" style:font-size-asian="10.5pt" style:font-style-asian="normal" style:font-weight-asian="bold" style:font-size-complex="12pt" style:font-style-complex="normal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5044cf" officeooo:paragraph-rsid="005044cf" fo:background-color="#ffcccc" style:font-size-asian="10.5pt" style:font-style-asian="normal" style:font-weight-asian="bold" style:font-size-complex="12pt" style:font-style-complex="normal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3147b2" officeooo:paragraph-rsid="003147b2" style:font-size-asian="10.5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3c1767" officeooo:paragraph-rsid="003c1767" style:font-size-asian="10.5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normal" officeooo:rsid="003c1767" officeooo:paragraph-rsid="003e0a0d" style:font-size-asian="10.5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2d97b6" officeooo:paragraph-rsid="002d97b6" style:font-size-asian="10.5pt" style:font-style-asian="italic" style:font-weight-asian="bold" style:font-size-complex="12pt" style:font-style-complex="italic" style:font-weight-complex="bold"/>
    </style:style>
    <style:style style:name="P89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2f65fe" officeooo:paragraph-rsid="002f65fe" style:font-size-asian="10.5pt" style:font-style-asian="italic" style:font-weight-asian="bold" style:font-size-complex="12pt" style:font-style-complex="italic" style:font-weight-complex="bold"/>
    </style:style>
    <style:style style:name="P90" style:family="paragraph" style:parent-style-name="Standard">
      <style:paragraph-properties fo:text-align="start" style:justify-single-word="false"/>
      <style:text-properties fo:color="#000000" fo:font-size="12pt" fo:font-style="italic" style:text-underline-style="none" fo:font-weight="bold" officeooo:rsid="0048e6ed" officeooo:paragraph-rsid="0048e6ed" fo:background-color="#ffcc99" style:font-size-asian="10.5pt" style:font-style-asian="italic" style:font-weight-asian="bold" style:font-size-complex="12pt" style:font-style-complex="italic" style:font-weight-complex="bold"/>
    </style:style>
    <style:style style:name="P91" style:family="paragraph" style:parent-style-name="Standard">
      <style:paragraph-properties fo:text-align="start" style:justify-single-word="false"/>
      <style:text-properties fo:color="#000000" fo:font-size="12pt" fo:font-style="italic" style:text-underline-style="solid" style:text-underline-width="auto" style:text-underline-color="font-color" fo:font-weight="bold" officeooo:rsid="003e0a0d" officeooo:paragraph-rsid="003e0a0d" fo:background-color="#ccccff" style:font-size-asian="10.5pt" style:font-style-asian="italic" style:font-weight-asian="bold" style:font-size-complex="12pt" style:font-style-complex="italic" style:font-weight-complex="bold"/>
    </style:style>
    <style:style style:name="P92" style:family="paragraph" style:parent-style-name="Standard">
      <style:paragraph-properties fo:text-align="start" style:justify-single-word="false"/>
      <style:text-properties fo:color="#000000" fo:font-size="12pt" fo:font-style="italic" style:text-underline-style="solid" style:text-underline-width="auto" style:text-underline-color="font-color" fo:font-weight="bold" officeooo:rsid="003e0a0d" officeooo:paragraph-rsid="004297bb" fo:background-color="#ccccff" style:font-size-asian="10.5pt" style:font-style-asian="italic" style:font-weight-asian="bold" style:font-size-complex="12pt" style:font-style-complex="italic" style:font-weight-complex="bold"/>
    </style:style>
    <style:style style:name="P93" style:family="paragraph" style:parent-style-name="Standard">
      <style:paragraph-properties fo:text-align="start" style:justify-single-word="false"/>
      <style:text-properties fo:color="#000000" fo:font-size="12pt" fo:font-style="italic" style:text-underline-style="solid" style:text-underline-width="auto" style:text-underline-color="font-color" fo:font-weight="bold" officeooo:rsid="004297bb" officeooo:paragraph-rsid="004297bb" fo:background-color="#ccccff" style:font-size-asian="10.5pt" style:font-style-asian="italic" style:font-weight-asian="bold" style:font-size-complex="12pt" style:font-style-complex="italic" style:font-weight-complex="bold"/>
    </style:style>
    <style:style style:name="P94" style:family="paragraph" style:parent-style-name="Standard">
      <style:paragraph-properties fo:text-align="start" style:justify-single-word="false"/>
      <style:text-properties fo:color="#000000" fo:font-size="12pt" fo:font-style="italic" style:text-underline-style="solid" style:text-underline-width="auto" style:text-underline-color="font-color" fo:font-weight="bold" officeooo:rsid="004297bb" officeooo:paragraph-rsid="004297bb" fo:background-color="#eeeeee" style:font-size-asian="10.5pt" style:font-style-asian="italic" style:font-weight-asian="bold" style:font-size-complex="12pt" style:font-style-complex="italic" style:font-weight-complex="bold"/>
    </style:style>
    <style:style style:name="P95" style:family="paragraph" style:parent-style-name="Standard">
      <style:paragraph-properties fo:text-align="start" style:justify-single-word="false"/>
      <style:text-properties fo:color="#000000" fo:font-size="12pt" fo:font-style="italic" style:text-underline-style="solid" style:text-underline-width="auto" style:text-underline-color="font-color" fo:font-weight="bold" officeooo:rsid="004e8436" officeooo:paragraph-rsid="004e8436" fo:background-color="transparent" style:font-size-asian="10.5pt" style:font-style-asian="italic" style:font-weight-asian="bold" style:font-size-complex="12pt" style:font-style-complex="italic" style:font-weight-complex="bold"/>
    </style:style>
    <style:style style:name="P96" style:family="paragraph" style:parent-style-name="Standard">
      <style:paragraph-properties fo:text-align="end" style:justify-single-word="false"/>
      <style:text-properties fo:color="#000000" style:text-underline-style="none" fo:font-weight="bold" officeooo:rsid="002180cb" officeooo:paragraph-rsid="002180cb" style:font-weight-asian="bold" style:font-weight-complex="bold"/>
    </style:style>
    <style:style style:name="P97" style:family="paragraph" style:parent-style-name="Standard">
      <style:paragraph-properties fo:text-align="start" style:justify-single-word="false"/>
      <style:text-properties fo:color="#000000" style:text-underline-style="none" fo:font-weight="bold" officeooo:rsid="002180cb" officeooo:paragraph-rsid="002180cb" style:font-weight-asian="bold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000000" style:text-underline-style="none" fo:font-weight="bold" officeooo:rsid="0022b668" officeooo:paragraph-rsid="0022b668" style:font-weight-asian="bold" style:font-weight-complex="bold"/>
    </style:style>
    <style:style style:name="P99" style:family="paragraph" style:parent-style-name="Standard">
      <style:paragraph-properties fo:text-align="start" style:justify-single-word="false"/>
      <style:text-properties fo:color="#000000" style:text-underline-style="none" fo:font-weight="bold" officeooo:rsid="0022f6df" officeooo:paragraph-rsid="0022f6df" style:font-weight-asian="bold" style:font-weight-complex="bold"/>
    </style:style>
    <style:style style:name="P100" style:family="paragraph" style:parent-style-name="Standard">
      <style:paragraph-properties fo:text-align="start" style:justify-single-word="false"/>
      <style:text-properties fo:color="#000000" style:text-underline-style="none" fo:font-weight="bold" officeooo:rsid="0024c136" officeooo:paragraph-rsid="0024c136" style:font-weight-asian="bold" style:font-weight-complex="bold"/>
    </style:style>
    <style:style style:name="P101" style:family="paragraph" style:parent-style-name="Standard">
      <style:paragraph-properties fo:text-align="start" style:justify-single-word="false"/>
      <style:text-properties fo:color="#000000" style:text-underline-style="none" fo:font-weight="bold" officeooo:rsid="0025d518" officeooo:paragraph-rsid="0025d518" style:font-weight-asian="bold" style:font-weight-complex="bold"/>
    </style:style>
    <style:style style:name="P102" style:family="paragraph" style:parent-style-name="Standard">
      <style:paragraph-properties fo:text-align="start" style:justify-single-word="false"/>
      <style:text-properties fo:color="#000000" style:text-underline-style="none" fo:font-weight="bold" officeooo:rsid="002853ca" officeooo:paragraph-rsid="002853ca" style:font-weight-asian="bold" style:font-weight-complex="bold"/>
    </style:style>
    <style:style style:name="P103" style:family="paragraph" style:parent-style-name="Standard">
      <style:paragraph-properties fo:text-align="start" style:justify-single-word="false"/>
      <style:text-properties fo:color="#000000" fo:font-style="italic" style:text-underline-style="none" fo:font-weight="bold" officeooo:rsid="002853ca" officeooo:paragraph-rsid="002853ca" style:font-style-asian="italic" style:font-weight-asian="bold" style:font-style-complex="italic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000000" fo:font-style="italic" style:text-underline-style="solid" style:text-underline-width="auto" style:text-underline-color="font-color" fo:font-weight="bold" officeooo:rsid="0029a39d" officeooo:paragraph-rsid="0029a39d" style:font-style-asian="italic" style:font-weight-asian="bold" style:font-style-complex="italic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2853ca" officeooo:paragraph-rsid="002853ca" style:font-style-asian="normal" style:font-weight-asian="bold" style:font-style-complex="normal" style:font-weight-complex="bold"/>
    </style:style>
    <style:style style:name="P106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29a39d" officeooo:paragraph-rsid="0029a39d" style:font-style-asian="normal" style:font-weight-asian="bold" style:font-style-complex="normal" style:font-weight-complex="bold"/>
    </style:style>
    <style:style style:name="P107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29a39d" officeooo:paragraph-rsid="002b955a" style:font-style-asian="normal" style:font-weight-asian="bold" style:font-style-complex="normal" style:font-weight-complex="bold"/>
    </style:style>
    <style:style style:name="P108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2b955a" officeooo:paragraph-rsid="002b955a" style:font-style-asian="normal" style:font-weight-asian="bold" style:font-style-complex="normal" style:font-weight-complex="bold"/>
    </style:style>
    <style:style style:name="P109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2bdce5" officeooo:paragraph-rsid="002bdce5" style:font-style-asian="normal" style:font-weight-asian="bold" style:font-style-complex="normal" style:font-weight-complex="bold"/>
    </style:style>
    <style:style style:name="P110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2c2a55" officeooo:paragraph-rsid="002c2a55" style:font-style-asian="normal" style:font-weight-asian="bold" style:font-style-complex="normal" style:font-weight-complex="bold"/>
    </style:style>
    <style:style style:name="P111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2bdce5" officeooo:paragraph-rsid="002bdce5" fo:background-color="#ffff00" style:font-style-asian="normal" style:font-weight-asian="bold" style:font-style-complex="normal" style:font-weight-complex="bold"/>
    </style:style>
    <style:style style:name="P112" style:family="paragraph" style:parent-style-name="Standard">
      <style:paragraph-properties fo:text-align="start" style:justify-single-word="false"/>
      <style:text-properties fo:color="#000000" fo:font-style="normal" style:text-underline-style="none" fo:font-weight="bold" officeooo:rsid="002c2a55" officeooo:paragraph-rsid="002c2a55" fo:background-color="#ffff00" style:font-style-asian="normal" style:font-weight-asian="bold" style:font-style-complex="normal" style:font-weight-complex="bold"/>
    </style:style>
    <style:style style:name="P113" style:family="paragraph" style:parent-style-name="Standard">
      <style:paragraph-properties fo:text-align="start" style:justify-single-word="false"/>
      <style:text-properties fo:color="#000000" fo:font-size="14pt" fo:font-style="italic" style:text-underline-style="solid" style:text-underline-width="auto" style:text-underline-color="font-color" fo:font-weight="bold" officeooo:rsid="00441c0b" officeooo:paragraph-rsid="00441c0b" fo:background-color="#ffff00" style:font-size-asian="14pt" style:font-style-asian="italic" style:font-weight-asian="bold" style:font-size-complex="14pt" style:font-style-complex="italic" style:font-weight-complex="bold"/>
    </style:style>
    <style:style style:name="P114" style:family="paragraph" style:parent-style-name="Standard">
      <style:paragraph-properties fo:text-align="start" style:justify-single-word="false"/>
      <style:text-properties fo:color="#000000" fo:font-size="14pt" fo:font-style="italic" style:text-underline-style="solid" style:text-underline-width="auto" style:text-underline-color="font-color" fo:font-weight="bold" officeooo:rsid="004aa828" officeooo:paragraph-rsid="004aa828" fo:background-color="#ffff00" style:font-size-asian="14pt" style:font-style-asian="italic" style:font-weight-asian="bold" style:font-size-complex="14pt" style:font-style-complex="italic" style:font-weight-complex="bold"/>
    </style:style>
    <style:style style:name="P115" style:family="paragraph" style:parent-style-name="Standard">
      <style:paragraph-properties fo:text-align="start" style:justify-single-word="false"/>
      <style:text-properties fo:color="#ff3333" style:text-underline-style="none" fo:font-weight="bold" officeooo:rsid="0025d518" officeooo:paragraph-rsid="0025d518" style:font-weight-asian="bold" style:font-weight-complex="bold"/>
    </style:style>
    <style:style style:name="P116" style:family="paragraph" style:parent-style-name="Standard">
      <style:paragraph-properties fo:text-align="end" style:justify-single-word="false"/>
      <style:text-properties fo:color="#ff3333" style:text-underline-style="none" fo:font-weight="bold" officeooo:rsid="002853ca" officeooo:paragraph-rsid="002853ca" style:font-weight-asian="bold" style:font-weight-complex="bold"/>
    </style:style>
    <style:style style:name="P117" style:family="paragraph" style:parent-style-name="Standard">
      <style:paragraph-properties fo:text-align="start" style:justify-single-word="false"/>
      <style:text-properties fo:color="#ff3333" style:text-underline-style="none" fo:font-weight="bold" officeooo:rsid="002853ca" officeooo:paragraph-rsid="002853ca" style:font-weight-asian="bold" style:font-weight-complex="bold"/>
    </style:style>
    <style:style style:name="P118" style:family="paragraph" style:parent-style-name="Standard">
      <style:paragraph-properties fo:text-align="end" style:justify-single-word="false"/>
      <style:text-properties fo:color="#ff3333" fo:font-size="14pt" fo:font-style="normal" style:text-underline-style="none" fo:font-weight="bold" officeooo:rsid="002d97b6" officeooo:paragraph-rsid="002d97b6" style:font-size-asian="12.25pt" style:font-style-asian="normal" style:font-weight-asian="bold" style:font-size-complex="14pt" style:font-style-complex="normal" style:font-weight-complex="bold"/>
    </style:style>
    <style:style style:name="P119" style:family="paragraph" style:parent-style-name="Standard">
      <style:paragraph-properties fo:text-align="end" style:justify-single-word="false"/>
      <style:text-properties fo:color="#ff3333" fo:font-size="14pt" fo:font-style="normal" style:text-underline-style="none" fo:font-weight="bold" officeooo:rsid="004e8436" officeooo:paragraph-rsid="004e8436" fo:background-color="transparent" style:font-size-asian="14pt" style:font-style-asian="normal" style:font-weight-asian="bold" style:font-size-complex="14pt" style:font-style-complex="normal" style:font-weight-complex="bold"/>
    </style:style>
    <style:style style:name="P120" style:family="paragraph" style:parent-style-name="Standard">
      <style:paragraph-properties fo:text-align="start" style:justify-single-word="false"/>
      <style:text-properties fo:color="#ff3333" fo:font-size="14pt" fo:font-style="normal" style:text-underline-style="none" fo:font-weight="bold" officeooo:rsid="004e8436" officeooo:paragraph-rsid="004e8436" fo:background-color="transparent" style:font-size-asian="14pt" style:font-style-asian="normal" style:font-weight-asian="bold" style:font-size-complex="14pt" style:font-style-complex="normal" style:font-weight-complex="bold"/>
    </style:style>
    <style:style style:name="P121" style:family="paragraph" style:parent-style-name="Standard">
      <style:paragraph-properties fo:text-align="start" style:justify-single-word="false"/>
      <style:text-properties fo:color="#ff3333" fo:font-size="14pt" fo:font-style="normal" style:text-underline-style="none" fo:font-weight="bold" officeooo:rsid="005044cf" officeooo:paragraph-rsid="005044cf" fo:background-color="transparent" style:font-size-asian="12.25pt" style:font-style-asian="normal" style:font-weight-asian="bold" style:font-size-complex="14pt" style:font-style-complex="normal" style:font-weight-complex="bold"/>
    </style:style>
    <style:style style:name="P122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officeooo:rsid="002d97b6" officeooo:paragraph-rsid="002d97b6" style:font-size-asian="10.5pt" style:font-style-asian="normal" style:font-weight-asian="bold" style:font-size-complex="12pt" style:font-style-complex="normal" style:font-weight-complex="bold"/>
    </style:style>
    <style:style style:name="P123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officeooo:rsid="002f65fe" officeooo:paragraph-rsid="002f65fe" style:font-size-asian="10.5pt" style:font-style-asian="normal" style:font-weight-asian="bold" style:font-size-complex="12pt" style:font-style-complex="normal" style:font-weight-complex="bold"/>
    </style:style>
    <style:style style:name="P124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officeooo:rsid="003147b2" officeooo:paragraph-rsid="003147b2" style:font-size-asian="10.5pt" style:font-style-asian="normal" style:font-weight-asian="bold" style:font-size-complex="12pt" style:font-style-complex="normal" style:font-weight-complex="bold"/>
    </style:style>
    <style:style style:name="P125" style:family="paragraph" style:parent-style-name="Standard">
      <style:paragraph-properties fo:text-align="end" style:justify-single-word="false"/>
      <style:text-properties fo:color="#ff3333" fo:font-size="12pt" fo:font-style="normal" style:text-underline-style="none" fo:font-weight="bold" officeooo:rsid="00352953" officeooo:paragraph-rsid="00352953" style:font-size-asian="10.5pt" style:font-style-asian="normal" style:font-weight-asian="bold" style:font-size-complex="12pt" style:font-style-complex="normal" style:font-weight-complex="bold"/>
    </style:style>
    <style:style style:name="P126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officeooo:rsid="00352953" officeooo:paragraph-rsid="00352953" style:font-size-asian="10.5pt" style:font-style-asian="normal" style:font-weight-asian="bold" style:font-size-complex="12pt" style:font-style-complex="normal" style:font-weight-complex="bold"/>
    </style:style>
    <style:style style:name="P127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officeooo:rsid="003aeb83" officeooo:paragraph-rsid="003aeb83" style:font-size-asian="10.5pt" style:font-style-asian="normal" style:font-weight-asian="bold" style:font-size-complex="12pt" style:font-style-complex="normal" style:font-weight-complex="bold"/>
    </style:style>
    <style:style style:name="P128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officeooo:rsid="003c1767" officeooo:paragraph-rsid="003c1767" style:font-size-asian="10.5pt" style:font-style-asian="normal" style:font-weight-asian="bold" style:font-size-complex="12pt" style:font-style-complex="normal" style:font-weight-complex="bold"/>
    </style:style>
    <style:style style:name="P129" style:family="paragraph" style:parent-style-name="Standard">
      <style:paragraph-properties fo:text-align="end" style:justify-single-word="false"/>
      <style:text-properties fo:color="#ff3333" fo:font-size="12pt" fo:font-style="normal" style:text-underline-style="none" fo:font-weight="bold" officeooo:rsid="003c1767" officeooo:paragraph-rsid="003c1767" style:font-size-asian="10.5pt" style:font-style-asian="normal" style:font-weight-asian="bold" style:font-size-complex="12pt" style:font-style-complex="normal" style:font-weight-complex="bold"/>
    </style:style>
    <style:style style:name="P130" style:family="paragraph" style:parent-style-name="Standard">
      <style:paragraph-properties fo:text-align="end" style:justify-single-word="false"/>
      <style:text-properties fo:color="#ff3333" fo:font-size="12pt" fo:font-style="normal" style:text-underline-style="none" fo:font-weight="bold" officeooo:rsid="004188c9" officeooo:paragraph-rsid="004188c9" fo:background-color="#eeeeee" style:font-size-asian="10.5pt" style:font-style-asian="normal" style:font-weight-asian="bold" style:font-size-complex="12pt" style:font-style-complex="normal" style:font-weight-complex="bold"/>
    </style:style>
    <style:style style:name="P131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officeooo:rsid="004188c9" officeooo:paragraph-rsid="004188c9" fo:background-color="#eeeeee" style:font-size-asian="10.5pt" style:font-style-asian="normal" style:font-weight-asian="bold" style:font-size-complex="12pt" style:font-style-complex="normal" style:font-weight-complex="bold"/>
    </style:style>
    <style:style style:name="P132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officeooo:rsid="004188c9" officeooo:paragraph-rsid="004297bb" fo:background-color="#eeeeee" style:font-size-asian="10.5pt" style:font-style-asian="normal" style:font-weight-asian="bold" style:font-size-complex="12pt" style:font-style-complex="normal" style:font-weight-complex="bold"/>
    </style:style>
    <style:style style:name="P133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officeooo:rsid="004297bb" officeooo:paragraph-rsid="004297bb" fo:background-color="#eeeeee" style:font-size-asian="10.5pt" style:font-style-asian="normal" style:font-weight-asian="bold" style:font-size-complex="12pt" style:font-style-complex="normal" style:font-weight-complex="bold"/>
    </style:style>
    <style:style style:name="P134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officeooo:rsid="00441c0b" officeooo:paragraph-rsid="00441c0b" fo:background-color="#eeeeee" style:font-size-asian="10.5pt" style:font-style-asian="normal" style:font-weight-asian="bold" style:font-size-complex="12pt" style:font-style-complex="normal" style:font-weight-complex="bold"/>
    </style:style>
    <style:style style:name="P135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officeooo:rsid="0046888c" officeooo:paragraph-rsid="0046888c" fo:background-color="#eeeeee" style:font-size-asian="10.5pt" style:font-style-asian="normal" style:font-weight-asian="bold" style:font-size-complex="12pt" style:font-style-complex="normal" style:font-weight-complex="bold"/>
    </style:style>
    <style:style style:name="P136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officeooo:rsid="004c92b0" officeooo:paragraph-rsid="004c92b0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37" style:family="paragraph" style:parent-style-name="Standard">
      <style:paragraph-properties fo:text-align="start" style:justify-single-word="false"/>
      <style:text-properties fo:color="#ff3333" fo:font-size="12pt" fo:font-style="normal" style:text-underline-style="none" fo:font-weight="bold" officeooo:rsid="00537726" officeooo:paragraph-rsid="00537726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38" style:family="paragraph" style:parent-style-name="Standard">
      <style:paragraph-properties fo:text-align="start" style:justify-single-word="false"/>
      <style:text-properties fo:color="#ff3333" fo:font-size="12pt" fo:font-style="normal" style:text-underline-style="solid" style:text-underline-width="auto" style:text-underline-color="font-color" fo:font-weight="bold" officeooo:rsid="002f65fe" officeooo:paragraph-rsid="002f65fe" style:font-size-asian="10.5pt" style:font-style-asian="normal" style:font-weight-asian="bold" style:font-size-complex="12pt" style:font-style-complex="normal" style:font-weight-complex="bold"/>
    </style:style>
    <style:style style:name="P139" style:family="paragraph" style:parent-style-name="Standard">
      <style:paragraph-properties fo:text-align="start" style:justify-single-word="false"/>
      <style:text-properties fo:color="#ff3333" fo:font-size="12pt" fo:font-style="italic" style:text-underline-style="none" fo:font-weight="bold" officeooo:rsid="0030dd38" officeooo:paragraph-rsid="0030dd38" style:font-size-asian="10.5pt" style:font-style-asian="italic" style:font-weight-asian="bold" style:font-size-complex="12pt" style:font-style-complex="italic" style:font-weight-complex="bold"/>
    </style:style>
    <style:style style:name="P140" style:family="paragraph" style:parent-style-name="Standard">
      <style:paragraph-properties fo:text-align="start" style:justify-single-word="false"/>
      <style:text-properties fo:color="#00331a" fo:font-size="13pt" fo:font-style="italic" style:text-underline-style="none" fo:font-weight="bold" officeooo:rsid="003e0a0d" officeooo:paragraph-rsid="003e0a0d" fo:background-color="#ccccff" style:font-size-asian="13pt" style:font-style-asian="italic" style:font-weight-asian="bold" style:font-size-complex="13pt" style:font-style-complex="italic" style:font-weight-complex="bold"/>
    </style:style>
    <style:style style:name="P141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5dcb11" officeooo:paragraph-rsid="005dcb11" fo:background-color="transparent" style:font-size-asian="10.5pt" style:font-style-asian="normal" style:font-weight-asian="bold" style:font-size-complex="12pt" style:font-style-complex="normal" style:font-weight-complex="bold"/>
    </style:style>
    <style:style style:name="P142" style:family="paragraph" style:parent-style-name="Standard">
      <style:paragraph-properties fo:text-align="start" style:justify-single-word="false"/>
      <style:text-properties fo:color="#000000" fo:font-size="12pt" fo:font-style="normal" style:text-underline-style="none" fo:font-weight="bold" officeooo:rsid="005e7ff9" officeooo:paragraph-rsid="005e7ff9" fo:background-color="transparent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5ab31"/>
    </style:style>
    <style:style style:name="T2" style:family="text">
      <style:text-properties officeooo:rsid="001d0f20"/>
    </style:style>
    <style:style style:name="T3" style:family="text">
      <style:text-properties fo:color="#ff6600"/>
    </style:style>
    <style:style style:name="T4" style:family="text">
      <style:text-properties fo:color="#ff6600" officeooo:rsid="005516fe"/>
    </style:style>
    <style:style style:name="T5" style:family="text">
      <style:text-properties officeooo:rsid="002b955a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3fdb2b"/>
    </style:style>
    <style:style style:name="T8" style:family="text">
      <style:text-properties officeooo:rsid="004297bb"/>
    </style:style>
    <style:style style:name="T9" style:family="text">
      <style:text-properties officeooo:rsid="0042f224"/>
    </style:style>
    <style:style style:name="T10" style:family="text">
      <style:text-properties officeooo:rsid="004407f9"/>
    </style:style>
    <style:style style:name="T11" style:family="text">
      <style:text-properties officeooo:rsid="0058eb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fgabe <text:span text:style-name="T1">4 </text:span>f </text:p>
      <text:p text:style-name="P1"/>
      <text:p text:style-name="P10"/>
      <text:p text:style-name="P11"/>
      <text:p text:style-name="P3">s73889@isys6:~/uprakt&gt; ls ~</text:p>
      <text:p text:style-name="P12">bedien <text:s/>Bilder <text:s/>Dokumente <text:s/>Downloads <text:s/>Musik <text:s/>Öffentlich <text:s/>Schreibtisch <text:s/>uprakt <text:s/>Videos <text:s/>Vorlagen</text:p>
      <text:p text:style-name="P3">s73889@isys6:~/uprakt&gt; ls ~ &gt; home.txt</text:p>
      <text:p text:style-name="P3">s73889@isys6:~/uprakt&gt; ls -l</text:p>
      <text:p text:style-name="P12">insgesamt 28</text:p>
      <text:p text:style-name="P12">-rw-r--r-- 1 s73889 iw15 13917 21. Okt 08:51 betriebssysteme_uprakt.odt</text:p>
      <text:p text:style-name="P12">-rw-r--r-- 1 s73889 iw15 <text:s text:c="2"/>100 28. Okt 07:55 ergebnis.txt</text:p>
      <text:p text:style-name="P12">-rw-r--r-- 1 s73889 iw15 <text:s text:c="3"/>88 28. Okt 08:02 home.txt</text:p>
      <text:p text:style-name="P12">drwxr-xr-x 2 s73889 iw15 <text:s/>4096 23. Okt 12:40 text</text:p>
      <text:p text:style-name="P3">s73889@isys6:~/uprakt&gt; cat text/hinweise home.txt &gt; hinweise_home</text:p>
      <text:p text:style-name="P3">s73889@isys6:~/uprakt&gt; ls -l</text:p>
      <text:p text:style-name="P12">insgesamt 32</text:p>
      <text:p text:style-name="P12">-rw-r--r-- 1 s73889 iw15 13917 21. Okt 08:51 betriebssysteme_uprakt.odt</text:p>
      <text:p text:style-name="P12">-rw-r--r-- 1 s73889 iw15 <text:s text:c="2"/>100 28. Okt 07:55 ergebnis.txt</text:p>
      <text:p text:style-name="P12">-rw-r--r-- 1 s73889 iw15 <text:s/>1683 28. Okt 08:03 hinweise_home</text:p>
      <text:p text:style-name="P12">-rw-r--r-- 1 s73889 iw15 <text:s text:c="3"/>88 28. Okt 08:02 home.txt</text:p>
      <text:p text:style-name="P12">drwxr-xr-x 2 s73889 iw15 <text:s/>4096 23. Okt 12:40 text</text:p>
      <text:p text:style-name="P3">s73889@isys6:~/uprakt&gt; less hinweise_home</text:p>
      <text:p text:style-name="P3">s73889@isys6:~/uprakt&gt; </text:p>
      <text:p text:style-name="P3"/>
      <text:p text:style-name="P5"/>
      <text:p text:style-name="P5"/>
      <text:p text:style-name="P5"/>
      <text:p text:style-name="P5"/>
      <text:p text:style-name="P5"/>
      <text:p text:style-name="P5">Aufgabe 5 <text:s/></text:p>
      <text:p text:style-name="P5"/>
      <text:p text:style-name="P5"/>
      <text:p text:style-name="P5">s73889@isys6:/glb/studi&gt; cd ~</text:p>
      <text:p text:style-name="P5">s73889@isys6:~&gt; cd uprakt</text:p>
      <text:p text:style-name="P5">s73889@isys6:~/uprakt&gt; cd uprakt/text</text:p>
      <text:p text:style-name="P5">bash: cd: uprakt/text: Datei oder Verzeichnis nicht gefunden</text:p>
      <text:p text:style-name="P5">s73889@isys6:~/uprakt&gt; cd text</text:p>
      <text:p text:style-name="P5">s73889@isys6:~/uprakt/text&gt; ln hinweise hinweise_links</text:p>
      <text:p text:style-name="P5">s73889@isys6:~/uprakt/text&gt; ls </text:p>
      <text:p text:style-name="P5">datei.txt <text:s/>ergebnis.txt <text:s/>hinweise <text:s/>hinweise_links <text:s/>irgendeindateiname <text:s/>Kenntnis</text:p>
      <text:p text:style-name="P5">s73889@isys6:~/uprakt/text&gt; less hinweise_links</text:p>
      <text:p text:style-name="P5">s73889@isys6:~/uprakt/text&gt; </text:p>
      <text:p text:style-name="P5"/>
      <text:p text:style-name="P5">s73889@isys6:~/uprakt/text&gt; rm hinweise_links</text:p>
      <text:p text:style-name="P5">s73889@isys6:~/uprakt/text&gt; ls</text:p>
      <text:p text:style-name="P5">datei.txt <text:s/>ergebnis.txt <text:s/>hinweise <text:s/>irgendeindateiname <text:s/>Kenntnis</text:p>
      <text:p text:style-name="P5">s73889@isys6:~/uprakt/text&gt; </text:p>
      <text:p text:style-name="P5"/>
      <text:p text:style-name="P5"/>
      <text:p text:style-name="P5"/>
      <text:p text:style-name="P5"/>
      <text:p text:style-name="P5"/>
      <text:p text:style-name="P6"><text:soft-page-break/>EGREP</text:p>
      <text:p text:style-name="P6"/>
      <text:p text:style-name="P8">TEIL 3</text:p>
      <text:p text:style-name="P6"/>
      <text:p text:style-name="P8">AUFGABE 1</text:p>
      <text:p text:style-name="P6"/>
      <text:p text:style-name="P6"/>
      <text:p text:style-name="P6">s73889@isys6:~/uprakt/text&gt; egrep Terminal hinweise</text:p>
      <text:p text:style-name="P6"><text:s text:c="13"/>Hinweise zur Arbeit an UNIX-Terminals</text:p>
      <text:p text:style-name="P6">s73889@isys6:~/uprakt/text&gt; egrep - hinweise</text:p>
      <text:p text:style-name="P6"><text:s text:c="13"/>Hinweise zur Arbeit an UNIX-Terminals</text:p>
      <text:p text:style-name="P6"><text:s text:c="13"/>-------------------------------------</text:p>
      <text:p text:style-name="P6"><text:s text:c="10"/>- <text:s/>Korrekturen bei Kommando-Eingaben sind mittels der</text:p>
      <text:p text:style-name="P6"><text:s text:c="13"/>Taste <text:s/>&lt;-- <text:s/>(�ber der Enter-Taste) oder der Tastenkombination</text:p>
      <text:p text:style-name="P6"><text:s text:c="13"/>CTRL-H <text:s/>bzw. CTRL-U m�glich.</text:p>
      <text:p text:style-name="P6"><text:s text:c="10"/>- <text:s/>Den Abbruch eines Kommandos erreicht man durch die</text:p>
      <text:p text:style-name="P6"><text:s text:c="13"/>Tastenkombination CTRL-C.</text:p>
      <text:p text:style-name="P6"><text:s text:c="10"/>- <text:s/>Die Eingabe von Kommandos kann sich �ber mehrere Zeilen</text:p>
      <text:p text:style-name="P6"><text:s text:c="13"/>von der Enter-Taste abgeschlossen werden.</text:p>
      <text:p text:style-name="P6"><text:s text:c="10"/>- <text:s/>Die Bourne-Again-Shell (bash) unterst�tzt die automatische</text:p>
      <text:p text:style-name="P6"><text:s text:c="13"/>Erweiterung von Dateinamen durch die Tab-Taste. Ein unvoll- </text:p>
      <text:p text:style-name="P6"><text:s text:c="13"/>wird bei Dr�cken der Tab-Taste automatisch vollst�ndig erg�nzt,</text:p>
      <text:p text:style-name="P6"><text:s text:c="10"/>- <text:s/>Auf bereits eingegebene Kommandos kann unter der Bourne-Again-</text:p>
      <text:p text:style-name="P6"><text:s text:c="13"/>Shell (bash) mittels der Pfeiltasten PFEIL-NACH-OBEN und</text:p>
      <text:p text:style-name="P6"><text:s text:c="13"/>PFEIL-NACH-UNTEN r�ckw�rts und vorw�rts bl�tternd zugegriffen</text:p>
      <text:p text:style-name="P6"><text:s text:c="10"/>- <text:s/>Druckerausgaben sind am besten durch das Kommando</text:p>
      <text:p text:style-name="P6"><text:s text:c="17"/>lpr -h -Pdruckername dateiname</text:p>
      <text:p text:style-name="P6"><text:s text:c="2"/>Prof. Dr.-Ing. habil. Hartmut Fritzsche</text:p>
      <text:p text:style-name="P6"><text:s text:c="4"/>&lt;fritzsch@informatik.htw-dresden.de&gt;</text:p>
      <text:p text:style-name="P6"><text:s text:c="4"/>Gesch�ft: +49 (351) 462-2606</text:p>
      <text:p text:style-name="P6">s73889@isys6:~/uprakt/text&gt; </text:p>
      <text:p text:style-name="P6"/>
      <text:p text:style-name="P4"/>
      <text:p text:style-name="P3"/>
      <text:p text:style-name="P6">s73889@isys6:~/uprakt/text&gt; egrep ^- hinweise</text:p>
      <text:p text:style-name="P6">s73889@isys6:~/uprakt/text&gt; egrep ^ <text:s text:c="9"/>- hinweise</text:p>
      <text:p text:style-name="P6"/>
      <text:p text:style-name="P7">s73889@isys6:~/uprakt/text&gt; egrep "^ <text:s text:c="9"/>-" hinweise</text:p>
      <text:p text:style-name="P7"><text:s text:c="10"/>- <text:s/>Korrekturen bei Kommando-Eingaben sind mittels der</text:p>
      <text:p text:style-name="P7"><text:s text:c="10"/>- <text:s/>Den Abbruch eines Kommandos erreicht man durch die</text:p>
      <text:p text:style-name="P7"><text:s text:c="10"/>- <text:s/>Die Eingabe von Kommandos kann sich �ber mehrere Zeilen</text:p>
      <text:p text:style-name="P7"><text:s text:c="10"/>- <text:s/>Die Bourne-Again-Shell (bash) unterst�tzt die automatische</text:p>
      <text:p text:style-name="P7"><text:s text:c="10"/>- <text:s/>Auf bereits eingegebene Kommandos kann unter der Bourne-Again-</text:p>
      <text:p text:style-name="P7"><text:s text:c="10"/>- <text:s/>Druckerausgaben sind am besten durch das Kommando</text:p>
      <text:p text:style-name="P7">s73889@isys6:~/uprakt/text&gt; </text:p>
      <text:p text:style-name="P7"/>
      <text:p text:style-name="P7"/>
      <text:p text:style-name="P13">s73889@isys6:~/uprakt/text&gt; egrep "^ *-" hinweise</text:p>
      <text:p text:style-name="P7"><text:s text:c="13"/>-------------------------------------</text:p>
      <text:p text:style-name="P7"><text:s text:c="10"/>- <text:s/>Korrekturen bei Kommando-Eingaben sind mittels der</text:p>
      <text:p text:style-name="P7"><text:s text:c="10"/>- <text:s/>Den Abbruch eines Kommandos erreicht man durch die</text:p>
      <text:p text:style-name="P7"><text:s text:c="10"/>- <text:s/>Die Eingabe von Kommandos kann sich �ber mehrere Zeilen</text:p>
      <text:p text:style-name="P7"><text:soft-page-break/><text:s text:c="10"/>- <text:s/>Die Bourne-Again-Shell (bash) unterst�tzt die automatische</text:p>
      <text:p text:style-name="P7"><text:s text:c="10"/>- <text:s/>Auf bereits eingegebene Kommandos kann unter der Bourne-Again-</text:p>
      <text:p text:style-name="P7"><text:s text:c="10"/>- <text:s/>Druckerausgaben sind am besten durch das Kommando</text:p>
      <text:p text:style-name="P7">s73889@isys6:~/uprakt/text&gt; </text:p>
      <text:p text:style-name="P7"/>
      <text:p text:style-name="P7"/>
      <text:p text:style-name="P16">es bigennt mit irgendeinem Großbuchstaben</text:p>
      <text:p text:style-name="P15"/>
      <text:p text:style-name="P7">s73889@isys6:~/uprakt/text&gt; egrep "^ *[A-Z]" hinweise</text:p>
      <text:p text:style-name="P7"><text:s text:c="13"/>Hinweise zur Arbeit an UNIX-Terminals</text:p>
      <text:p text:style-name="P7"><text:s text:c="13"/>Taste <text:s/>&lt;-- <text:s/>(�ber der Enter-Taste) oder der Tastenkombination</text:p>
      <text:p text:style-name="P7"><text:s text:c="13"/>CTRL-H <text:s/>bzw. CTRL-U m�glich.</text:p>
      <text:p text:style-name="P7"><text:s text:c="13"/>Tastenkombination CTRL-C.</text:p>
      <text:p text:style-name="P7"><text:s text:c="13"/>Erweiterung von Dateinamen durch die Tab-Taste. Ein unvoll- </text:p>
      <text:p text:style-name="P7"><text:s text:c="13"/>Shell (bash) mittels der Pfeiltasten PFEIL-NACH-OBEN und</text:p>
      <text:p text:style-name="P7"><text:s text:c="13"/>PFEIL-NACH-UNTEN r�ckw�rts und vorw�rts bl�tternd zugegriffen</text:p>
      <text:p text:style-name="P7"><text:s text:c="2"/>Prof. Dr.-Ing. habil. Hartmut Fritzsche</text:p>
      <text:p text:style-name="P7"><text:s text:c="4"/>Gesch�ft: +49 (351) 462-2606</text:p>
      <text:p text:style-name="P7"><text:s text:c="2"/>Version 2.1</text:p>
      <text:p text:style-name="P7">s73889@isys6:~/uprakt/text&gt; </text:p>
      <text:p text:style-name="P7"/>
      <text:p text:style-name="P8">s73889@isys6:~/uprakt/text&gt; egrep "^ *[A-B][a-z]" hinweise</text:p>
      <text:p text:style-name="P8">s73889@isys6:~/uprakt/text&gt; </text:p>
      <text:p text:style-name="P8"/>
      <text:p text:style-name="P8"/>
      <text:p text:style-name="P9">1 e)</text:p>
      <text:p text:style-name="P9"/>
      <text:p text:style-name="P9">s73889@isys6:~/uprakt/text&gt; cd /glb/studi</text:p>
      <text:p text:style-name="P9">s73889@isys6:/glb/studi&gt; cat unix.c</text:p>
      <text:p text:style-name="P9">#include &lt;stdio.h&gt;</text:p>
      <text:p text:style-name="P9">void kunst();</text:p>
      <text:p text:style-name="P9">main()</text:p>
      <text:p text:style-name="P9"><text:s text:c="3"/>{</text:p>
      <text:p text:style-name="P9"><text:s text:c="6"/>printf( "\nUNIX");</text:p>
      <text:p text:style-name="P9"><text:s text:c="6"/>kunst();</text:p>
      <text:p text:style-name="P9"><text:s text:c="3"/>}</text:p>
      <text:p text:style-name="P9">s73889@isys6:/glb/studi&gt; </text:p>
      <text:p text:style-name="P9"/>
      <text:p text:style-name="P9">s73889@isys6:/glb/studi&gt; egrep '"' unix.c</text:p>
      <text:p text:style-name="P9"><text:s text:c="6"/>printf( "\nUNIX");</text:p>
      <text:p text:style-name="P9">s73889@isys6:/glb/studi&gt; </text:p>
      <text:p text:style-name="P9"/>
      <text:p text:style-name="P9">s73889@isys6:/glb/studi&gt; egrep '".*"' unix.c</text:p>
      <text:p text:style-name="P9"><text:s text:c="6"/>printf( "\nUNIX");</text:p>
      <text:p text:style-name="P9">s73889@isys6:/glb/studi&gt;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<text:soft-page-break/></text:p>
      <text:p text:style-name="P19">30.10..2015.</text:p>
      <text:p text:style-name="P18"/>
      <text:p text:style-name="P18">Teil 2</text:p>
      <text:p text:style-name="P20">Aufgabe 4 g</text:p>
      <text:p text:style-name="P17"/>
      <text:p text:style-name="P21">cat datei &gt; lpr <text:s text:c="2"/>(datei – was gedruckt wird / lpr – der Drucker)</text:p>
      <text:p text:style-name="P21"/>
      <text:p text:style-name="P21">Aufgabe 5</text:p>
      <text:p text:style-name="P21"/>
      <text:p text:style-name="P21">s73889@isys3:~&gt; cd uprakt</text:p>
      <text:p text:style-name="P21">s73889@isys3:~/uprakt&gt; ln hinweise hinweise_link</text:p>
      <text:p text:style-name="P21">ln: auf „hinweise“ konnte nicht zugegriffen werden: Datei oder Verzeichnis nicht gefunden</text:p>
      <text:p text:style-name="P21">s73889@isys3:~/uprakt&gt; ln hinweise_home hinweise_home_link</text:p>
      <text:p text:style-name="P21">s73889@isys3:~/uprakt&gt; ls</text:p>
      <text:p text:style-name="P21">betriebssysteme_uprakt.odt <text:s/>ergebnis.txt <text:s/>hinweise_home <text:s/>hinweise_home_link <text:s/>home.txt <text:s/>text</text:p>
      <text:p text:style-name="P21">s73889@isys3:~/uprakt&gt; ls -lisah</text:p>
      <text:p text:style-name="P21">insgesamt 44K</text:p>
      <text:p text:style-name="P21">303773 4,0K drwxr-xr-x <text:s/>3 s73889 iw15 4,0K 30. Okt 11:27 .</text:p>
      <text:p text:style-name="P21">160609 4,0K drwx--x--- 24 s73889 iw15 4,0K 30. Okt 11:02 ..</text:p>
      <text:p text:style-name="P21">303785 <text:s/>16K -rw-r--r-- <text:s/>1 s73889 iw15 <text:s/>14K 21. Okt 08:51 betriebssysteme_uprakt.odt</text:p>
      <text:p text:style-name="P21">580525 4,0K -rw-r--r-- <text:s/>1 s73889 iw15 <text:s/>100 28. Okt 07:55 ergebnis.txt</text:p>
      <text:p text:style-name="P21">580526 4,0K -rw-r--r-- <text:s/>2 s73889 iw15 1,7K 28. Okt 08:03 hinweise_home</text:p>
      <text:p text:style-name="P21">580526 4,0K -rw-r--r-- <text:s/>2 s73889 iw15 1,7K 28. Okt 08:03 hinweise_home_link</text:p>
      <text:p text:style-name="P21">580524 4,0K -rw-r--r-- <text:s/>1 s73889 iw15 <text:s text:c="2"/>88 28. Okt 08:02 home.txt</text:p>
      <text:p text:style-name="P21">362317 4,0K drwxr-xr-x <text:s/>2 s73889 iw15 4,0K 28. Okt 08:27 text</text:p>
      <text:p text:style-name="P21">s73889@isys3:~/uprakt&gt; ln hinweise_home hinweise_home_link2</text:p>
      <text:p text:style-name="P21">s73889@isys3:~/uprakt&gt; ls -lisah</text:p>
      <text:p text:style-name="P21">insgesamt 48K</text:p>
      <text:p text:style-name="P21">303773 4,0K drwxr-xr-x <text:s/>3 s73889 iw1s73889@isys3:~&gt; cd uprakt</text:p>
      <text:p text:style-name="P21">s73889@isys3:~/uprakt&gt; ln hinweise hinweise_link</text:p>
      <text:p text:style-name="P21">ln: auf „hinweise“ konnte nicht zugegriffen werden: Datei oder Verzeichnis nicht gefunden</text:p>
      <text:p text:style-name="P21">s73889@isys3:~/uprakt&gt; ln hinweise_home hinweise_home_link</text:p>
      <text:p text:style-name="P21">s73889@isys3:~/uprakt&gt; ls</text:p>
      <text:p text:style-name="P21">betriebssysteme_uprakt.odt <text:s/>ergebnis.txt <text:s/>hinweise_home <text:s/>hinweise_home_link <text:s/>home.txt <text:s/>text</text:p>
      <text:p text:style-name="P21">s73889@isys3:~/uprakt&gt; ls -lisah</text:p>
      <text:p text:style-name="P21">insgesamt 44K</text:p>
      <text:p text:style-name="P21">303773 4,0K drwxr-xr-x <text:s/>3 s73889 iw15 4,0K 30. Okt 11:27 .</text:p>
      <text:p text:style-name="P21">160609 4,0K drwx--x--- 24 s73889 iw15 4,0K 30. Okt 11:02 ..</text:p>
      <text:p text:style-name="P21">303785 <text:s/>16K -rw-r--r-- <text:s/>1 s73889 iw15 <text:s/>14K 21. Okt 08:51 betriebssysteme_uprakt.odt</text:p>
      <text:p text:style-name="P21">580525 4,0K -rw-r--r-- <text:s/>1 s73889 iw15 <text:s/>100 28. Okt 07:55 ergebnis.txt</text:p>
      <text:p text:style-name="P21">580526 4,0K -rw-r--r-- <text:s/>2 s73889 iw15 1,7K 28. Okt 08:03 hinweise_home</text:p>
      <text:p text:style-name="P21">580526 4,0K -rw-r--r-- <text:s/>2 s73889 iw15 1,7K 28. Okt 08:03 hinweise_home_link</text:p>
      <text:p text:style-name="P21">580524 4,0K -rw-r--r-- <text:s/>1 s73889 iw15 <text:s text:c="2"/>88 28. Okt 08:02 home.txt</text:p>
      <text:p text:style-name="P21">362317 4,0K drwxr-xr-x <text:s/>2 s73889 iw15 4,0K 28. Okt 08:27 text</text:p>
      <text:p text:style-name="P21">s73889@isys3:~/uprakt&gt; ln hinweise_home hinweise_home_link2</text:p>
      <text:p text:style-name="P21">s73889@isys3:~/uprakt&gt; ls -lisah</text:p>
      <text:p text:style-name="P21">insgesamt 48K</text:p>
      <text:p text:style-name="P21">303773 4,0K drwxr-xr-x <text:s/>3 s73889 iw15 4,0K 30. Okt 11:30 .</text:p>
      <text:p text:style-name="P21">160609 4,0K drwx--x--- 24 s73889 iw15 4,0K 30. Okt 11:02 ..</text:p>
      <text:p text:style-name="P21">303785 <text:s/>16K -rw-r--r-- <text:s/>1 s73889 iw15 <text:s/>14K 21. Okt 08:51 betriebssysteme_uprakt.odt</text:p>
      <text:p text:style-name="P21">580525 4,0K -rw-r--r-- <text:s/>1 s73889 iw15 <text:s/>100 28. Okt 07:55 ergebnis.txt</text:p>
      <text:p text:style-name="P21"><text:soft-page-break/>580526 4,0K -rw-r--r-- <text:s/>3 s73889 iw15 1,7K 28. Okt 08:03 hinweise_home</text:p>
      <text:p text:style-name="P21">580526 4,0K -rw-r--r-- <text:s/>3 s73889 iw15 1,7K 28. Okt 08:03 hinweise_home_link</text:p>
      <text:p text:style-name="P21">580526 4,0K -rw-r--r-- <text:s/>3 s73889 iw15 1,7K 28. Okt 08:03 hinweise_home_link2</text:p>
      <text:p text:style-name="P21">580524 4,0K -rw-r--r-- <text:s/>1 s73889 iw15 <text:s text:c="2"/>88 28. Okt 08:02 home.txt</text:p>
      <text:p text:style-name="P21">362317 4,0K drwxr-xr-x <text:s/>2 s73889 iw15 4,0K 28. Okt 08:27 text</text:p>
      <text:p text:style-name="P21">s73889@isys3:~/uprakt&gt; rm hinweise_home_link2</text:p>
      <text:p text:style-name="P21">s73889@isys3:~/uprakt&gt; ls -lisah</text:p>
      <text:p text:style-name="P21">insgesamt 44K</text:p>
      <text:p text:style-name="P21">303773 4,0K drwxr-xr-x <text:s/>3 s73889 iw15 4,0K 30. Okt 11:31 .</text:p>
      <text:p text:style-name="P21">160609 4,0K drwx--x--- 24 s73889 iw15 4,0K 30. Okt 11:02 ..</text:p>
      <text:p text:style-name="P21">303785 <text:s/>16K -rw-r--r-- <text:s/>1 s73889 iw15 <text:s/>14K 21. Okt 08:51 betriebssysteme_uprakt.odt</text:p>
      <text:p text:style-name="P21">580525 4,0K -rw-r--r-- <text:s/>1 s73889 iw15 <text:s/>100 28. Okt 07:55 ergebnis.txt</text:p>
      <text:p text:style-name="P21">580526 4,0K -rw-r--r-- <text:s/>2 s73889 iw15 1,7K 28. Okt 08:03 hinweise_home</text:p>
      <text:p text:style-name="P21">580526 4,0K -rw-r--r-- <text:s/>2 s73889 iw15 1,7K 28. Okt 08:03 hinweise_home_link</text:p>
      <text:p text:style-name="P21">580524 4,0K -rw-r--r-- <text:s/>1 s73889 iw15 <text:s text:c="2"/>88 28. Okt 08:02 home.txt</text:p>
      <text:p text:style-name="P21">362317 4,0K drwxr-xr-x <text:s/>2 s73889 iw15 4,0K 28. Okt 08:27 text</text:p>
      <text:p text:style-name="P21">s73889@isys3:~/uprakt&gt; rm hinweise_home_link</text:p>
      <text:p text:style-name="P21">s73889@isys3:~/uprakt&gt; 5 4,0K 30. Okt 11:30 .</text:p>
      <text:p text:style-name="P21">160609 4,0K drwx--x--- 24 s73889 iw15 4,0K 30. Okt 11:02 ..</text:p>
      <text:p text:style-name="P21">303785 <text:s/>16K -rw-r--r-- <text:s/>1 s73889 iw15 <text:s/>14K 21. Okt 08:51 betriebssysteme_uprakt.odt</text:p>
      <text:p text:style-name="P21">580525 4,0K -rw-r--r-- <text:s/>1 s73889 iw15 <text:s/>100 28. Okt 07:55 ergebnis.txt</text:p>
      <text:p text:style-name="P21">580526 4,0K -rw-r--r-- <text:s/>3 s73889 iw15 1,7K 28. Okt 08:03 hinweise_home</text:p>
      <text:p text:style-name="P21">580526 4,0K -rw-r--r-- <text:s/>3 s73889 iw15 1,7K 28. Okt 08:03 hinweise_home_link</text:p>
      <text:p text:style-name="P21">580526 4,0K -rw-r--r-- <text:s/>3 s73889 iw15 1,7K 28. Okt 08:03 hinweise_home_link2</text:p>
      <text:p text:style-name="P21">580524 4,0K -rw-r--r-- <text:s/>1 s73889 iw15 <text:s text:c="2"/>88 28. Okt 08:02 home.txt</text:p>
      <text:p text:style-name="P21">362317 4,0K drwxr-xr-x <text:s/>2 s73889 iw15 4,0K 28. Okt 08:27 text</text:p>
      <text:p text:style-name="P21">s73889@isys3:~/uprakt&gt; rm hinweise_home_link2</text:p>
      <text:p text:style-name="P21">s73889@isys3:~/uprakt&gt; ls -lisah</text:p>
      <text:p text:style-name="P21">insgesamt 44K</text:p>
      <text:p text:style-name="P21">303773 4,0K drwxr-xr-x <text:s/>3 s73889 iw15 4,0K 30. Okt 11:31 .</text:p>
      <text:p text:style-name="P21">160609 4,0K drwx--x--- 24 s73889 iw15 4,0K 30. Okt 11:02 ..</text:p>
      <text:p text:style-name="P21">303785 <text:s/>16K -rw-r--r-- <text:s/>1 s73889 iw15 <text:s/>14K 21. Okt 08:51 betriebssysteme_uprakt.odt</text:p>
      <text:p text:style-name="P21">580525 4,0K -rw-r--r-- <text:s/>1 s73889 iw15 <text:s/>100 28. Okt 07:55 ergebnis.txt</text:p>
      <text:p text:style-name="P21">580526 4,0K -rw-r--r-- <text:s/>2 s73889 iw15 1,7K 28. Okt 08:03 hinweise_home</text:p>
      <text:p text:style-name="P21">580526 4,0K -rw-r--r-- <text:s/>2 s73889 iw15 1,7K 28. Okt 08:03 hinweise_home_link</text:p>
      <text:p text:style-name="P21">580524 4,0K -rw-r--r-- <text:s/>1 s73889 iw15 <text:s text:c="2"/>88 28. Okt 08:02 home.txt</text:p>
      <text:p text:style-name="P21">362317 4,0K drwxr-xr-x <text:s/>2 s73889 iw15 4,0K 28. Okt 08:27 text</text:p>
      <text:p text:style-name="P21">s73889@isys3:~/uprakt&gt; rm hinweise_home_link</text:p>
      <text:p text:style-name="P21">s73889@isys3:~/uprakt&gt; </text:p>
      <text:p text:style-name="P21"/>
      <text:p text:style-name="P14">Teil 3 Aufgabe1</text:p>
      <text:p text:style-name="P22"/>
      <text:p text:style-name="P27">a</text:p>
      <text:p text:style-name="P22">s73889@isys3:~/uprakt&gt; wc -l hinweise_home</text:p>
      <text:p text:style-name="P22">57 hinweise_home</text:p>
      <text:p text:style-name="P22"/>
      <text:p text:style-name="P27">b</text:p>
      <text:p text:style-name="P22">s73889@isys3:~/uprakt&gt; wc text</text:p>
      <text:p text:style-name="P22">wc: text: Ist ein Verzeichnis</text:p>
      <text:p text:style-name="P22"><text:s text:c="6"/>0 <text:s text:c="6"/>0 <text:s text:c="6"/>0 text</text:p>
      <text:p text:style-name="P22"/>
      <text:p text:style-name="P22"/>
      <text:p text:style-name="P22"><text:soft-page-break/></text:p>
      <text:p text:style-name="P22"/>
      <text:p text:style-name="P29">c</text:p>
      <text:p text:style-name="P22">s73889@isys3:~&gt; egrep "*[A-Z]" bedien</text:p>
      <text:p text:style-name="P22"><text:s text:c="13"/>Hinweise zur Arbeit an UNIX-Terminals</text:p>
      <text:p text:style-name="P22"><text:s text:c="10"/>- <text:s/>Korrekturen bei Kommando-Eingaben sind mittels der</text:p>
      <text:p text:style-name="P22"><text:s text:c="13"/>Taste <text:s/>&lt;-- <text:s/>(�ber der Enter-Taste) oder der Tastenkombination</text:p>
      <text:p text:style-name="P22"><text:s text:c="13"/>CTRL-H <text:s/>bzw. CTRL-U m�glich.</text:p>
      <text:p text:style-name="P22"><text:s text:c="10"/>- <text:s/>Den Abbruch eines Kommandos erreicht man durch die</text:p>
      <text:p text:style-name="P22"><text:s text:c="13"/>Tastenkombination CTRL-C.</text:p>
      <text:p text:style-name="P22"><text:s text:c="10"/>- <text:s/>Die Eingabe von Kommandos kann sich �ber mehrere Zeilen</text:p>
      <text:p text:style-name="P22"><text:s text:c="13"/>erstrecken. Dazu mu� eine Zeile mit Backslash ( \ ), gefolgt</text:p>
      <text:p text:style-name="P22"><text:s text:c="13"/>von der Enter-Taste abgeschlossen werden.</text:p>
      <text:p text:style-name="P22"><text:s text:c="10"/>- <text:s/>Die Bourne-Again-Shell (bash) unterst�tzt die automatische</text:p>
      <text:p text:style-name="P22"><text:s text:c="13"/>Erweiterung von Dateinamen durch die Tab-Taste. Ein unvoll- </text:p>
      <text:p text:style-name="P22"><text:s text:c="13"/>st�ndig getippter und bereits eindeutig zuordenbarer Dateiname</text:p>
      <text:p text:style-name="P22"><text:s text:c="13"/>wird bei Dr�cken der Tab-Taste automatisch vollst�ndig erg�nzt,</text:p>
      <text:p text:style-name="P22"><text:s text:c="13"/>und sonst so weit, bis sich wieder mehrere M�glichkeiten</text:p>
      <text:p text:style-name="P22"><text:s text:c="10"/>- <text:s/>Auf bereits eingegebene Kommandos kann unter der Bourne-Again-</text:p>
      <text:p text:style-name="P22"><text:s text:c="13"/>Shell (bash) mittels der Pfeiltasten PFEIL-NACH-OBEN und</text:p>
      <text:p text:style-name="P22"><text:s text:c="13"/>PFEIL-NACH-UNTEN r�ckw�rts und vorw�rts bl�tternd zugegriffen</text:p>
      <text:p text:style-name="P22"><text:s text:c="10"/>- <text:s/>Druckerausgaben sind am besten durch das Kommando</text:p>
      <text:p text:style-name="P22"><text:s text:c="17"/>lpr -h -Pdruckername dateiname</text:p>
      <text:p text:style-name="P22"><text:s text:c="13"/>zu erreichen (den jeweiligen Druckernamen entnehmen Sie bitte</text:p>
      <text:p text:style-name="P22"><text:s text:c="13"/>der Beschriftung am Drucker).</text:p>
      <text:p text:style-name="P22"><text:s text:c="2"/>Prof. Dr.-Ing. habil. Hartmut Fritzsche</text:p>
      <text:p text:style-name="P22"><text:s text:c="4"/>Gesch�ft: +49 (351) 462-2606</text:p>
      <text:p text:style-name="P22"><text:s text:c="2"/>Version 2.1</text:p>
      <text:p text:style-name="P22">s73889@isys3:~&gt; </text:p>
      <text:p text:style-name="P22"/>
      <text:p text:style-name="P23">s73889@isys3:~&gt; egrep " [A-Z]" bedien</text:p>
      <text:p text:style-name="P23"><text:s text:c="13"/>Hinweise zur Arbeit an UNIX-Terminals</text:p>
      <text:p text:style-name="P23"><text:s text:c="10"/>- <text:s/>Korrekturen bei Kommando-Eingaben sind mittels der</text:p>
      <text:p text:style-name="P23"><text:s text:c="13"/>Taste <text:s/>&lt;-- <text:s/>(�ber der Enter-Taste) oder der Tastenkombination</text:p>
      <text:p text:style-name="P23"><text:s text:c="13"/>CTRL-H <text:s/>bzw. CTRL-U m�glich.</text:p>
      <text:p text:style-name="P23"><text:s text:c="10"/>- <text:s/>Den Abbruch eines Kommandos erreicht man durch die</text:p>
      <text:p text:style-name="P23"><text:s text:c="13"/>Tastenkombination CTRL-C.</text:p>
      <text:p text:style-name="P23"><text:s text:c="10"/>- <text:s/>Die Eingabe von Kommandos kann sich �ber mehrere Zeilen</text:p>
      <text:p text:style-name="P23"><text:s text:c="13"/>erstrecken. Dazu mu� eine Zeile mit Backslash ( \ ), gefolgt</text:p>
      <text:p text:style-name="P23"><text:s text:c="13"/>von der Enter-Taste abgeschlossen werden.</text:p>
      <text:p text:style-name="P23"><text:s text:c="10"/>- <text:s/>Die Bourne-Again-Shell (bash) unterst�tzt die automatische</text:p>
      <text:p text:style-name="P23"><text:s text:c="13"/>Erweiterung von Dateinamen durch die Tab-Taste. Ein unvoll- </text:p>
      <text:p text:style-name="P23"><text:s text:c="13"/>st�ndig getippter und bereits eindeutig zuordenbarer Dateiname</text:p>
      <text:p text:style-name="P23"><text:s text:c="13"/>wird bei Dr�cken der Tab-Taste automatisch vollst�ndig erg�nzt,</text:p>
      <text:p text:style-name="P23"><text:s text:c="13"/>und sonst so weit, bis sich wieder mehrere M�glichkeiten</text:p>
      <text:p text:style-name="P23"><text:s text:c="10"/>- <text:s/>Auf bereits eingegebene Kommandos kann unter der Bourne-Again-</text:p>
      <text:p text:style-name="P23"><text:s text:c="13"/>Shell (bash) mittels der Pfeiltasten PFEIL-NACH-OBEN und</text:p>
      <text:p text:style-name="P23"><text:s text:c="13"/>PFEIL-NACH-UNTEN r�ckw�rts und vorw�rts bl�tternd zugegriffen</text:p>
      <text:p text:style-name="P23"><text:s text:c="10"/>- <text:s/>Druckerausgaben sind am besten durch das Kommando</text:p>
      <text:p text:style-name="P23"><text:s text:c="13"/>zu erreichen (den jeweiligen Druckernamen entnehmen Sie bitte</text:p>
      <text:p text:style-name="P23"><text:s text:c="13"/>der Beschriftung am Drucker).</text:p>
      <text:p text:style-name="P23"><text:s text:c="2"/>Prof. Dr.-Ing. habil. Hartmut Fritzsche</text:p>
      <text:p text:style-name="P23"><text:soft-page-break/><text:s text:c="4"/>Gesch�ft: +49 (351) 462-2606</text:p>
      <text:p text:style-name="P23"><text:s text:c="2"/>Version 2.1</text:p>
      <text:p text:style-name="P23">s73889@isys3:~&gt; </text:p>
      <text:p text:style-name="P22"/>
      <text:p text:style-name="P22"/>
      <text:p text:style-name="P22"/>
      <text:p text:style-name="P22">d</text:p>
      <text:p text:style-name="P22">s73889@isys3:~&gt; egrep "^ *-" bedien</text:p>
      <text:p text:style-name="P22"><text:s text:c="13"/>-------------------------------------</text:p>
      <text:p text:style-name="P22"><text:s text:c="10"/>- <text:s/>Korrekturen bei Kommando-Eingaben sind mittels der</text:p>
      <text:p text:style-name="P22"><text:s text:c="10"/>- <text:s/>Den Abbruch eines Kommandos erreicht man durch die</text:p>
      <text:p text:style-name="P22"><text:s text:c="10"/>- <text:s/>Die Eingabe von Kommandos kann sich �ber mehrere Zeilen</text:p>
      <text:p text:style-name="P22"><text:s text:c="10"/>- <text:s/>Die Bourne-Again-Shell (bash) unterst�tzt die automatische</text:p>
      <text:p text:style-name="P22"><text:s text:c="10"/>- <text:s/>Auf bereits eingegebene Kommandos kann unter der Bourne-Again-</text:p>
      <text:p text:style-name="P22"><text:s text:c="10"/>- <text:s/>Druckerausgaben sind am besten durch das Kommando</text:p>
      <text:p text:style-name="P22">s73889@isys3:~&gt; </text:p>
      <text:p text:style-name="P22"/>
      <text:p text:style-name="P24">s73889@isys3:~&gt; egrep "^ *-" bedien </text:p>
      <text:p text:style-name="P24"><text:s text:c="13"/>-------------------------------------</text:p>
      <text:p text:style-name="P24"><text:s text:c="10"/>- <text:s/>Korrekturen bei Kommando-Eingaben sind mittels der</text:p>
      <text:p text:style-name="P24"><text:s text:c="10"/>- <text:s/>Den Abbruch eines Kommandos erreicht man durch die</text:p>
      <text:p text:style-name="P24"><text:s text:c="10"/>- <text:s/>Die Eingabe von Kommandos kann sich �ber mehrere Zeilen</text:p>
      <text:p text:style-name="P24"><text:s text:c="10"/>- <text:s/>Die Bourne-Again-Shell (bash) unterst�tzt die automatische</text:p>
      <text:p text:style-name="P24"><text:s text:c="10"/>- <text:s/>Auf bereits eingegebene Kommandos kann unter der Bourne-Again-</text:p>
      <text:p text:style-name="P24"><text:s text:c="10"/>- <text:s/>Druckerausgaben sind am besten durch das Kommando</text:p>
      <text:p text:style-name="P24">s73889@isys3:~&gt; </text:p>
      <text:p text:style-name="P24"/>
      <text:p text:style-name="P24">s73889@isys3:~&gt; egrep "^ +-" bedien </text:p>
      <text:p text:style-name="P24"><text:s text:c="13"/>-------------------------------------</text:p>
      <text:p text:style-name="P24"><text:s text:c="10"/>- <text:s/>Korrekturen bei Kommando-Eingaben sind mittels der</text:p>
      <text:p text:style-name="P24"><text:s text:c="10"/>- <text:s/>Den Abbruch eines Kommandos erreicht man durch die</text:p>
      <text:p text:style-name="P24"><text:s text:c="10"/>- <text:s/>Die Eingabe von Kommandos kann sich �ber mehrere Zeilen</text:p>
      <text:p text:style-name="P24"><text:s text:c="10"/>- <text:s/>Die Bourne-Again-Shell (bash) unterst�tzt die automatische</text:p>
      <text:p text:style-name="P24"><text:s text:c="10"/>- <text:s/>Auf bereits eingegebene Kommandos kann unter der Bourne-Again-</text:p>
      <text:p text:style-name="P24"><text:s text:c="10"/>- <text:s/>Druckerausgaben sind am besten durch das Kommando</text:p>
      <text:p text:style-name="P24">s73889@isys3:~&gt; egrep "^ +-" bedien | wc -l</text:p>
      <text:p text:style-name="P24">7</text:p>
      <text:p text:style-name="P24">s73889@isys3:~&gt; </text:p>
      <text:p text:style-name="P22"/>
      <text:p text:style-name="P35">s73889@isys3:~&gt; egrep " [A-Z]" bedien | wc -l</text:p>
      <text:p text:style-name="P35">23</text:p>
      <text:p text:style-name="P35">s73889@isys3:~&gt; </text:p>
      <text:p text:style-name="P33"/>
      <text:p text:style-name="P22"/>
      <text:p text:style-name="P22"/>
      <text:p text:style-name="P22">e</text:p>
      <text:p text:style-name="P22">s73889@isys3:~&gt; ls</text:p>
      <text:p text:style-name="P22">bedien <text:s/>cd <text:s text:c="8"/>Downloads <text:s/>Notizen_Praktikum.odt <text:s/>Schreibtisch <text:s/>Videos</text:p>
      <text:p text:style-name="P22">Bilder <text:s/>Dokumente <text:s/>Musik <text:s text:c="5"/>Öffentlich <text:s text:c="12"/>uprakt <text:s text:c="7"/>Vorlagen</text:p>
      <text:p text:style-name="P22">s73889@isys3:~&gt; ls /glb/studi</text:p>
      <text:p text:style-name="P22">artikel <text:s text:c="7"/>bla1 <text:s text:c="5"/>hunix.f <text:s/>kunden <text:s text:c="6"/>mail_ai98 <text:s/>parmueb <text:s text:c="3"/>saetze <text:s/>unix.f <text:s/>uv</text:p>
      <text:p text:style-name="P22">auftraege <text:s text:c="5"/>hkunst.c <text:s/>i <text:s text:c="7"/>kunden.orig <text:s/>mail_bs <text:s text:c="3"/>prakt <text:s text:c="5"/>short <text:s text:c="2"/>up1.c <text:s text:c="2"/>w</text:p>
      <text:p text:style-name="P22"><text:soft-page-break/>auftraege.old <text:s/>hkunst.f <text:s/>k <text:s text:c="7"/>kunst.c <text:s text:c="5"/>mail_k98 <text:s text:c="2"/>prakt_bs2 <text:s/>stadt <text:s text:c="2"/>up1.f <text:s text:c="2"/>xinitrc</text:p>
      <text:p text:style-name="P22">ausg <text:s text:c="10"/>hp.f <text:s text:c="5"/>korr-c <text:s text:c="2"/>kunst.f <text:s text:c="5"/>mail_k99 <text:s text:c="2"/>prg.b5 <text:s text:c="4"/>te1 <text:s text:c="4"/>up2.f</text:p>
      <text:p text:style-name="P22">bedien <text:s text:c="8"/>hunix.c <text:s text:c="2"/>korr-f <text:s text:c="2"/>lprog <text:s text:c="7"/>mail_pgp <text:s text:c="2"/>prog.b5 <text:s text:c="3"/>unix.c <text:s/>uprakt</text:p>
      <text:p text:style-name="P22">s73889@isys3:~&gt; cd /glb/studi</text:p>
      <text:p text:style-name="P34">s73889@isys3:/glb/studi&gt; egrep '"' unix.c</text:p>
      <text:p text:style-name="P22"><text:s text:c="6"/>printf( "\nUNIX");</text:p>
      <text:p text:style-name="P22">s73889@isys3:/glb/studi&gt; </text:p>
      <text:p text:style-name="P22"/>
      <text:p text:style-name="P22"><text:tab/><text:span text:style-name="T2">PIPES Aufgabe 4</text:span></text:p>
      <text:p text:style-name="P22"/>
      <text:p text:style-name="P23">s73889@isys3:/glb/studi&gt; ls | wc -w</text:p>
      <text:p text:style-name="P23">43</text:p>
      <text:p text:style-name="P23">s73889@isys3:/glb/studi&gt; </text:p>
      <text:p text:style-name="P23"/>
      <text:p text:style-name="P28">teil 3 AUFGABE 2</text:p>
      <text:p text:style-name="P24"/>
      <text:p text:style-name="P24">s73889@isys3:~&gt; cd /glb/studi</text:p>
      <text:p text:style-name="P24">s73889@isys3:/glb/studi&gt; ls</text:p>
      <text:p text:style-name="P24">artikel <text:s text:c="7"/>bla1 <text:s text:c="5"/>hunix.f <text:s/>kunden <text:s text:c="6"/>mail_ai98 <text:s/>parmueb <text:s text:c="3"/>saetze <text:s/>unix.f <text:s/>uv</text:p>
      <text:p text:style-name="P24">auftraege <text:s text:c="5"/>hkunst.c <text:s/>i <text:s text:c="7"/>kunden.orig <text:s/>mail_bs <text:s text:c="3"/>prakt <text:s text:c="5"/>short <text:s text:c="2"/>up1.c <text:s text:c="2"/>w</text:p>
      <text:p text:style-name="P24">auftraege.old <text:s/>hkunst.f <text:s/>k <text:s text:c="7"/>kunst.c <text:s text:c="5"/>mail_k98 <text:s text:c="2"/>prakt_bs2 <text:s/>stadt <text:s text:c="2"/>up1.f <text:s text:c="2"/>xinitrc</text:p>
      <text:p text:style-name="P24">ausg <text:s text:c="10"/>hp.f <text:s text:c="5"/>korr-c <text:s text:c="2"/>kunst.f <text:s text:c="5"/>mail_k99 <text:s text:c="2"/>prg.b5 <text:s text:c="4"/>te1 <text:s text:c="4"/>up2.f</text:p>
      <text:p text:style-name="P24">bedien <text:s text:c="8"/>hunix.c <text:s text:c="2"/>korr-f <text:s text:c="2"/>lprog <text:s text:c="7"/>mail_pgp <text:s text:c="2"/>prog.b5 <text:s text:c="3"/>unix.c <text:s/>uprakt</text:p>
      <text:p text:style-name="P24">s73889@isys3:/glb/studi&gt; egrep '"' unix.c | wc </text:p>
      <text:p text:style-name="P24"><text:s text:c="6"/>1 <text:s text:c="6"/>2 <text:s text:c="5"/>25</text:p>
      <text:p text:style-name="P24">s73889@isys3:/glb/studi&gt; cd short</text:p>
      <text:p text:style-name="P24">s73889@isys3:/glb/studi/short&gt; ls</text:p>
      <text:p text:style-name="P24">abk <text:s/>sponti</text:p>
      <text:p text:style-name="P24">s73889@isys3:/glb/studi/short&gt; less abk</text:p>
      <text:p text:style-name="P24">s73889@isys3:/glb/studi/short&gt; </text:p>
      <text:p text:style-name="P24"/>
      <text:p text:style-name="P24">ODER</text:p>
      <text:p text:style-name="P24"/>
      <text:p text:style-name="P24">s73889@isys3:/glb/studi/short&gt; <text:span text:style-name="T3">cat abk | more</text:span></text:p>
      <text:p text:style-name="P24">HTW Dresden, FB Informatik/Mathematik</text:p>
      <text:p text:style-name="P24">Prof. Dr.-Ing. K.-D. Rieck</text:p>
      <text:p text:style-name="P24"/>
      <text:p text:style-name="P24"><text:s text:c="16"/>Abk�rzungen der Informatik</text:p>
      <text:p text:style-name="P24"><text:s text:c="16"/>==========================</text:p>
      <text:p text:style-name="P24"/>
      <text:p text:style-name="P24"><text:s text:c="3"/>Die folgende Zusammenstellung enth�lt die meisten g�ngigen Ab-</text:p>
      <text:p text:style-name="P24"><text:s text:c="3"/>k�rzungen aus dem Gesamtgebiet der Informatik.</text:p>
      <text:p text:style-name="P24"><text:s text:c="3"/>Besonderes Gewicht wurde auf die Teilgebiete</text:p>
      <text:p text:style-name="P24"><text:s text:c="8"/>Betriebssysteme</text:p>
      <text:p text:style-name="P24"><text:s text:c="8"/>Kommunikation</text:p>
      <text:p text:style-name="P24"><text:s text:c="8"/>Informationssicherheit</text:p>
      <text:p text:style-name="P24"><text:s text:c="3"/>gelegt. Anspr�che auf Vollst�ndigkeit k�nnen jedoch nicht erhoben</text:p>
      <text:p text:style-name="P24"><text:s text:c="3"/>werden.</text:p>
      <text:p text:style-name="P24"><text:s/></text:p>
      <text:p text:style-name="P24"><text:s text:c="3"/></text:p>
      <text:p text:style-name="P24"><text:s text:c="3"/>3DA <text:s/>3D-Architektur (next-generation-Unix von SCO/HP)</text:p>
      <text:p text:style-name="P24"><text:s text:c="3"/>4GL <text:s/>fourth generation language</text:p>
      <text:p text:style-name="P24"><text:soft-page-break/><text:s text:c="3"/>AAL <text:s/>ATM adaptation layer</text:p>
      <text:p text:style-name="P24"><text:s text:c="3"/>ABI <text:s/>application binary interface (f�r Prozessoren)</text:p>
      <text:p text:style-name="P24"><text:s text:c="3"/>ABM <text:s/>advanced battery management</text:p>
      <text:p text:style-name="P24"><text:s text:c="3"/>AC <text:s text:c="2"/>authentication centre</text:p>
      <text:p text:style-name="P24"><text:s text:c="3"/>ACA <text:s/>application control architecture (DEC, s. NAS)</text:p>
      <text:p text:style-name="P24"><text:s text:c="3"/>ACAS application control architecture service (DEC, CORBA)</text:p>
      <text:p text:style-name="P24"><text:s text:c="3"/>ACC <text:s/>area communication controller</text:p>
      <text:p text:style-name="P24"><text:s text:c="3"/>ACCU association of C and C++ users</text:p>
      <text:p text:style-name="P24"><text:s text:c="3"/>ACD <text:s/>automatic call distribution (PBX-Dienst)</text:p>
      <text:p text:style-name="P24"><text:s text:c="3"/>ACE <text:s/>advanced computing environment</text:p>
      <text:p text:style-name="P24"><text:s text:c="3"/>ACE <text:s/>access control entry (ACL-Eintr�ge)</text:p>
      <text:p text:style-name="P24"><text:s text:c="3"/>ACFT (Sicherheitsmechanismus, z. B. im MVS)</text:p>
      <text:p text:style-name="P24"><text:s text:c="3"/>ACID atomicity - consistency - isolation - durability</text:p>
      <text:p text:style-name="P24"><text:s text:c="6"/>ACID) <text:s text:c="4"/>(Eigenschaften von Transaktionen)</text:p>
      <text:p text:style-name="P24"><text:s text:c="3"/>ACL <text:s/>access control lists (z. B. DCE: security authentication)</text:p>
      <text:p text:style-name="P24"><text:s text:c="3"/>ACL <text:s/>attribute configuration language (DCE)</text:p>
      <text:p text:style-name="P24"><text:s text:c="3"/>ACM <text:s/>association for computing machinery / american CM</text:p>
      <text:p text:style-name="P24"><text:s text:c="3"/>ACM <text:s text:c="2"/>advanced computer modelling</text:p>
      <text:p text:style-name="P24"><text:s text:c="3"/>ACP <text:s/>asynchronous procedure call (Windows NT)</text:p>
      <text:p text:style-name="P24"><text:s text:c="3"/>ACSE <text:s text:c="2"/>association control service element</text:p>
      <text:p text:style-name="P24"><text:s text:c="3"/>ACTS advanced communications in technologies and services</text:p>
      <text:p text:style-name="P24"><text:s text:c="6"/>ACTS) <text:s text:c="4"/>(EG, Nachfolger von RACE)</text:p>
      <text:p text:style-name="P24"><text:s text:c="3"/>A/D <text:s text:c="2"/>analog - digital</text:p>
      <text:p text:style-name="P24"><text:s text:c="3"/>ADE <text:s/>application development environment</text:p>
      <text:p text:style-name="P24"><text:s text:c="3"/>ADI <text:s/>Anwenderverband deutscher Informationsverarbeiter</text:p>
      <text:p text:style-name="P24"><text:s text:c="3"/>ADM <text:s text:c="2"/>add drop multiplexer (SDH)</text:p>
      <text:p text:style-name="P24"><text:s text:c="3"/>ADPCM <text:s text:c="2"/>advantage puls code modulation</text:p>
      <text:p text:style-name="P24"><text:s text:c="3"/>ADSL <text:s text:c="3"/>asymmetric digital subscriber line ("getunetes" Kupferkabel)</text:p>
      <text:p text:style-name="P24"><text:s text:c="3"/>ADT <text:s/>application development tools</text:p>
      <text:p text:style-name="P24"><text:s text:c="3"/>AE <text:s text:c="2"/>application entity</text:p>
      <text:p text:style-name="P24"/>
      <text:p text:style-name="P24">s73889@isys3:/glb/studi/short&gt; </text:p>
      <text:p text:style-name="P24"/>
      <text:p text:style-name="P25">AUFGABE 2</text:p>
      <text:p text:style-name="P25"><text:s/></text:p>
      <text:p text:style-name="P25">s73889@isys3:/glb/studi/short&gt; egrep '^ *ATM[)[:space:]]' <text:s/>abk</text:p>
      <text:p text:style-name="P25"><text:s text:c="3"/>ATM <text:s/>asynchronous transfer mode ("automatic teller machine")</text:p>
      <text:p text:style-name="P25"><text:s text:c="6"/>ATM) <text:s text:c="5"/>(CCITT, f�r Breitband-ISDN, zellenorientiert)</text:p>
      <text:p text:style-name="P25">s73889@isys3:/glb/studi/short&gt; </text:p>
      <text:p text:style-name="P25"/>
      <text:p text:style-name="P25">ODER</text:p>
      <text:p text:style-name="P25"/>
      <text:p text:style-name="P25">s73889@isys3:/glb/studi/short&gt; less abk | egrep -w ' SMTP'</text:p>
      <text:p text:style-name="P25"><text:s text:c="3"/>SMTP <text:s text:c="2"/>simple mail transfer protocol (TCP/IP)</text:p>
      <text:p text:style-name="P25">s73889@isys3:/glb/studi/short&gt; </text:p>
      <text:p text:style-name="P25"/>
      <text:p text:style-name="P26">ODER</text:p>
      <text:p text:style-name="P26">s73889@isys3:/glb/studi/short&gt; less abk | egrep -w '^ +DCE'</text:p>
      <text:p text:style-name="P26"><text:s text:c="3"/>DCE <text:s/>data circuit-terminating equipment (D�E)</text:p>
      <text:p text:style-name="P26"><text:s text:c="3"/>DCE <text:s/>distributed computing environment (OSF: verteilte Anwendungen)</text:p>
      <text:p text:style-name="P26">s73889@isys3:/glb/studi/short&gt; </text:p>
      <text:p text:style-name="P26"/>
      <text:p text:style-name="P26"><text:soft-page-break/></text:p>
      <text:p text:style-name="P25"/>
      <text:p text:style-name="P26">s73889@isys3:/glb/studi/short&gt; less abk | egrep -w '^ +ATM'</text:p>
      <text:p text:style-name="P26"><text:s text:c="3"/>ATM <text:s/>asynchronous transfer mode ("automatic teller machine")</text:p>
      <text:p text:style-name="P26"><text:s text:c="6"/>ATM) <text:s text:c="5"/>(CCITT, f�r Breitband-ISDN, zellenorientiert)</text:p>
      <text:p text:style-name="P26">s73889@isys3:/glb/studi/short&gt; </text:p>
      <text:p text:style-name="P26"/>
      <text:p text:style-name="P26"/>
      <text:p text:style-name="P26"/>
      <text:p text:style-name="P26"/>
      <text:p text:style-name="P26"/>
      <text:p text:style-name="P37">04.11.2015</text:p>
      <text:p text:style-name="P37"/>
      <text:p text:style-name="P37"/>
      <text:p text:style-name="P38">TEIL 3 AUFGABE 2</text:p>
      <text:p text:style-name="P38"/>
      <text:p text:style-name="P38"><text:s/></text:p>
      <text:p text:style-name="P43">s73889@isys20:/glb/studi/short&gt; less abk | egrep -w '^ *ATM'</text:p>
      <text:p text:style-name="P43"><text:s text:c="3"/>ATM <text:s/>asynchronous transfer mode ("automatic teller machine")</text:p>
      <text:p text:style-name="P43"><text:s text:c="6"/>ATM) <text:s text:c="5"/>(CCITT, f�r Breitband-ISDN, zellenorientiert)</text:p>
      <text:p text:style-name="P43">s73889@isys20:/glb/studi/short&gt; </text:p>
      <text:p text:style-name="P96"/>
      <text:p text:style-name="P97"/>
      <text:p text:style-name="P97"/>
      <text:p text:style-name="P98">s73889@isys20:~/uprakt&gt; less /glb/studi/short/abk | egrep '^ *TCP'</text:p>
      <text:p text:style-name="P98"><text:s text:c="3"/>TCP <text:s/>transmission control protocol</text:p>
      <text:p text:style-name="P98"><text:s text:c="3"/>TCP/IP <text:s text:c="2"/>transfer control program / internet protocol</text:p>
      <text:p text:style-name="P98">s73889@isys20:~/uprakt&gt; less /glb/studi/short/abk | egrep '^ *TCP '</text:p>
      <text:p text:style-name="P98">s73889@isys20:~/uprakt&gt; less /glb/studi/short/abk | egrep '^ *TCP' | od -cx</text:p>
      <text:p text:style-name="P98">0000000 <text:s text:c="14"/>T <text:s text:c="2"/>C <text:s text:c="2"/>P <text:s/>\t <text:s text:c="2"/>t <text:s text:c="2"/>r <text:s text:c="2"/>a <text:s text:c="2"/>n <text:s text:c="2"/>s <text:s text:c="2"/>m <text:s text:c="2"/>i <text:s text:c="2"/>s <text:s text:c="2"/>s</text:p>
      <text:p text:style-name="P98"><text:s text:c="11"/>2020 <text:s text:c="3"/>5420 <text:s text:c="3"/>5043 <text:s text:c="3"/>7409 <text:s text:c="3"/>6172 <text:s text:c="3"/>736e <text:s text:c="3"/>696d <text:s text:c="3"/>7373</text:p>
      <text:p text:style-name="P98">0000020 <text:s text:c="2"/>i <text:s text:c="2"/>o <text:s text:c="2"/>n <text:s text:c="6"/>c <text:s text:c="2"/>o <text:s text:c="2"/>n <text:s text:c="2"/>t <text:s text:c="2"/>r <text:s text:c="2"/>o <text:s text:c="2"/>l <text:s text:c="6"/>p <text:s text:c="2"/>r <text:s text:c="2"/>o <text:s text:c="2"/>t</text:p>
      <text:p text:style-name="P98"><text:s text:c="11"/>6f69 <text:s text:c="3"/>206e <text:s text:c="3"/>6f63 <text:s text:c="3"/>746e <text:s text:c="3"/>6f72 <text:s text:c="3"/>206c <text:s text:c="3"/>7270 <text:s text:c="3"/>746f</text:p>
      <text:p text:style-name="P98">0000040 <text:s text:c="2"/>o <text:s text:c="2"/>c <text:s text:c="2"/>o <text:s text:c="2"/>l <text:s/>\n <text:s text:c="14"/>T <text:s text:c="2"/>C <text:s text:c="2"/>P <text:s text:c="2"/>/ <text:s text:c="2"/>I <text:s text:c="2"/>P <text:s text:c="7"/></text:p>
      <text:p text:style-name="P98"><text:s text:c="11"/>636f <text:s text:c="3"/>6c6f <text:s text:c="3"/>200a <text:s text:c="3"/>2020 <text:s text:c="3"/>4354 <text:s text:c="3"/>2f50 <text:s text:c="3"/>5049 <text:s text:c="3"/>2020</text:p>
      <text:p text:style-name="P98">0000060 <text:s text:c="6"/>t <text:s text:c="2"/>r <text:s text:c="2"/>a <text:s text:c="2"/>n <text:s text:c="2"/>s <text:s text:c="2"/>f <text:s text:c="2"/>e <text:s text:c="2"/>r <text:s text:c="6"/>c <text:s text:c="2"/>o <text:s text:c="2"/>n <text:s text:c="2"/>t <text:s text:c="2"/>r <text:s text:c="2"/>o</text:p>
      <text:p text:style-name="P98"><text:s text:c="11"/>7420 <text:s text:c="3"/>6172 <text:s text:c="3"/>736e <text:s text:c="3"/>6566 <text:s text:c="3"/>2072 <text:s text:c="3"/>6f63 <text:s text:c="3"/>746e <text:s text:c="3"/>6f72</text:p>
      <text:p text:style-name="P98">0000100 <text:s text:c="2"/>l <text:s text:c="6"/>p <text:s text:c="2"/>r <text:s text:c="2"/>o <text:s text:c="2"/>g <text:s text:c="2"/>r <text:s text:c="2"/>a <text:s text:c="2"/>m <text:s text:c="6"/>/ <text:s text:c="6"/>i <text:s text:c="2"/>n <text:s text:c="2"/>t <text:s text:c="2"/>e</text:p>
      <text:p text:style-name="P98"><text:s text:c="11"/>206c <text:s text:c="3"/>7270 <text:s text:c="3"/>676f <text:s text:c="3"/>6172 <text:s text:c="3"/>206d <text:s text:c="3"/>202f <text:s text:c="3"/>6e69 <text:s text:c="3"/>6574</text:p>
      <text:p text:style-name="P98">0000120 <text:s text:c="2"/>r <text:s text:c="2"/>n <text:s text:c="2"/>e <text:s text:c="2"/>t <text:s text:c="6"/>p <text:s text:c="2"/>r <text:s text:c="2"/>o <text:s text:c="2"/>t <text:s text:c="2"/>o <text:s text:c="2"/>c <text:s text:c="2"/>o <text:s text:c="2"/>l <text:s/>\n</text:p>
      <text:p text:style-name="P98"><text:s text:c="11"/>6e72 <text:s text:c="3"/>7465 <text:s text:c="3"/>7020 <text:s text:c="3"/>6f72 <text:s text:c="3"/>6f74 <text:s text:c="3"/>6f63 <text:s text:c="3"/>0a6c</text:p>
      <text:p text:style-name="P98">0000136</text:p>
      <text:p text:style-name="P98">s73889@isys20:~/uprakt&gt; less /glb/studi/short/abk | egrep '^ *TCP[[:space:]]' </text:p>
      <text:p text:style-name="P98"><text:s text:c="3"/>TCP <text:s/>transmission control protocol</text:p>
      <text:p text:style-name="P98">s73889@isys20:~/uprakt&gt; less /glb/studi/short/abk </text:p>
      <text:p text:style-name="P98">s73889@isys20:~/uprakt&gt; less /glb/studi/short/abk | egrep '^ *TCP([[:space:]]|[)])' </text:p>
      <text:p text:style-name="P98"><text:s text:c="3"/>TCP <text:s/>transmission control protocol</text:p>
      <text:p text:style-name="P98">s73889@isys20:~/uprakt&gt; less /glb/studi/short/abk | egrep '^ *ATM([[:space:]]|[)])' </text:p>
      <text:p text:style-name="P98"><text:s text:c="3"/>ATM <text:s/>asynchronous transfer mode ("automatic teller machine")</text:p>
      <text:p text:style-name="P98"><text:s text:c="6"/>ATM) <text:s text:c="5"/>(CCITT, f�r Breitband-ISDN, zellenorientiert)</text:p>
      <text:p text:style-name="P98">s73889@isys20:~/uprakt&gt; </text:p>
      <text:p text:style-name="P99"><text:soft-page-break/>AUFGABE 4</text:p>
      <text:p text:style-name="P99"/>
      <text:p text:style-name="P99">s73889@isys20:~/uprakt&gt; ls | wc -l</text:p>
      <text:p text:style-name="P99">5</text:p>
      <text:p text:style-name="P99"/>
      <text:p text:style-name="P99"/>
      <text:p text:style-name="P99">s73889@isys20:~/uprakt&gt; egrep "^ *- " hinweise_home </text:p>
      <text:p text:style-name="P99"><text:s text:c="10"/>- <text:s/>Korrekturen bei Kommando-Eingaben sind mittels der</text:p>
      <text:p text:style-name="P99"><text:s text:c="10"/>- <text:s/>Den Abbruch eines Kommandos erreicht man durch die</text:p>
      <text:p text:style-name="P99"><text:s text:c="10"/>- <text:s/>Die Eingabe von Kommandos kann sich �ber mehrere Zeilen</text:p>
      <text:p text:style-name="P99"><text:s text:c="10"/>- <text:s/>Die Bourne-Again-Shell (bash) unterst�tzt die automatische</text:p>
      <text:p text:style-name="P99"><text:s text:c="10"/>- <text:s/>Auf bereits eingegebene Kommandos kann unter der Bourne-Again-</text:p>
      <text:p text:style-name="P99"><text:s text:c="10"/>- <text:s/>Druckerausgaben sind am besten durch das Kommando</text:p>
      <text:p text:style-name="P99">s73889@isys20:~/uprakt&gt; egrep "^ *- " hinweise_home | wc -l</text:p>
      <text:p text:style-name="P99">6</text:p>
      <text:p text:style-name="P99">s73889@isys20:~/uprakt&gt; </text:p>
      <text:p text:style-name="P99"/>
      <text:p text:style-name="P99"/>
      <text:p text:style-name="P36">TEIL 4 AUFGABE 1 </text:p>
      <text:p text:style-name="P99"/>
      <text:p text:style-name="P99">a</text:p>
      <text:p text:style-name="P99"/>
      <text:p text:style-name="P99">s73889@isys20:~/uprakt&gt; </text:p>
      <text:p text:style-name="P99">s73889@isys20:~/uprakt&gt; cat /glb/studi/unix.c &gt;&gt; programm</text:p>
      <text:p text:style-name="P99">s73889@isys20:~/uprakt&gt; cat /glb/studi/kunst.c &gt;&gt; programm</text:p>
      <text:p text:style-name="P99">s73889@isys20:~/uprakt&gt; cat /glb/studi/upl.c &gt;&gt; programm</text:p>
      <text:p text:style-name="P99">cat: /glb/studi/upl.c: Datei oder Verzeichnis nicht gefunden</text:p>
      <text:p text:style-name="P99">s73889@isys20:~/uprakt&gt; cat /glb/studi/up1.c &gt;&gt; programm</text:p>
      <text:p text:style-name="P99">s73889@isys20:~/uprakt&gt; </text:p>
      <text:p text:style-name="P99"/>
      <text:p text:style-name="P100">b</text:p>
      <text:p text:style-name="P100"/>
      <text:p text:style-name="P100"/>
      <text:p text:style-name="P101">s73889@isys20:~/uprakt&gt; cp /glb/studi/unix.c unix.c</text:p>
      <text:p text:style-name="P101">s73889@isys20:~/uprakt&gt; cp /glb/studi/kunst.c kunst.c</text:p>
      <text:p text:style-name="P101">s73889@isys20:~/uprakt&gt; cp /glb/studi/up1.c up1.c</text:p>
      <text:p text:style-name="P101"/>
      <text:p text:style-name="P101">s73889@isys20:~/uprakt&gt; ls</text:p>
      <text:p text:style-name="P101">betriebssysteme_uprakt.odt <text:s/>ergebnis.txt <text:s/>hinweise_home <text:s/>home.txt <text:s/>kunst.c <text:s/>programm <text:s/>text <text:s/>unix.c <text:s/>up1.c</text:p>
      <text:p text:style-name="P101">s73889@isys20:~/uprakt&gt; cc unix.c</text:p>
      <text:p text:style-name="P101">/tmp/ccL2CeMQ.o: In function `main':</text:p>
      <text:p text:style-name="P101">unix.c:(.text+0x16): undefined reference to `kunst'</text:p>
      <text:p text:style-name="P101">collect2: error: ld returned 1 exit status</text:p>
      <text:p text:style-name="P101">s73889@isys20:~/uprakt&gt; cat unix.c </text:p>
      <text:p text:style-name="P101">#include &lt;stdio.h&gt;</text:p>
      <text:p text:style-name="P101">void kunst();</text:p>
      <text:p text:style-name="P101">main()</text:p>
      <text:p text:style-name="P101"><text:s text:c="3"/>{</text:p>
      <text:p text:style-name="P101"><text:s text:c="6"/>printf( "\nUNIX");</text:p>
      <text:p text:style-name="P101"><text:s text:c="6"/>kunst();</text:p>
      <text:p text:style-name="P101"><text:s text:c="3"/>}</text:p>
      <text:p text:style-name="P101"><text:soft-page-break/>s73889@isys20:~/uprakt&gt; cc unix.c kunst.c</text:p>
      <text:p text:style-name="P101">s73889@isys20:~/uprakt&gt; ls </text:p>
      <text:p text:style-name="P101">a.out <text:s/>betriebssysteme_uprakt.odt <text:s/>ergebnis.txt <text:s/>hinweise_home <text:s/>home.txt <text:s/>kunst.c <text:s/>programm <text:s/>text <text:s/>unix.c <text:s/>up1.c</text:p>
      <text:p text:style-name="P101">s73889@isys20:~/uprakt&gt; ls -l</text:p>
      <text:p text:style-name="P101">insgesamt 60</text:p>
      <text:p text:style-name="P101">-rwxr-xr-x 1 s73889 iw15 10721 <text:s/>4. Nov 08:46 a.out</text:p>
      <text:p text:style-name="P101">-rw-r--r-- 1 s73889 iw15 13917 21. Okt 08:51 betriebssysteme_uprakt.odt</text:p>
      <text:p text:style-name="P101">-rw-r--r-- 1 s73889 iw15 <text:s text:c="2"/>100 28. Okt 07:55 ergebnis.txt</text:p>
      <text:p text:style-name="P101">-rw-r--r-- 1 s73889 iw15 <text:s/>1683 28. Okt 08:03 hinweise_home</text:p>
      <text:p text:style-name="P101">-rw-r--r-- 1 s73889 iw15 <text:s text:c="3"/>88 28. Okt 08:02 home.txt</text:p>
      <text:p text:style-name="P101">-rw-r--r-- 1 s73889 iw15 <text:s text:c="3"/>98 <text:s/>4. Nov 08:41 kunst.c</text:p>
      <text:p text:style-name="P101">-rw-r--r-- 1 s73889 iw15 <text:s text:c="2"/>692 <text:s/>4. Nov 08:19 programm</text:p>
      <text:p text:style-name="P101">drwxr-xr-x 2 s73889 iw15 <text:s/>4096 28. Okt 08:27 text</text:p>
      <text:p text:style-name="P101">-rw-r--r-- 1 s73889 iw15 <text:s text:c="3"/>90 <text:s/>4. Nov 08:41 unix.c</text:p>
      <text:p text:style-name="P101">-rw-r--r-- 1 s73889 iw15 <text:s text:c="2"/>504 <text:s/>4. Nov 08:42 up1.c</text:p>
      <text:p text:style-name="P115">s73889@isys20:~/uprakt&gt; ./a.out </text:p>
      <text:p text:style-name="P101"/>
      <text:p text:style-name="P101">UNIX-Kunst</text:p>
      <text:p text:style-name="P101">**********</text:p>
      <text:p text:style-name="P101"/>
      <text:p text:style-name="P101">s73889@isys20:~/uprakt&gt; cc unix.c kunst.c</text:p>
      <text:p text:style-name="P101"/>
      <text:p text:style-name="P101"/>
      <text:p text:style-name="P101"/>
      <text:p text:style-name="P116">06.11.2015</text:p>
      <text:p text:style-name="P116"/>
      <text:p text:style-name="P117">TEIL 3 AUFGABE 3</text:p>
      <text:p text:style-name="P117"/>
      <text:p text:style-name="P117"/>
      <text:p text:style-name="P102"/>
      <text:p text:style-name="P102">s73889@isys5:~&gt; cd /</text:p>
      <text:p text:style-name="P102">s73889@isys5:/&gt; cd u_nfs4 <text:s text:c="94"/></text:p>
      <text:p text:style-name="P102">s73889@isys5:/u_nfs4&gt; cd iw15 <text:s text:c="90"/></text:p>
      <text:p text:style-name="P102">s73889@isys5:/u_nfs4/iw15&gt; chmod g-x s73889</text:p>
      <text:p text:style-name="P102">s73889@isys5:/u_nfs4/iw15&gt; ls -lisah</text:p>
      <text:p text:style-name="P102">^Z</text:p>
      <text:p text:style-name="P102"/>
      <text:p text:style-name="P102">[1]+ <text:s/>Angehalten <text:s text:c="13"/>ls -N --color=tty -T 0 -lisah</text:p>
      <text:p text:style-name="P102">s73889@isys5:/u_nfs4/iw15&gt; </text:p>
      <text:p text:style-name="P102"/>
      <text:p text:style-name="P102">s73889@isys5:/u_nfs4/iw15&gt; ls -l</text:p>
      <text:p text:style-name="P102">insgesamt 292</text:p>
      <text:p text:style-name="P102"/>
      <text:p text:style-name="P102"/>
      <text:p text:style-name="P103">drwx------ 24 s73889 iw15 4096 <text:s/>6. Nov 11:29 s73889</text:p>
      <text:p text:style-name="P103"/>
      <text:p text:style-name="P105">s73889@isys5:/u_nfs4/iw15&gt; chmod g+x s73889</text:p>
      <text:p text:style-name="P105">s73889@isys5:/u_nfs4/iw15&gt; ls -l</text:p>
      <text:p text:style-name="P105">insgesamt 292</text:p>
      <text:p text:style-name="P105">drwx--x--- 24 s73889 iw15 4096 <text:s/>6. Nov 11:29 s73889</text:p>
      <text:p text:style-name="P105"/>
      <text:p text:style-name="P105"><text:soft-page-break/></text:p>
      <text:p text:style-name="P106">s73889@isys5:/u_nfs4/iw15&gt; chmod 754 <text:s/>s73889 <text:s text:c="6"/></text:p>
      <text:p text:style-name="P106">s73889@isys5:/u_nfs4/iw15&gt; ls -l</text:p>
      <text:p text:style-name="P106">insgesamt 292</text:p>
      <text:p text:style-name="P106"/>
      <text:p text:style-name="P106">s73889@isys5:/u_nfs4/iw15&gt; chmod 710 <text:s/>s73889 <text:s text:c="2"/></text:p>
      <text:p text:style-name="P106">s73889@isys5:/u_nfs4/iw15&gt; ls -l</text:p>
      <text:p text:style-name="P106">insgesamt 292</text:p>
      <text:p text:style-name="P106"/>
      <text:p text:style-name="P106"><text:tab/>ABSOLUTER MODUS</text:p>
      <text:p text:style-name="P104">710</text:p>
      <text:p text:style-name="P104"/>
      <text:p text:style-name="P104">7 111 = rwx Rechte!!</text:p>
      <text:p text:style-name="P104">1 001= nur x Rechte !!</text:p>
      <text:p text:style-name="P104">0 000 = keine Rechte!!</text:p>
      <text:p text:style-name="P104"/>
      <text:p text:style-name="P104">Erste Ziffer entspricht dem User, zweite der Gruppe und dritte allen anderen!!!</text:p>
      <text:p text:style-name="P106"/>
      <text:p text:style-name="P106"/>
      <text:p text:style-name="P108">TEIL 4 AUFGABE 1</text:p>
      <text:p text:style-name="P108"/>
      <text:p text:style-name="P108">A UND B</text:p>
      <text:p text:style-name="P108"/>
      <text:p text:style-name="P108">s73889@isys5:~&gt; cd /</text:p>
      <text:p text:style-name="P108">s73889@isys5:/&gt; cd glb</text:p>
      <text:p text:style-name="P108">s73889@isys5:/glb&gt; cd studi</text:p>
      <text:p text:style-name="P108">s73889@isys5:/glb/studi&gt; ls</text:p>
      <text:p text:style-name="P108">artikel <text:s text:c="7"/>bedien <text:s text:c="3"/>hp.f <text:s text:c="4"/>k <text:s text:c="6"/>kunden.orig <text:s/>mail_ai98 <text:s/>mail_pgp <text:s text:c="2"/>prg.b5 <text:s text:c="2"/>stadt <text:s text:c="2"/>up1.c <text:s text:c="2"/>uv</text:p>
      <text:p text:style-name="P108">auftraege <text:s text:c="5"/>bla1 <text:s text:c="5"/>hunix.c <text:s/>korr-c <text:s/>kunst.c <text:s text:c="5"/>mail_bs <text:s text:c="3"/>parmueb <text:s text:c="3"/>prog.b5 <text:s/>te1 <text:s text:c="4"/>up1.f <text:s text:c="2"/>w</text:p>
      <text:p text:style-name="P108">auftraege.old <text:s/>hkunst.c <text:s/>hunix.f <text:s/>korr-f <text:s/>kunst.f <text:s text:c="5"/>mail_k98 <text:s text:c="2"/>prakt <text:s text:c="5"/>saetze <text:s text:c="2"/>unix.c <text:s/>up2.f <text:s text:c="2"/>xinitrc</text:p>
      <text:p text:style-name="P108">ausg <text:s text:c="10"/>hkunst.f <text:s/>i <text:s text:c="7"/>kunden <text:s/>lprog <text:s text:c="7"/>mail_k99 <text:s text:c="2"/>prakt_bs2 <text:s/>short <text:s text:c="3"/>unix.f <text:s/>uprakt</text:p>
      <text:p text:style-name="P108">s73889@isys5:/glb/studi&gt; cp unix.c uprakt</text:p>
      <text:p text:style-name="P108">cp: reguläre Datei „uprakt“ kann nicht angelegt werden: Keine Berechtigung</text:p>
      <text:p text:style-name="P108">s73889@isys5:/glb/studi&gt; cp unix.c ~/uprakt</text:p>
      <text:p text:style-name="P108">s73889@isys5:/glb/studi&gt; </text:p>
      <text:p text:style-name="P108"/>
      <text:p text:style-name="P108">B</text:p>
      <text:p text:style-name="P108"/>
      <text:p text:style-name="P107"><text:tab/><text:span text:style-name="T5">s73889@isys5:/glb/studi&gt; ls</text:span></text:p>
      <text:p text:style-name="P108">artikel <text:s text:c="7"/>bedien <text:s text:c="3"/>hp.f <text:s text:c="4"/>k <text:s text:c="6"/>kunden.orig <text:s/>mail_ai98 <text:s/>mail_pgp <text:s text:c="2"/>prg.b5 <text:s text:c="2"/>stadt <text:s text:c="2"/>up1.c <text:s text:c="2"/>uv</text:p>
      <text:p text:style-name="P108">auftraege <text:s text:c="5"/>bla1 <text:s text:c="5"/>hunix.c <text:s/>korr-c <text:s/>kunst.c <text:s text:c="5"/>mail_bs <text:s text:c="3"/>parmueb <text:s text:c="3"/>prog.b5 <text:s/>te1 <text:s text:c="4"/>up1.f <text:s text:c="2"/>w</text:p>
      <text:p text:style-name="P108">auftraege.old <text:s/>hkunst.c <text:s/>hunix.f <text:s/>korr-f <text:s/>kunst.f <text:s text:c="5"/>mail_k98 <text:s text:c="2"/>prakt <text:s text:c="5"/>saetze <text:s text:c="2"/>unix.c <text:s/>up2.f <text:s text:c="2"/>xinitrc</text:p>
      <text:p text:style-name="P108">ausg <text:s text:c="10"/>hkunst.f <text:s/>i <text:s text:c="7"/>kunden <text:s/>lprog <text:s text:c="7"/>mail_k99 <text:s text:c="2"/>prakt_bs2 <text:s/>short <text:s text:c="3"/>unix.f <text:s/>uprakt</text:p>
      <text:p text:style-name="P108">s73889@isys5:/glb/studi&gt; cd ~</text:p>
      <text:p text:style-name="P108">s738</text:p>
      <text:p text:style-name="P108">s73889@isys5:~/uprakt&gt; cc -c kunst.c</text:p>
      <text:p text:style-name="P108">s73889@isys5:~/uprakt&gt; ls</text:p>
      <text:p text:style-name="P108">a.out <text:s/>betriebssysteme_uprakt.odt <text:s/>ergebnis.txt <text:s/>hinweise_home <text:s/>home.txt <text:s/>kunst.c <text:s/>kunst.o <text:s/>text <text:s/>unix.c <text:s/>up1.c</text:p>
      <text:p text:style-name="P108">s73889@isys5:~/uprakt&gt; 89@isys5:~&gt; cd uprakt</text:p>
      <text:p text:style-name="P108"><text:soft-page-break/>s73889@isys5:~/uprakt&gt; cc unix.c kunst.c </text:p>
      <text:p text:style-name="P108">s73889@isys5:~/uprakt&gt; ls</text:p>
      <text:p text:style-name="P108">a.out <text:s/>betriebssysteme_uprakt.odt <text:s/>ergebnis.txt <text:s/>hinweise_home <text:s/>home.txt <text:s/>kunst.c <text:s/>text <text:s/>unix.c <text:s/>up1.c</text:p>
      <text:p text:style-name="P108">s73889@isys5:~/uprakt&gt; ./a.out</text:p>
      <text:p text:style-name="P108"/>
      <text:p text:style-name="P108">UNIX-Kunst</text:p>
      <text:p text:style-name="P108">**********</text:p>
      <text:p text:style-name="P108"/>
      <text:p text:style-name="P108">s73889@isys5:~/uprakt&gt; </text:p>
      <text:p text:style-name="P108"/>
      <text:p text:style-name="P108"/>
      <text:p text:style-name="P108">LADEMODUS</text:p>
      <text:p text:style-name="P108"/>
      <text:p text:style-name="P108">s73889@isys5:~/uprakt&gt; cc -c kunst.c</text:p>
      <text:p text:style-name="P108">s73889@isys5:~/uprakt&gt; ls</text:p>
      <text:p text:style-name="P108">a.out <text:s/>betriebssysteme_uprakt.odt <text:s/>ergebnis.txt <text:s/>hinweise_home <text:s/>home.txt <text:s/>kunst.c <text:s/>kunst.o <text:s/>text <text:s/>unix.c <text:s/>up1.c</text:p>
      <text:p text:style-name="P108">s73889@isys5:~/uprakt&gt; </text:p>
      <text:p text:style-name="P108"/>
      <text:p text:style-name="P108">C</text:p>
      <text:p text:style-name="P108"/>
      <text:p text:style-name="P108"/>
      <text:p text:style-name="P108"/>
      <text:p text:style-name="P109">s73889@isys5:/glb/studi&gt; less korr-c</text:p>
      <text:p text:style-name="P109">s73889@isys5:/glb/studi&gt; cp korr-c ~/uprakt</text:p>
      <text:p text:style-name="P109">s73889@isys5:/glb/studi&gt; less korr-c</text:p>
      <text:p text:style-name="P109">s73889@isys5:/glb/studi&gt; cd ~</text:p>
      <text:p text:style-name="P109">s73889@isys5:~&gt; cd uprakt</text:p>
      <text:p text:style-name="P109">s73889@isys5:~/uprakt&gt; ls</text:p>
      <text:p text:style-name="P109">a.out <text:s/>betriebssysteme_uprakt.odt <text:s/>ergebnis.txt <text:s/>hinweise_home <text:s/>home.txt <text:s/>korr-c <text:s/>kunst.c <text:s/>kunst.o <text:s/>text <text:s/>unix.c <text:s/>up1.c</text:p>
      <text:p text:style-name="P109">s73889@isys5:~/uprakt&gt; vi unix.c</text:p>
      <text:p text:style-name="P109">s73889@isys5:~/uprakt&gt; </text:p>
      <text:p text:style-name="P108"/>
      <text:p text:style-name="P108"/>
      <text:p text:style-name="P109">#include &lt;stdio.h&gt;</text:p>
      <text:p text:style-name="P109">void up1();</text:p>
      <text:p text:style-name="P109">main()</text:p>
      <text:p text:style-name="P109"><text:s text:c="3"/>{</text:p>
      <text:p text:style-name="P109"><text:s text:c="6"/>printf( "\nUNIX");</text:p>
      <text:p text:style-name="P109"><text:s text:c="6"/>up1();</text:p>
      <text:p text:style-name="P109"><text:s text:c="3"/>}</text:p>
      <text:p text:style-name="P109">~ <text:s text:c="6"/></text:p>
      <text:p text:style-name="P109"/>
      <text:p text:style-name="P111">Abgespeichert mit :wq </text:p>
      <text:p text:style-name="P112">nicht abspeichern :q!</text:p>
      <text:p text:style-name="P111"/>
      <text:p text:style-name="P111"/>
      <text:p text:style-name="P110">s73889@isys5:~/uprakt&gt; vi unix.c</text:p>
      <text:p text:style-name="P110">s73889@isys5:~/uprakt&gt; vi up1.c</text:p>
      <text:p text:style-name="P110">s73889@isys5:~/uprakt&gt; vi up1.c</text:p>
      <text:p text:style-name="P110"><text:soft-page-break/>s73889@isys5:~/uprakt&gt; vi up1.c</text:p>
      <text:p text:style-name="P110">s73889@isys5:~/uprakt&gt; cc up1.c</text:p>
      <text:p text:style-name="P110">/usr/lib/gcc/i586-suse-linux/4.8/../../../crt1.o: In function `_start':</text:p>
      <text:p text:style-name="P110">/home/abuild/rpmbuild/BUILD/glibc-2.19/csu/../sysdeps/i386/start.S:111: undefined reference to `main'</text:p>
      <text:p text:style-name="P110">collect2: error: ld returned 1 exit status</text:p>
      <text:p text:style-name="P110">s73889@isys5:~/uprakt&gt; cc unix.c up1.c</text:p>
      <text:p text:style-name="P110">s73889@isys5:~/uprakt&gt; ls</text:p>
      <text:p text:style-name="P110">a.out <text:s/>betriebssysteme_uprakt.odt <text:s/>ergebnis.txt <text:s/>hinweise_home <text:s/>home.txt <text:s/>korr-c <text:s/>kunst.c <text:s/>kunst.o <text:s/>text <text:s/>unix.c <text:s/>up1.c</text:p>
      <text:p text:style-name="P110">s73889@isys5:~/uprakt&gt; cc ./a.out</text:p>
      <text:p text:style-name="P110">./a.out: file not recognized: File truncated</text:p>
      <text:p text:style-name="P110">collect2: error: ld returned 1 exit status</text:p>
      <text:p text:style-name="P110">s73889@isys5:~/uprakt&gt; <text:s/>./a.out</text:p>
      <text:p text:style-name="P110">bash: ./a.out: Datei oder Verzeichnis nicht gefunden</text:p>
      <text:p text:style-name="P110">s73889@isys5:~/uprakt&gt; ./a.out</text:p>
      <text:p text:style-name="P110">bash: ./a.out: Datei oder Verzeichnis nicht gefunden</text:p>
      <text:p text:style-name="P110">s73889@isys5:~/uprakt&gt; ls</text:p>
      <text:p text:style-name="P110">betriebssysteme_uprakt.odt <text:s/>ergebnis.txt <text:s/>hinweise_home <text:s/>home.txt <text:s/>korr-c <text:s/>kunst.c <text:s/>kunst.o <text:s/>text <text:s/>unix.c <text:s/>up1.c</text:p>
      <text:p text:style-name="P110">s73889@isys5:~/uprakt&gt; cc unix.c up1.c</text:p>
      <text:p text:style-name="P110">s73889@isys5:~/uprakt&gt; ./a.out</text:p>
      <text:p text:style-name="P110"/>
      <text:p text:style-name="P110">UNIX kann ich noch nicht</text:p>
      <text:p text:style-name="P110">s73889@isys5:~/uprakt&gt; </text:p>
      <text:p text:style-name="P110"/>
      <text:p text:style-name="P110">s73889@isys5:~/uprakt&gt; vi up1.c</text:p>
      <text:p text:style-name="P110">s73889@isys5:~/uprakt&gt; cc unix.c up1.c</text:p>
      <text:p text:style-name="P110">s73889@isys5:~/uprakt&gt; ./a.out</text:p>
      <text:p text:style-name="P110"/>
      <text:p text:style-name="P110">UNIX kann ich noch nicht viel.</text:p>
      <text:p text:style-name="P110"/>
      <text:p text:style-name="P110">s73889@isys5:~/uprakt&gt; </text:p>
      <text:p text:style-name="P110"/>
      <text:p text:style-name="P110">s73889@isys5:~/uprakt&gt; vi up.1</text:p>
      <text:p text:style-name="P110">s73889@isys5:~/uprakt&gt; vi up1.c</text:p>
      <text:p text:style-name="P110">s73889@isys5:~/uprakt&gt; cc unix.c up1.c</text:p>
      <text:p text:style-name="P110">s73889@isys5:~/uprakt&gt; ./a.out</text:p>
      <text:p text:style-name="P110"/>
      <text:p text:style-name="P110">UNIX kann ich noch nicht viel.</text:p>
      <text:p text:style-name="P110">Aber einiges geht schon ganz gut!</text:p>
      <text:p text:style-name="P110">+++++++++++++++++++++++++++++++++</text:p>
      <text:p text:style-name="P110"/>
      <text:p text:style-name="P110">s73889@isys5:~/uprakt&gt; 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8"><text:soft-page-break/>11.11.2015</text:p>
      <text:p text:style-name="P118"/>
      <text:p text:style-name="P122">TEIL 3 AUFGABE 3</text:p>
      <text:p text:style-name="P122"/>
      <text:p text:style-name="P138">symbolischer Modus</text:p>
      <text:p text:style-name="P44">s73889@isys13:/u_nfs4/iw15&gt; ls -l</text:p>
      <text:p text:style-name="P88">drwx--x--- 24 s73889 iw15 4096 11. Nov 07:21 s73889</text:p>
      <text:p text:style-name="P88"/>
      <text:p text:style-name="P44">s73889@isys13:/u_nfs4/iw15&gt; chmod g+r</text:p>
      <text:p text:style-name="P44">chmod: fehlender Operand nach „g+r“</text:p>
      <text:p text:style-name="P44">„chmod --help“ liefert weitere Informationen.</text:p>
      <text:p text:style-name="P44">s73889@isys13:/u_nfs4/iw15&gt; chmod g+r s73889</text:p>
      <text:p text:style-name="P44">s73889@isys13:/u_nfs4/iw15&gt; </text:p>
      <text:p text:style-name="P44"/>
      <text:p text:style-name="P45">s73889@isys13:/u_nfs4/iw15&gt; ls -l</text:p>
      <text:p text:style-name="P89">drwxr-x--- 24 s73889 iw15 4096 11. Nov 07:21 s73889</text:p>
      <text:p text:style-name="P45">s73889@isys13:/u_nfs4/iw15&gt; chmod g-r s73889</text:p>
      <text:p text:style-name="P45">s73889@isys13:/u_nfs4/iw15&gt; ls -l</text:p>
      <text:p text:style-name="P45">insgesamt 292</text:p>
      <text:p text:style-name="P89">drwx--x--- 24 s73889 iw15 4096 11. Nov 07:21 s73889</text:p>
      <text:p text:style-name="P45"/>
      <text:p text:style-name="P138">absoluter Modus</text:p>
      <text:p text:style-name="P138"/>
      <text:p text:style-name="P45">s73889@isys13:/u_nfs4/iw15&gt; chmod 740 s73889</text:p>
      <text:p text:style-name="P45">s73889@isys13:/u_nfs4/iw15&gt; ls -l</text:p>
      <text:p text:style-name="P45">insgesamt 292</text:p>
      <text:p text:style-name="P89">drwxr----- 24 s73889 iw15 4096 11. Nov 07:21 s73889</text:p>
      <text:p text:style-name="P89"/>
      <text:p text:style-name="P45">s73889@isys13:/u_nfs4/iw15&gt; chmod 710 s73889</text:p>
      <text:p text:style-name="P45">s73889@isys13:/u_nfs4/iw15&gt; ls -l</text:p>
      <text:p text:style-name="P45">insgesamt 292</text:p>
      <text:p text:style-name="P89">drwx--x--- 24 s73889 iw15 4096 11. Nov 07:21 s73889</text:p>
      <text:p text:style-name="P45"/>
      <text:p text:style-name="P123">AUFGABE 4</text:p>
      <text:p text:style-name="P123"/>
      <text:p text:style-name="P123">1.B</text:p>
      <text:p text:style-name="P45"/>
      <text:p text:style-name="P45">s73889@isys13:~&gt; cd uprakt</text:p>
      <text:p text:style-name="P45">s73889@isys13:~/uprakt&gt; ls | wc -l</text:p>
      <text:p text:style-name="P45">11</text:p>
      <text:p text:style-name="P45">s73889@isys13:~/uprakt&gt; </text:p>
      <text:p text:style-name="P45"/>
      <text:p text:style-name="P123">1.D</text:p>
      <text:p text:style-name="P123"/>
      <text:p text:style-name="P45">s73889@isys13:/glb/studi&gt; egrep " *-" bedien | wc -l</text:p>
      <text:p text:style-name="P45">20</text:p>
      <text:p text:style-name="P45">s73889@isys13:/glb/studi&gt; </text:p>
      <text:p text:style-name="P45"/>
      <text:p text:style-name="P45"/>
      <text:p text:style-name="P45"/>
      <text:p text:style-name="P45"/>
      <text:p text:style-name="P45"/>
      <text:p text:style-name="P139"><text:soft-page-break/>TEIL 4 AUFGABE 1</text:p>
      <text:p text:style-name="P139"/>
      <text:p text:style-name="P46">s73889@isys13:/glb/studi&gt; cp kunst.c ~/uprakt</text:p>
      <text:p text:style-name="P46">s73889@isys13:/glb/studi&gt; cp unix.c ~/uprakt</text:p>
      <text:p text:style-name="P46">s73889@isys13:/glb/studi&gt; cp up1.c ~/uprakt</text:p>
      <text:p text:style-name="P46">s73889@isys13:/glb/studi&gt; cd ~</text:p>
      <text:p text:style-name="P46">s73889@isys13:~&gt; cd uprakt</text:p>
      <text:p text:style-name="P46">s73889@isys13:~/uprakt&gt; ls</text:p>
      <text:p text:style-name="P46">betriebssysteme_uprakt.odt <text:s/>hinweise_home <text:s/>korr-c <text:s text:c="2"/>text <text:s text:c="3"/>up1.c</text:p>
      <text:p text:style-name="P46">ergebnis.txt <text:s text:c="15"/>home.txt <text:s text:c="6"/>kunst.c <text:s/>unix.c</text:p>
      <text:p text:style-name="P46">s73889@isys13:~/uprakt&gt; cc unix.c kunst.c</text:p>
      <text:p text:style-name="P46">s73889@isys13:~/uprakt&gt; ls</text:p>
      <text:p text:style-name="P46">a.out <text:s text:c="22"/>ergebnis.txt <text:s text:c="2"/>home.txt <text:s/>kunst.c <text:s/>unix.c</text:p>
      <text:p text:style-name="P46">betriebssysteme_uprakt.odt <text:s/>hinweise_home <text:s/>korr-c <text:s text:c="3"/>text <text:s text:c="4"/>up1.c</text:p>
      <text:p text:style-name="P46">s73889@isys13:~/uprakt&gt; ./a.out</text:p>
      <text:p text:style-name="P46"/>
      <text:p text:style-name="P46">UNIX-Kunst</text:p>
      <text:p text:style-name="P46">**********</text:p>
      <text:p text:style-name="P46"/>
      <text:p text:style-name="P46">s73889@isys13:~/uprakt&gt; </text:p>
      <text:p text:style-name="P46"/>
      <text:p text:style-name="P46">LADEMODULN</text:p>
      <text:p text:style-name="P46">s73889@isys13:~/uprakt&gt; cc -c unix.c kunst.c</text:p>
      <text:p text:style-name="P46">s73889@isys13:~/uprakt&gt; ls</text:p>
      <text:p text:style-name="P46">a.out <text:s text:c="22"/>ergebnis.txt <text:s text:c="2"/>home.txt <text:s/>kunst.c <text:s/>text <text:s text:c="3"/>unix.o</text:p>
      <text:p text:style-name="P46">betriebssysteme_uprakt.odt <text:s/>hinweise_home <text:s/>korr-c <text:s text:c="3"/>kunst.o <text:s/>unix.c <text:s/>up1.c</text:p>
      <text:p text:style-name="P46">s73889@isys13:~/uprakt&gt; </text:p>
      <text:p text:style-name="P46"/>
      <text:p text:style-name="P47">KORREKTURHINWEISE korr-c</text:p>
      <text:p text:style-name="P47"/>
      <text:p text:style-name="P47">s73889@isys13:~/uprakt&gt; less korr-c</text:p>
      <text:p text:style-name="P47">s73889@isys13:~/uprakt&gt; vi unix.c</text:p>
      <text:p text:style-name="P47">s73889@isys13:~/uprakt&gt; ed unix.c</text:p>
      <text:p text:style-name="P47">90</text:p>
      <text:p text:style-name="P47">^Z</text:p>
      <text:p text:style-name="P47">[2]+ <text:s/>Angehalten <text:s text:c="13"/>ed unix.c</text:p>
      <text:p text:style-name="P47">s73889@isys13:~/uprakt&gt; vi unix.c</text:p>
      <text:p text:style-name="P47">s73889@isys13:~/uprakt&gt; more unix.c</text:p>
      <text:p text:style-name="P47">#include &lt;stdio.h&gt;</text:p>
      <text:p text:style-name="P47">void up1();</text:p>
      <text:p text:style-name="P47">main()</text:p>
      <text:p text:style-name="P47"><text:s text:c="3"/>{</text:p>
      <text:p text:style-name="P47"><text:s text:c="6"/>printf( "\nUNIX");</text:p>
      <text:p text:style-name="P47"><text:s text:c="6"/>up1();</text:p>
      <text:p text:style-name="P47"><text:s text:c="3"/>}</text:p>
      <text:p text:style-name="P47">s73889@isys13:~/uprakt&gt; </text:p>
      <text:p text:style-name="P47"/>
      <text:p text:style-name="P47"/>
      <text:p text:style-name="P47">s73889@isys13:~/uprakt&gt; vi up1.c</text:p>
      <text:p text:style-name="P47">s73889@isys13:~/uprakt&gt; more up1.</text:p>
      <text:p text:style-name="P47">up1.: Datei oder Verzeichnis nicht gefunden</text:p>
      <text:p text:style-name="P47">s73889@isys13:~/uprakt&gt; more up1.c</text:p>
      <text:p text:style-name="P47"><text:soft-page-break/>#include &lt;stdio.h&gt;</text:p>
      <text:p text:style-name="P47">void up1()</text:p>
      <text:p text:style-name="P47"><text:s text:c="3"/>{</text:p>
      <text:p text:style-name="P47"><text:s text:c="6"/>goto ts1;</text:p>
      <text:p text:style-name="P47"><text:s text:c="6"/>ts8: printf( " schon ganz"); goto ts9;</text:p>
      <text:p text:style-name="P47"><text:s text:c="6"/>ts3: printf( " nicht");</text:p>
      <text:p text:style-name="P47"><text:s text:c="6"/>goto ende;</text:p>
      <text:p text:style-name="P47"><text:s text:c="6"/>ts2: printf( " ich noch"); goto ts3;</text:p>
      <text:p text:style-name="P47"><text:s text:c="6"/>ts7: printf( " geht"); goto ts8;</text:p>
      <text:p text:style-name="P47"><text:s text:c="6"/>ts1: printf( " kann"); goto ts2;</text:p>
      <text:p text:style-name="P47"><text:s text:c="6"/>ts5: printf( "Aber"); goto ts6;</text:p>
      <text:p text:style-name="P47"><text:s text:c="6"/>ts6: printf( " einiges"); goto ts7;</text:p>
      <text:p text:style-name="P47"><text:s text:c="6"/>ts4: printf( " viel.\n"); goto ende;</text:p>
      <text:p text:style-name="P47"><text:s text:c="6"/>ts9: printf( " gut!\n"); </text:p>
      <text:p text:style-name="P47"><text:s text:c="6"/>printf( "+++++++++++++++++++++++++++++++++\n");</text:p>
      <text:p text:style-name="P47"><text:s text:c="6"/>ende: pruntf ( "\n");</text:p>
      <text:p text:style-name="P47"><text:s text:c="3"/>}</text:p>
      <text:p text:style-name="P47">s73889@isys13:~/uprakt&gt; </text:p>
      <text:p text:style-name="P47"/>
      <text:p text:style-name="P47">s73889@isys13:~/uprakt&gt; vi up1.c</text:p>
      <text:p text:style-name="P47">s73889@isys13:~/uprakt&gt; more up1.c</text:p>
      <text:p text:style-name="P47">#include &lt;stdio.h&gt;</text:p>
      <text:p text:style-name="P47">void up1()</text:p>
      <text:p text:style-name="P47"><text:s text:c="3"/>{</text:p>
      <text:p text:style-name="P47"><text:s text:c="6"/>goto ts1;</text:p>
      <text:p text:style-name="P47"><text:s text:c="6"/>ts8: printf( " schon ganz"); goto ts9;</text:p>
      <text:p text:style-name="P47"><text:s text:c="6"/>ts3: printf( " nicht");</text:p>
      <text:p text:style-name="P47"><text:s text:c="6"/>goto ende;</text:p>
      <text:p text:style-name="P47"><text:s text:c="6"/>ts2: printf( " ich noch"); goto ts3;</text:p>
      <text:p text:style-name="P47"><text:s text:c="6"/>ts7: printf( " geht"); goto ts8;</text:p>
      <text:p text:style-name="P47"><text:s text:c="6"/>ts1: printf( " kann"); goto ts2;</text:p>
      <text:p text:style-name="P47"><text:s text:c="6"/>ts5: printf( "Aber"); goto ts6;</text:p>
      <text:p text:style-name="P47"><text:s text:c="6"/>ts6: printf( " einiges"); goto ts7;</text:p>
      <text:p text:style-name="P47"><text:s text:c="6"/>ts4: printf( " viel.\n"); goto ende;</text:p>
      <text:p text:style-name="P47"><text:s text:c="6"/>ts9: printf( " gut!\n"); </text:p>
      <text:p text:style-name="P47"><text:s text:c="6"/>printf( "+++++++++++++++++++++++++++++++++\n");</text:p>
      <text:p text:style-name="P47"><text:s text:c="6"/>ende: printf ( "\n");</text:p>
      <text:p text:style-name="P47"><text:s text:c="3"/>}</text:p>
      <text:p text:style-name="P47">s73889@isys13:~/uprakt&gt; </text:p>
      <text:p text:style-name="P47"/>
      <text:p text:style-name="P47">s73889@isys13:~/uprakt&gt; cc unix.c up1.c</text:p>
      <text:p text:style-name="P47">s73889@isys13:~/uprakt&gt; ls</text:p>
      <text:p text:style-name="P47">a.out <text:s text:c="22"/>ergebnis.txt <text:s text:c="2"/>home.txt <text:s/>kunst.c <text:s/>text <text:s text:c="3"/>unix.o</text:p>
      <text:p text:style-name="P47">betriebssysteme_uprakt.odt <text:s/>hinweise_home <text:s/>korr-c <text:s text:c="3"/>kunst.o <text:s/>unix.c <text:s/>up1.c</text:p>
      <text:p text:style-name="P47">s73889@isys13:~/uprakt&gt; ./a.out</text:p>
      <text:p text:style-name="P47"/>
      <text:p text:style-name="P47">UNIX kann ich noch nicht</text:p>
      <text:p text:style-name="P47">s73889@isys13:~/uprakt&gt; </text:p>
      <text:p text:style-name="P47"/>
      <text:p text:style-name="P47">s73889@isys13:~/uprakt&gt; vi up1.c</text:p>
      <text:p text:style-name="P47">s73889@isys13:~/uprakt&gt; more up1.c</text:p>
      <text:p text:style-name="P47">#include &lt;stdio.h&gt;</text:p>
      <text:p text:style-name="P47"><text:soft-page-break/>void up1()</text:p>
      <text:p text:style-name="P47"><text:s text:c="3"/>{</text:p>
      <text:p text:style-name="P47"><text:s text:c="6"/>goto ts1;</text:p>
      <text:p text:style-name="P47"><text:s text:c="6"/>ts8: printf( " schon ganz"); goto ts9;</text:p>
      <text:p text:style-name="P47"><text:s text:c="6"/>ts3: printf( " nicht");</text:p>
      <text:p text:style-name="P47"><text:s text:c="6"/>goto ts4;</text:p>
      <text:p text:style-name="P47"><text:s text:c="6"/>ts2: printf( " ich noch"); goto ts3;</text:p>
      <text:p text:style-name="P47"><text:s text:c="6"/>ts7: printf( " geht"); goto ts8;</text:p>
      <text:p text:style-name="P47"><text:s text:c="6"/>ts1: printf( " kann"); goto ts2;</text:p>
      <text:p text:style-name="P47"><text:s text:c="6"/>ts5: printf( "Aber"); goto ts6;</text:p>
      <text:p text:style-name="P47"><text:s text:c="6"/>ts6: printf( " einiges"); goto ts7;</text:p>
      <text:p text:style-name="P47"><text:s text:c="6"/>ts4: printf( " viel.\n"); goto ende;</text:p>
      <text:p text:style-name="P47"><text:s text:c="6"/>ts9: printf( " gut!\n"); </text:p>
      <text:p text:style-name="P47"><text:s text:c="6"/>printf( "+++++++++++++++++++++++++++++++++\n");</text:p>
      <text:p text:style-name="P47"><text:s text:c="6"/>ende: printf ( "\n");</text:p>
      <text:p text:style-name="P47"><text:s text:c="3"/>}</text:p>
      <text:p text:style-name="P47">s73889@isys13:~/uprakt&gt; cc unix.c up1.c</text:p>
      <text:p text:style-name="P47">s73889@isys13:~/uprakt&gt; ls</text:p>
      <text:p text:style-name="P47">a.out <text:s text:c="22"/>ergebnis.txt <text:s text:c="2"/>home.txt <text:s/>kunst.c <text:s/>text <text:s text:c="3"/>unix.o</text:p>
      <text:p text:style-name="P47">betriebssysteme_uprakt.odt <text:s/>hinweise_home <text:s/>korr-c <text:s text:c="3"/>kunst.o <text:s/>unix.c <text:s/>up1.c</text:p>
      <text:p text:style-name="P47">s73889@isys13:~/uprakt&gt; ./a.out</text:p>
      <text:p text:style-name="P47"/>
      <text:p text:style-name="P47">UNIX kann ich noch nicht</text:p>
      <text:p text:style-name="P47"/>
      <text:p text:style-name="P47">s73889@isys13:~/uprakt&gt; vi up1.c</text:p>
      <text:p text:style-name="P47">s73889@isys13:~/uprakt&gt; more up1.c</text:p>
      <text:p text:style-name="P47">#include &lt;stdio.h&gt;</text:p>
      <text:p text:style-name="P47"/>
      <text:p text:style-name="P47"><text:s text:c="3"/>{</text:p>
      <text:p text:style-name="P47"><text:s text:c="6"/>goto ts1;</text:p>
      <text:p text:style-name="P47"><text:s text:c="6"/>ts8: printf( " schon ganz"); goto ts9;</text:p>
      <text:p text:style-name="P47"><text:s text:c="6"/>ts3: printf( " nicht");</text:p>
      <text:p text:style-name="P47"><text:s text:c="6"/>goto ts4;</text:p>
      <text:p text:style-name="P47"><text:s text:c="6"/>ts2: printf( " ich noch"); goto ts3;</text:p>
      <text:p text:style-name="P47"><text:s text:c="6"/>ts7: printf( " geht"); goto ts8;</text:p>
      <text:p text:style-name="P47"><text:s text:c="6"/>ts1: printf( " kann"); goto ts2;</text:p>
      <text:p text:style-name="P47"><text:s text:c="6"/>ts5: printf( "Aber"); goto ts6;</text:p>
      <text:p text:style-name="P47"><text:s text:c="6"/>ts6: printf( " einiges"); goto ts7;</text:p>
      <text:p text:style-name="P47"><text:s text:c="6"/>ts4: printf( " viel.\n"); goto ende;</text:p>
      <text:p text:style-name="P47"><text:s text:c="6"/>ts9: printf( " gut!\n"); </text:p>
      <text:p text:style-name="P47"><text:s text:c="6"/>printf( "+++++++++++++++++++++++++++++++++\n");</text:p>
      <text:p text:style-name="P47"><text:s text:c="6"/>ende: printf ( "\n");</text:p>
      <text:p text:style-name="P47"><text:s text:c="3"/>}</text:p>
      <text:p text:style-name="P47">s73889@isys13:~/uprakt&gt; cc unix.c up1.c</text:p>
      <text:p text:style-name="P47">s73889@isys13:~/uprakt&gt; ./a.out</text:p>
      <text:p text:style-name="P47"/>
      <text:p text:style-name="P47">UNIX kann ich noch nicht viel.</text:p>
      <text:p text:style-name="P47"/>
      <text:p text:style-name="P47">s73889@isys13:~/uprakt&gt; </text:p>
      <text:p text:style-name="P45"/>
      <text:p text:style-name="P45"/>
      <text:p text:style-name="P45"/>
      <text:p text:style-name="P47"><text:soft-page-break/>s73889@isys13:~/uprakt&gt; vi up1.c</text:p>
      <text:p text:style-name="P47">s73889@isys13:~/uprakt&gt; more up1.c</text:p>
      <text:p text:style-name="P47">#include &lt;stdio.h&gt;</text:p>
      <text:p text:style-name="P47">void up1()</text:p>
      <text:p text:style-name="P47"><text:s text:c="3"/>{</text:p>
      <text:p text:style-name="P47"><text:s text:c="6"/>goto ts1;</text:p>
      <text:p text:style-name="P47"><text:s text:c="6"/>ts8: printf( " schon ganz"); goto ts9;</text:p>
      <text:p text:style-name="P47"><text:s text:c="6"/>ts3: printf( " nicht");</text:p>
      <text:p text:style-name="P47"><text:s text:c="6"/>goto ts4;</text:p>
      <text:p text:style-name="P47"><text:s text:c="6"/>ts2: printf( " ich noch"); goto ts3;</text:p>
      <text:p text:style-name="P47"><text:s text:c="6"/>ts7: printf( " geht"); goto ts8;</text:p>
      <text:p text:style-name="P47"><text:s text:c="6"/>ts1: printf( " kann"); goto ts2;</text:p>
      <text:p text:style-name="P47"><text:s text:c="6"/>ts5: printf( "Aber"); goto ts6;</text:p>
      <text:p text:style-name="P47"><text:s text:c="6"/>ts6: printf( " einiges"); goto ts7;</text:p>
      <text:p text:style-name="P47"><text:s text:c="6"/>ts4: printf( " viel.\n"); goto ts5;</text:p>
      <text:p text:style-name="P47"><text:s text:c="6"/>ts9: printf( " gut!\n"); </text:p>
      <text:p text:style-name="P47"><text:s text:c="6"/>printf( "+++++++++++++++++++++++++++++++++\n");</text:p>
      <text:p text:style-name="P47"><text:s text:c="6"/>ende: printf ( "\n");</text:p>
      <text:p text:style-name="P47"><text:s text:c="3"/>}</text:p>
      <text:p text:style-name="P47">s73889@isys13:~/uprakt&gt; </text:p>
      <text:p text:style-name="P47"/>
      <text:p text:style-name="P47">s73889@isys13:~/uprakt&gt; cc unix.c up1.c</text:p>
      <text:p text:style-name="P47">s73889@isys13:~/uprakt&gt; ./a.out</text:p>
      <text:p text:style-name="P47"/>
      <text:p text:style-name="P47">UNIX kann ich noch nicht viel.</text:p>
      <text:p text:style-name="P47">Aber einiges geht schon ganz gut!</text:p>
      <text:p text:style-name="P47">+++++++++++++++++++++++++++++++++</text:p>
      <text:p text:style-name="P47"/>
      <text:p text:style-name="P47">s73889@isys13:~/uprakt&gt; </text:p>
      <text:p text:style-name="P47">s73889@isys13:~/uprakt&gt; </text:p>
      <text:p text:style-name="P47"/>
      <text:p text:style-name="P47"/>
      <text:p text:style-name="P47"/>
      <text:p text:style-name="P47">s73889@isys13:~/uprakt&gt; cc -c unix.c up1.c</text:p>
      <text:p text:style-name="P47">s73889@isys13:~/uprakt&gt; ls</text:p>
      <text:p text:style-name="P47">a.out <text:s text:c="22"/>ergebnis.txt <text:s text:c="2"/>home.txt <text:s/>kunst.c <text:s/>text <text:s text:c="3"/>unix.o <text:s/>up1.o</text:p>
      <text:p text:style-name="P47">betriebssysteme_uprakt.odt <text:s/>hinweise_home <text:s/>korr-c <text:s text:c="3"/>kunst.o <text:s/>unix.c <text:s/>up1.c</text:p>
      <text:p text:style-name="P47">s73889@isys13:~/uprakt&gt; 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124"><text:soft-page-break/>AUFGABE 2</text:p>
      <text:p text:style-name="P124"/>
      <text:p text:style-name="P85">s73889@isys13:~/uprakt&gt; cat /glb/studi/parmueb</text:p>
      <text:p text:style-name="P85"/>
      <text:p text:style-name="P85">echo "ich heisse $0"</text:p>
      <text:p text:style-name="P85">echo "ich wurde mit $# Parametern aufgerufen"</text:p>
      <text:p text:style-name="P85">echo "mein erster <text:s/>Parameter ist $1"</text:p>
      <text:p text:style-name="P85">echo "mein zweiter Parameter ist $2"</text:p>
      <text:p text:style-name="P85">echo "mein dritter Parameter ist $3"</text:p>
      <text:p text:style-name="P85">echo "mein vierter Parameter ist $4"</text:p>
      <text:p text:style-name="P85">echo "mein fuenfter Parameter ist $5"</text:p>
      <text:p text:style-name="P85">echo "meine saemtlichen Parameter: $*"</text:p>
      <text:p text:style-name="P85">s73889@isys13:~/uprakt&gt; </text:p>
      <text:p text:style-name="P85">s73889@isys13:~/uprakt&gt; </text:p>
      <text:p text:style-name="P85">s73889@isys13:~/uprakt&gt; /glb/studi/parmueb</text:p>
      <text:p text:style-name="P85">ich heisse /glb/studi/parmueb</text:p>
      <text:p text:style-name="P85">ich wurde mit 0 Parametern aufgerufen</text:p>
      <text:p text:style-name="P85">mein erster <text:s/>Parameter ist </text:p>
      <text:p text:style-name="P85">mein zweiter Parameter ist </text:p>
      <text:p text:style-name="P85">mein dritter Parameter ist </text:p>
      <text:p text:style-name="P85">mein vierter Parameter ist </text:p>
      <text:p text:style-name="P85">mein fuenfter Parameter ist </text:p>
      <text:p text:style-name="P85">meine saemtlichen Parameter: </text:p>
      <text:p text:style-name="P85">s73889@isys13:~/uprakt&gt; /glb/studi/parmueb hallo ballo</text:p>
      <text:p text:style-name="P85">ich heisse /glb/studi/parmueb</text:p>
      <text:p text:style-name="P85">ich wurde mit 2 Parametern aufgerufen</text:p>
      <text:p text:style-name="P85">mein erster <text:s/>Parameter ist hallo</text:p>
      <text:p text:style-name="P85">mein zweiter Parameter ist ballo</text:p>
      <text:p text:style-name="P85">mein dritter Parameter ist </text:p>
      <text:p text:style-name="P85">mein vierter Parameter ist </text:p>
      <text:p text:style-name="P85">mein fuenfter Parameter ist </text:p>
      <text:p text:style-name="P85">meine saemtlichen Parameter: hallo ballo</text:p>
      <text:p text:style-name="P85">s73889@isys13:~/uprakt&gt; </text:p>
      <text:p text:style-name="P85">s73889@isys13:~/uprakt&gt; /glb/studi/parmueb h k j f g l l l l </text:p>
      <text:p text:style-name="P85">ich heisse /glb/studi/parmueb</text:p>
      <text:p text:style-name="P85">ich wurde mit 9 Parametern aufgerufen</text:p>
      <text:p text:style-name="P85">mein erster <text:s/>Parameter ist h</text:p>
      <text:p text:style-name="P85">mein zweiter Parameter ist k</text:p>
      <text:p text:style-name="P85">mein dritter Parameter ist j</text:p>
      <text:p text:style-name="P85">mein vierter Parameter ist f</text:p>
      <text:p text:style-name="P85">mein fuenfter Parameter ist g</text:p>
      <text:p text:style-name="P85">meine saemtlichen Parameter: h k j f g l l l l</text:p>
      <text:p text:style-name="P48"><text:a xlink:type="simple" xlink:href="mailto:s73889@isys13" text:style-name="Internet_20_link" text:visited-style-name="Visited_20_Internet_20_Link"><text:span text:style-name="T6">s73889@isys13</text:span></text:a><text:span text:style-name="T6">:~/uprakt&gt; </text:span></text:p>
      <text:p text:style-name="P85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125"><text:soft-page-break/>13.11.2015</text:p>
      <text:p text:style-name="P125"/>
      <text:p text:style-name="P126">TEIL 4</text:p>
      <text:p text:style-name="P126">AUFGABE 2</text:p>
      <text:p text:style-name="P126"/>
      <text:p text:style-name="P49"/>
      <text:p text:style-name="P55">s73889@isys3:~/uprakt&gt; nano proz4a</text:p>
      <text:p text:style-name="P55">s73889@isys3:~/uprakt&gt; ls</text:p>
      <text:p text:style-name="P55">betriebssysteme_uprakt.odt <text:s/>ergebnis.txt <text:s text:c="2"/>home.txt <text:s/>kunst.c <text:s/>text <text:s text:c="3"/>unix.o <text:s/>up1.o</text:p>
      <text:p text:style-name="P55">d12 <text:s text:c="24"/>hinweise_home <text:s/>korr-c <text:s text:c="3"/>proz4ax <text:s/>unix.c <text:s/>up1.c</text:p>
      <text:p text:style-name="P55">s73889@isys3:~/uprakt&gt; less proz4ax</text:p>
      <text:p text:style-name="P55">s73889@isys3:~/uprakt&gt; proz4ax</text:p>
      <text:p text:style-name="P55">If 'proz4ax' is not a typo you can use command-not-found to lookup the package that contains it, like this:</text:p>
      <text:p text:style-name="P55"><text:s text:c="4"/>cnf proz4ax</text:p>
      <text:p text:style-name="P55">s73889@isys3:~/uprakt&gt; ./proz4ax</text:p>
      <text:p text:style-name="P55">bash: ./proz4ax: Keine Berechtigung</text:p>
      <text:p text:style-name="P55">s73889@isys3:~/uprakt&gt; nano proz4b</text:p>
      <text:p text:style-name="P55">s73889@isys3:~/uprakt&gt; less proz4b</text:p>
      <text:p text:style-name="P55">s73889@isys3:~/uprakt&gt; mv proz4ax proz4a</text:p>
      <text:p text:style-name="P55">s73889@isys3:~/uprakt&gt; ls -l</text:p>
      <text:p text:style-name="P55">insgesamt 60</text:p>
      <text:p text:style-name="P55">-rw-r--r-- 1 s73889 iw15 13917 21. Okt 08:51 betriebssysteme_uprakt.odt</text:p>
      <text:p text:style-name="P55">-rw-r--r-- 1 s73889 iw15 <text:s text:c="2"/>820 11. Nov 08:38 d12</text:p>
      <text:p text:style-name="P55">-rw-r--r-- 1 s73889 iw15 <text:s text:c="2"/>100 28. Okt 07:55 ergebnis.txt</text:p>
      <text:p text:style-name="P55">-rw-r--r-- 1 s73889 iw15 <text:s text:c="2"/>123 11. Nov 08:34 hinweise_home</text:p>
      <text:p text:style-name="P55">-rw-r--r-- 1 s73889 iw15 <text:s text:c="3"/>88 28. Okt 08:02 home.txt</text:p>
      <text:p text:style-name="P55">-rw-r--r-- 1 s73889 iw15 <text:s text:c="2"/>697 <text:s/>6. Nov 12:21 korr-c</text:p>
      <text:p text:style-name="P55">-rw-r--r-- 1 s73889 iw15 <text:s text:c="3"/>98 11. Nov 07:58 kunst.c</text:p>
      <text:p text:style-name="P40">-rw-r--r-- 1 s73889 iw15 <text:s text:c="3"/>63 13. Nov 11:50 proz4a</text:p>
      <text:p text:style-name="P40">-rw-r--r-- 1 s73889 iw15 <text:s text:c="3"/>33 13. Nov 11:52 proz4b</text:p>
      <text:p text:style-name="P55">drwxr-xr-x 2 s73889 iw15 <text:s/>4096 28. Okt 08:27 text</text:p>
      <text:p text:style-name="P55">-rw-r--r-- 1 s73889 iw15 <text:s text:c="3"/>86 11. Nov 08:06 unix.c</text:p>
      <text:p text:style-name="P55">-rw-r--r-- 1 s73889 iw15 <text:s/>1076 11. Nov 08:52 unix.o</text:p>
      <text:p text:style-name="P55">-rw-r--r-- 1 s73889 iw15 <text:s text:c="2"/>504 11. Nov 08:13 up1.c</text:p>
      <text:p text:style-name="P55">-rw-r--r-- 1 s73889 iw15 <text:s/>1464 11. Nov 08:52 up1.o</text:p>
      <text:p text:style-name="P55">s73889@isys3:~/uprakt&gt; less proz4a</text:p>
      <text:p text:style-name="P55">s73889@isys3:~/uprakt&gt; </text:p>
      <text:p text:style-name="P55"/>
      <text:p text:style-name="P50">s73889@isys3:~/uprakt&gt; sh proz4a</text:p>
      <text:p text:style-name="P50">proz4a-1: </text:p>
      <text:p text:style-name="P50">proz4b-1: </text:p>
      <text:p text:style-name="P50">proz4a-2: -texta</text:p>
      <text:p text:style-name="P50">s73889@isys3:~/uprakt&gt; sh proz4b</text:p>
      <text:p text:style-name="P50">proz4b-1: </text:p>
      <text:p text:style-name="P50">s73889@isys3:~/uprakt&gt; x=text0</text:p>
      <text:p text:style-name="P50">s73889@isys3:~/uprakt&gt; sh proz4a</text:p>
      <text:p text:style-name="P50">proz4a-1: </text:p>
      <text:p text:style-name="P50">proz4b-1: </text:p>
      <text:p text:style-name="P50">proz4a-2: -texta</text:p>
      <text:p text:style-name="P50">s73889@isys3:~/uprakt&gt; x=text1</text:p>
      <text:p text:style-name="P50">s73889@isys3:~/uprakt&gt; . proz4a</text:p>
      <text:p text:style-name="P50"><text:soft-page-break/>proz4a-1: text1</text:p>
      <text:p text:style-name="P50">proz4b-1: </text:p>
      <text:p text:style-name="P50">proz4a-2: text1-texta</text:p>
      <text:p text:style-name="P50">s73889@isys3:~/uprakt&gt; less proz4a</text:p>
      <text:p text:style-name="P50">s73889@isys3:~/uprakt&gt; less proz4a</text:p>
      <text:p text:style-name="P50">s73889@isys3:~/uprakt&gt; x=text2</text:p>
      <text:p text:style-name="P50">s73889@isys3:~/uprakt&gt; export x</text:p>
      <text:p text:style-name="P50">s73889@isys3:~/uprakt&gt; sh proz4a</text:p>
      <text:p text:style-name="P50">proz4a-1: text2</text:p>
      <text:p text:style-name="P50">proz4b-1: text2-texta</text:p>
      <text:p text:style-name="P50">proz4a-2: text2-texta</text:p>
      <text:p text:style-name="P50">s73889@isys3:~/uprakt&gt; </text:p>
      <text:p text:style-name="P50"/>
      <text:p text:style-name="P30">20.11.2015</text:p>
      <text:p text:style-name="P30"/>
      <text:p text:style-name="P31">TEIL 4 AUFGABE 4</text:p>
      <text:p text:style-name="P31"/>
      <text:p text:style-name="P51">s73889@isys3:~/uprakt&gt; kwrite</text:p>
      <text:p text:style-name="P51">s73889@isys3:~/uprakt&gt; kwrite proz5_1</text:p>
      <text:p text:style-name="P51">kwrite(3331) KMimeTypeRepository::parents: "/usr/share/mime/subclasses" <text:s/>refers to unknown mimetype <text:s/>"application/vnd.ms-excel.sheet.binary.macroEnabled.12" </text:p>
      <text:p text:style-name="P51">kwrite(3331) KMimeTypeRepository::parents: "/usr/share/mime/subclasses" <text:s/>refers to unknown mimetype <text:s/>"application/vnd.ms-excel.addin.macroEnabled.12" </text:p>
      <text:p text:style-name="P51">kwrite(3331) KMimeTypeRepository::parents: "/usr/share/mime/subclasses" <text:s/>refers to unknown mimetype <text:s/>"application/vnd.ms-powerpoint.slideshow.macroEnabled.12" </text:p>
      <text:p text:style-name="P51">kwrite(3331) KMimeTypeRepository::parents: "/usr/share/mime/subclasses" <text:s/>refers to unknown mimetype <text:s/>"application/vnd.ms-excel.sheet.macroEnabled.12" </text:p>
      <text:p text:style-name="P51">kwrite(3331) KMimeTypeRepository::parents: "/usr/share/mime/subclasses" <text:s/>refers to unknown mimetype <text:s/>"application/vnd.ms-powerpoint.presentation.macroEnabled.12" </text:p>
      <text:p text:style-name="P51">kwrite(3331) KMimeTypeRepository::parents: "/usr/share/mime/subclasses" <text:s/>refers to unknown mimetype <text:s/>"application/vnd.ms-word.template.macroEnabled.12" </text:p>
      <text:p text:style-name="P51">kwrite(3331) KMimeTypeRepository::parents: "/usr/share/mime/subclasses" <text:s/>refers to unknown mimetype <text:s/>"application/vnd.ms-excel.template.macroEnabled.12" </text:p>
      <text:p text:style-name="P51">kwrite(3331) KMimeTypeRepository::parents: "/usr/share/mime/subclasses" <text:s/>refers to unknown mimetype <text:s/>"application/vnd.ms-powerpoint.template.macroEnabled.12" </text:p>
      <text:p text:style-name="P51">kwrite(3331) KMimeTypeRepository::parents: "/usr/share/mime/subclasses" <text:s/>refers to unknown mimetype <text:s/>"application/vnd.ms-word.document.macroEnabled.12" </text:p>
      <text:p text:style-name="P51">kwrite(3331) KMimeTypeRepository::parents: "/usr/share/mime/subclasses" <text:s/>refers to unknown mimetype <text:s/>"application/vnd.ms-powerpoint.slide.macroEnabled.12" </text:p>
      <text:p text:style-name="P51">s73889@isys3:~/uprakt&gt; ls proz</text:p>
      <text:p text:style-name="P51">proz4a <text:s text:c="2"/>proz4b <text:s text:c="2"/>proz5_1 <text:s/></text:p>
      <text:p text:style-name="P51">s73889@isys3:~/uprakt&gt; ls proz</text:p>
      <text:p text:style-name="P51">proz4a <text:s text:c="2"/>proz4b <text:s text:c="2"/>proz5_1 <text:s/></text:p>
      <text:p text:style-name="P51">s73889@isys3:~/uprakt&gt; cat proz5_1 </text:p>
      <text:p text:style-name="P51">hallo</text:p>
      <text:p text:style-name="P51">s73889@isys3:~/uprakt&gt; vi proz5_1 </text:p>
      <text:p text:style-name="P51">s73889@isys3:~/uprakt&gt; ls</text:p>
      <text:p text:style-name="P51">a.out <text:s text:c="22"/>d12 <text:s text:c="10"/>hinweise_home <text:s/>korr-c <text:s text:c="2"/>oks <text:s text:c="4"/>proz4b <text:s text:c="2"/>text <text:s text:c="3"/>unix.o <text:s/>up1.o</text:p>
      <text:p text:style-name="P51">betriebssysteme_uprakt.odt <text:s/>ergebnis.txt <text:s/>home.txt <text:s text:c="6"/>kunst.c <text:s/>proz4a <text:s/>proz5_1 <text:s/>unix.c <text:s/>up1.c</text:p>
      <text:p text:style-name="P51">s73889@isys3:~/uprakt&gt; less proz5_1</text:p>
      <text:p text:style-name="P51">s73889@isys3:~/uprakt&gt; vi <text:s/>proz5_1 </text:p>
      <text:p text:style-name="P51">s73889@isys3:~/uprakt&gt; less proz5_1</text:p>
      <text:p text:style-name="P51"><text:soft-page-break/>s73889@isys3:~/uprakt&gt; </text:p>
      <text:p text:style-name="P51"/>
      <text:p text:style-name="P51"/>
      <text:p text:style-name="P51"/>
      <text:p text:style-name="P52">LÖSUNG</text:p>
      <text:p text:style-name="P52"/>
      <text:p text:style-name="P52">s73889@isys3:~/uprakt&gt; cd /</text:p>
      <text:p text:style-name="P52">s73889@isys3:/&gt; cd glb/studi</text:p>
      <text:p text:style-name="P52">s73889@isys3:/glb/studi&gt; less parmueb</text:p>
      <text:p text:style-name="P52">s73889@isys3:/glb/studi&gt; cd ~</text:p>
      <text:p text:style-name="P52">s73889@isys3:~&gt; cd uprakt</text:p>
      <text:p text:style-name="P52">s73889@isys3:~/uprakt&gt; ls</text:p>
      <text:p text:style-name="P52">a.out <text:s text:c="22"/>d12 <text:s text:c="10"/>hinweise_home <text:s/>korr-c <text:s text:c="2"/>oks <text:s text:c="4"/>proz4b <text:s text:c="2"/>text <text:s text:c="3"/>unix.o <text:s/>up1.o</text:p>
      <text:p text:style-name="P52">betriebssysteme_uprakt.odt <text:s/>ergebnis.txt <text:s/>home.txt <text:s text:c="6"/>kunst.c <text:s/>proz4a <text:s/>proz5_1 <text:s/>unix.c <text:s/>up1.c</text:p>
      <text:p text:style-name="P52">s73889@isys3:~/uprakt&gt; nano proz5_1</text:p>
      <text:p text:style-name="P52">s73889@isys3:~/uprakt&gt; ./proz5_1</text:p>
      <text:p text:style-name="P52">bash: ./proz5_1: Keine Berechtigung</text:p>
      <text:p text:style-name="P52">s73889@isys3:~/uprakt&gt; <text:span text:style-name="T3">./proz5_1 ~/uprakt</text:span></text:p>
      <text:p text:style-name="P52">bash: ./proz5_1: Keine Berechtigung</text:p>
      <text:p text:style-name="P52">s73889@isys3:~/uprakt&gt; ls -l proz5_1</text:p>
      <text:p text:style-name="P52">-rw-r--r-- 1 s73889 iw15 20 20. Nov 12:09 proz5_1</text:p>
      <text:p text:style-name="P52">s73889@isys3:~/uprakt&gt; chmod u+x proz5_1</text:p>
      <text:p text:style-name="P52">s73889@isys3:~/uprakt&gt; ls -l proz5_1</text:p>
      <text:p text:style-name="P52">-rwxr--r-- 1 s73889 iw15 20 20. Nov 12:09 proz5_1</text:p>
      <text:p text:style-name="P52">s73889@isys3:~/uprakt&gt; ls -l proz5_1</text:p>
      <text:p text:style-name="P52">-rwxr--r-- 1 s73889 iw15 20 20. Nov 12:09 proz5_1</text:p>
      <text:p text:style-name="P41">s73889@isys3:~/uprakt&gt; ./proz5_1 ~/uprakt</text:p>
      <text:p text:style-name="P52">insgesamt 72</text:p>
      <text:p text:style-name="P52">-rwxr-xr-x 1 s73889 iw15 10760 20. Nov 11:19 a.out</text:p>
      <text:p text:style-name="P52">-rw-r--r-- 1 s73889 iw15 13917 21. Okt 08:51 betriebssysteme_uprakt.odt</text:p>
      <text:p text:style-name="P52">-rw-r--r-- 1 s73889 iw15 <text:s text:c="2"/>820 11. Nov 08:38 d12</text:p>
      <text:p text:style-name="P52">-rw-r--r-- 1 s73889 iw15 <text:s text:c="2"/>100 28. Okt 07:55 ergebnis.txt</text:p>
      <text:p text:style-name="P52">-rw-r--r-- 1 s73889 iw15 <text:s text:c="2"/>123 11. Nov 08:34 hinweise_home</text:p>
      <text:p text:style-name="P52">-rw-r--r-- 1 s73889 iw15 <text:s text:c="3"/>88 28. Okt 08:02 home.txt</text:p>
      <text:p text:style-name="P52">-rw-r--r-- 1 s73889 iw15 <text:s text:c="2"/>697 <text:s/>6. Nov 12:21 korr-c</text:p>
      <text:p text:style-name="P52">-rw-r--r-- 1 s73889 iw15 <text:s text:c="3"/>98 11. Nov 07:58 kunst.c</text:p>
      <text:p text:style-name="P52">-rw-r--r-- 1 s73889 iw15 <text:s text:c="3"/>30 20. Nov 11:30 oks</text:p>
      <text:p text:style-name="P52">-rw-r--r-- 1 s73889 iw15 <text:s text:c="3"/>63 13. Nov 11:50 proz4a</text:p>
      <text:p text:style-name="P52">-rw-r--r-- 1 s73889 iw15 <text:s text:c="3"/>33 13. Nov 11:52 proz4b</text:p>
      <text:p text:style-name="P52">-rwxr--r-- 1 s73889 iw15 <text:s text:c="3"/>20 20. Nov 12:09 proz5_1</text:p>
      <text:p text:style-name="P52">drwxr-xr-x 2 s73889 iw15 <text:s/>4096 28. Okt 08:27 text</text:p>
      <text:p text:style-name="P52">-rw-r--r-- 1 s73889 iw15 <text:s text:c="3"/>86 11. Nov 08:06 unix.c</text:p>
      <text:p text:style-name="P52">-rw-r--r-- 1 s73889 iw15 <text:s/>1076 11. Nov 08:52 unix.o</text:p>
      <text:p text:style-name="P52">-rw-r--r-- 1 s73889 iw15 <text:s text:c="2"/>504 11. Nov 08:13 up1.c</text:p>
      <text:p text:style-name="P52">-rw-r--r-- 1 s73889 iw15 <text:s/>1464 11. Nov 08:52 up1.o</text:p>
      <text:p text:style-name="P52">drwxr-xr-x 3 s73889 iw15 4096 20. Nov 12:07 /u_nfs4/iw15/s73889/uprakt</text:p>
      <text:p text:style-name="P52">s73889@isys3:~/uprakt&gt; nano proz5_1</text:p>
      <text:p text:style-name="P52">s73889@isys3:~/uprakt&gt; ./proz5_1 ~/uprakt</text:p>
      <text:p text:style-name="P53">Dateirechte /u_nfs4/iw15/s73889/uprakt</text:p>
      <text:p text:style-name="P52">insgesamt 76</text:p>
      <text:p text:style-name="P52">-rwxr-xr-x 1 s73889 iw15 10760 20. Nov 11:19 a.out</text:p>
      <text:p text:style-name="P52">-rw-r--r-- 1 s73889 iw15 13917 21. Okt 08:51 betriebssysteme_uprakt.odt</text:p>
      <text:p text:style-name="P52"><text:soft-page-break/>-rw-r--r-- 1 s73889 iw15 <text:s text:c="2"/>820 11. Nov 08:38 d12</text:p>
      <text:p text:style-name="P52">-rw-r--r-- 1 s73889 iw15 <text:s text:c="2"/>100 28. Okt 07:55 ergebnis.txt</text:p>
      <text:p text:style-name="P52">-rw-r--r-- 1 s73889 iw15 <text:s text:c="2"/>123 11. Nov 08:34 hinweise_home</text:p>
      <text:p text:style-name="P52">-rw-r--r-- 1 s73889 iw15 <text:s text:c="3"/>88 28. Okt 08:02 home.txt</text:p>
      <text:p text:style-name="P52">-rw-r--r-- 1 s73889 iw15 <text:s text:c="2"/>697 <text:s/>6. Nov 12:21 korr-c</text:p>
      <text:p text:style-name="P52">-rw-r--r-- 1 s73889 iw15 <text:s text:c="3"/>98 11. Nov 07:58 kunst.c</text:p>
      <text:p text:style-name="P52">-rw-r--r-- 1 s73889 iw15 <text:s text:c="3"/>30 20. Nov 11:30 oks</text:p>
      <text:p text:style-name="P52">-rw-r--r-- 1 s73889 iw15 <text:s text:c="3"/>63 13. Nov 11:50 proz4a</text:p>
      <text:p text:style-name="P52">-rw-r--r-- 1 s73889 iw15 <text:s text:c="3"/>33 13. Nov 11:52 proz4b</text:p>
      <text:p text:style-name="P52">-rwxr--r-- 1 s73889 iw15 <text:s text:c="3"/>70 20. Nov 12:13 proz5_1</text:p>
      <text:p text:style-name="P52">drwxr-xr-x 2 s73889 iw15 <text:s/>4096 28. Okt 08:27 text</text:p>
      <text:p text:style-name="P52">-rw-r--r-- 1 s73889 iw15 <text:s text:c="3"/>86 11. Nov 08:06 unix.c</text:p>
      <text:p text:style-name="P52">-rw-r--r-- 1 s73889 iw15 <text:s/>1076 11. Nov 08:52 unix.o</text:p>
      <text:p text:style-name="P52">-rw-r--r-- 1 s73889 iw15 <text:s text:c="2"/>504 11. Nov 08:13 up1.c</text:p>
      <text:p text:style-name="P52">-rw-r--r-- 1 s73889 iw15 <text:s/>1464 11. Nov 08:52 up1.o</text:p>
      <text:p text:style-name="P53">Verzeichnisrechte /u_nfs4/iw15/s73889/uprakt</text:p>
      <text:p text:style-name="P52">drwxr-xr-x 3 s73889 iw15 4096 20. Nov 12:07 /u_nfs4/iw15/s73889/uprakt</text:p>
      <text:p text:style-name="P52">s73889@isys3:~/uprakt&gt; </text:p>
      <text:p text:style-name="P52"/>
      <text:p text:style-name="P52">GESCHRIEBENES PROZEDUR MIT NANO <text:s/></text:p>
      <text:p text:style-name="P52"/>
      <text:p text:style-name="P52"><text:s text:c="2"/>GNU nano 2.4.2 <text:s text:c="26"/>Datei: proz5_1 <text:s text:c="61"/></text:p>
      <text:p text:style-name="P52"/>
      <text:p text:style-name="P41">echo "Dateirechte $1"</text:p>
      <text:p text:style-name="P41">ls -l $1</text:p>
      <text:p text:style-name="P41">echo "Verzeichnisrechte $1"</text:p>
      <text:p text:style-name="P41">ls -ld $1</text:p>
      <text:p text:style-name="P41"/>
      <text:p text:style-name="P41"/>
      <text:p text:style-name="P41"/>
      <text:p text:style-name="P42"/>
      <text:p text:style-name="P42">echo "Dateirechte $1"</text:p>
      <text:p text:style-name="P42">ls -l $1</text:p>
      <text:p text:style-name="P42">echo "Verzeichnisrechte $1"</text:p>
      <text:p text:style-name="P42">ls -ld $1</text:p>
      <text:p text:style-name="P39">echo "Working Directory $2"</text:p>
      <text:p text:style-name="P39">pwd $2</text:p>
      <text:p text:style-name="P127"/>
      <text:p text:style-name="P41"/>
      <text:p text:style-name="P54">s73889@isys3:~/uprakt&gt; nano proz5_1</text:p>
      <text:p text:style-name="P54">s73889@isys3:~/uprakt&gt; ./proz5_1 ~/uprakt </text:p>
      <text:p text:style-name="P54">Dateirechte /u_nfs4/iw15/s73889/uprakt</text:p>
      <text:p text:style-name="P54">insgesamt 76</text:p>
      <text:p text:style-name="P54">-rwxr-xr-x 1 s73889 iw15 10760 20. Nov 11:19 a.out</text:p>
      <text:p text:style-name="P54">-rw-r--r-- 1 s73889 iw15 13917 21. Okt 08:51 betriebssysteme_uprakt.odt</text:p>
      <text:p text:style-name="P54">-rw-r--r-- 1 s73889 iw15 <text:s text:c="2"/>820 11. Nov 08:38 d12</text:p>
      <text:p text:style-name="P54">-rw-r--r-- 1 s73889 iw15 <text:s text:c="2"/>100 28. Okt 07:55 ergebnis.txt</text:p>
      <text:p text:style-name="P54">-rw-r--r-- 1 s73889 iw15 <text:s text:c="2"/>123 11. Nov 08:34 hinweise_home</text:p>
      <text:p text:style-name="P54">-rw-r--r-- 1 s73889 iw15 <text:s text:c="3"/>88 28. Okt 08:02 home.txt</text:p>
      <text:p text:style-name="P54">-rw-r--r-- 1 s73889 iw15 <text:s text:c="2"/>697 <text:s/>6. Nov 12:21 korr-c</text:p>
      <text:p text:style-name="P54">-rw-r--r-- 1 s73889 iw15 <text:s text:c="3"/>98 11. Nov 07:58 kunst.c</text:p>
      <text:p text:style-name="P54">-rw-r--r-- 1 s73889 iw15 <text:s text:c="3"/>30 20. Nov 11:30 oks</text:p>
      <text:p text:style-name="P54"><text:soft-page-break/>-rw-r--r-- 1 s73889 iw15 <text:s text:c="3"/>63 13. Nov 11:50 proz4a</text:p>
      <text:p text:style-name="P54">-rw-r--r-- 1 s73889 iw15 <text:s text:c="3"/>33 13. Nov 11:52 proz4b</text:p>
      <text:p text:style-name="P54">-rwxr--r-- 1 s73889 iw15 <text:s text:c="2"/>104 20. Nov 12:24 proz5_1</text:p>
      <text:p text:style-name="P54">drwxr-xr-x 2 s73889 iw15 <text:s/>4096 28. Okt 08:27 text</text:p>
      <text:p text:style-name="P54">-rw-r--r-- 1 s73889 iw15 <text:s text:c="3"/>86 11. Nov 08:06 unix.c</text:p>
      <text:p text:style-name="P54">-rw-r--r-- 1 s73889 iw15 <text:s/>1076 11. Nov 08:52 unix.o</text:p>
      <text:p text:style-name="P54">-rw-r--r-- 1 s73889 iw15 <text:s text:c="2"/>504 11. Nov 08:13 up1.c</text:p>
      <text:p text:style-name="P54">-rw-r--r-- 1 s73889 iw15 <text:s/>1464 11. Nov 08:52 up1.o</text:p>
      <text:p text:style-name="P54">Verzeichnisrechte /u_nfs4/iw15/s73889/uprakt</text:p>
      <text:p text:style-name="P54">drwxr-xr-x 3 s73889 iw15 4096 20. Nov 12:07 /u_nfs4/iw15/s73889/uprakt</text:p>
      <text:p text:style-name="P54">Working Directory </text:p>
      <text:p text:style-name="P54">/u_nfs4/iw15/s73889/uprakt</text:p>
      <text:p text:style-name="P54">s73889@isys3:~/uprakt&gt; </text:p>
      <text:p text:style-name="P54"/>
      <text:p text:style-name="P32"/>
      <text:p text:style-name="P32"/>
      <text:p text:style-name="P32"/>
      <text:p text:style-name="P128"/>
      <text:p text:style-name="P129">25.11.2015</text:p>
      <text:p text:style-name="P128"/>
      <text:p text:style-name="P128"/>
      <text:p text:style-name="P128"/>
      <text:p text:style-name="P128">TEIL 5 AUFGABE 1</text:p>
      <text:p text:style-name="P56"/>
      <text:p text:style-name="P56"/>
      <text:p text:style-name="P56">s73889@isys4:~/uprakt&gt; nano aufgabe5_1</text:p>
      <text:p text:style-name="P56"/>
      <text:p text:style-name="P57"><text:s text:c="55"/></text:p>
      <text:p text:style-name="P140"/>
      <text:p text:style-name="P140">echo "d@:$@"</text:p>
      <text:p text:style-name="P140">echo "d*:$*"</text:p>
      <text:p text:style-name="P140">echo "d#:$#"</text:p>
      <text:p text:style-name="P140">echo "--------------------------------"</text:p>
      <text:p text:style-name="P140">cmd=<text:span text:style-name="T10">`</text:span>$@`</text:p>
      <text:p text:style-name="P140">echo "Ausgabemedium: Drucker oder Datei"</text:p>
      <text:p text:style-name="P140">read DEST</text:p>
      <text:p text:style-name="P140">if [ "$DEST" == "lpr" ]</text:p>
      <text:p text:style-name="P140">then</text:p>
      <text:p text:style-name="P140"/>
      <text:p text:style-name="P140">echo "drucken..."</text:p>
      <text:p text:style-name="P140">echo $cmd | $DEST</text:p>
      <text:p text:style-name="P140">else</text:p>
      <text:p text:style-name="P140">echo "Ausgabe in eine Datei"</text:p>
      <text:p text:style-name="P140">echo $cmd &gt; $DEST</text:p>
      <text:p text:style-name="P140">fi</text:p>
      <text:p text:style-name="P91"/>
      <text:p text:style-name="P91"/>
      <text:p text:style-name="P91"/>
      <text:p text:style-name="P91"/>
      <text:p text:style-name="P91"/>
      <text:p text:style-name="P87"/>
      <text:p text:style-name="P86"><text:soft-page-break/>s73889@isys4:~/uprakt&gt; . aufgabe5_1</text:p>
      <text:p text:style-name="P86">d@:</text:p>
      <text:p text:style-name="P86">d*:</text:p>
      <text:p text:style-name="P86">d#:0</text:p>
      <text:p text:style-name="P86">--------------------------------</text:p>
      <text:p text:style-name="P86">Ausgabemedium: Drucker oder Datei</text:p>
      <text:p text:style-name="P86"/>
      <text:p text:style-name="P86">If '[==lpr]' is not a typo you can use command-not-found to lookup the package that contains it, like this:</text:p>
      <text:p text:style-name="P86"><text:s text:c="4"/>cnf [==lpr]</text:p>
      <text:p text:style-name="P86">Ausgabe in eine Datei</text:p>
      <text:p text:style-name="P86">bash: $DEST: Mehrdeutige Umlenkung.</text:p>
      <text:p text:style-name="P86">s73889@isys4:~/uprakt&gt; ls</text:p>
      <text:p text:style-name="P86">a.out <text:s text:c="22"/>bsp <text:s text:c="2"/>ergebnis.txt <text:s text:c="2"/>korr-c <text:s text:c="2"/>proz4_5 <text:s/>teil5_aufgabe1 <text:s/>unix.o</text:p>
      <text:p text:style-name="P86">aufgabe5_1 <text:s text:c="17"/>d12 <text:s text:c="2"/>hinweise_home <text:s/>kunst.c <text:s/>proz4a <text:s text:c="2"/>text <text:s text:c="11"/>up1.c</text:p>
      <text:p text:style-name="P86">betriebssysteme_uprakt.odt <text:s/>DEST <text:s/>home.txt <text:s text:c="6"/>oks <text:s text:c="5"/>proz4b <text:s text:c="2"/>unix.c <text:s text:c="9"/>up1.o</text:p>
      <text:p text:style-name="P86"/>
      <text:p text:style-name="P56"/>
      <text:p text:style-name="P57">s73889@isys4:~/uprakt&gt; nano aufgabe5_1</text:p>
      <text:p text:style-name="P57">s73889@isys4:~/uprakt&gt; sh aufgabe5_1 ls -l text</text:p>
      <text:p text:style-name="P58">d@:ls -l text</text:p>
      <text:p text:style-name="P59"/>
      <text:p text:style-name="P59"/>
      <text:p text:style-name="P59">echo "d@:$@" <text:s text:c="37"/># $@ was das programm ausführt und <text:s/>das was wir eingeben</text:p>
      <text:p text:style-name="P59">echo "d*:$*" <text:s text:c="37"/># es zeigt uns alle Positionsparameter</text:p>
      <text:p text:style-name="P59">echo "d#:$#" <text:s text:c="37"/># es zeigt uns die Anzahl der Positionsparameter</text:p>
      <text:p text:style-name="P59">echo "--------------------------------"</text:p>
      <text:p text:style-name="P59">cmd=`$@`</text:p>
      <text:p text:style-name="P59">echo "Ausgabemedium: Drucker oder Datei"</text:p>
      <text:p text:style-name="P59">read DEST</text:p>
      <text:p text:style-name="P59">if [ "$DEST" == "lpr" ] <text:s text:c="8"/># es wird geprüft, ob es durch die Tastatur eingegeben wurde,ob gedruckt werden soll</text:p>
      <text:p text:style-name="P59">then </text:p>
      <text:p text:style-name="P59">echo "drucken..." <text:s text:c="14"/></text:p>
      <text:p text:style-name="P59">echo $cmd | $DEST <text:s text:c="17"/># hier wird es gedruckt</text:p>
      <text:p text:style-name="P59">else </text:p>
      <text:p text:style-name="P59">echo "Ausgabe in eine Datei" <text:s text:c="8"/>#ansonsten wird es in eine Datei geschoben</text:p>
      <text:p text:style-name="P59">echo $cmd &gt; $DEST <text:s text:c="19"/># es wird in die Datei geschoben <text:s text:c="2"/>cmd &gt;&gt; was ausgeführt werden soll</text:p>
      <text:p text:style-name="P59">fi</text:p>
      <text:p text:style-name="P59"/>
      <text:p text:style-name="P57">d*:ls -l text</text:p>
      <text:p text:style-name="P57">d#:3</text:p>
      <text:p text:style-name="P57">--------------------------------</text:p>
      <text:p text:style-name="P57">Ausgabemedium: Drucker oder Datei</text:p>
      <text:p text:style-name="P57">dat1</text:p>
      <text:p text:style-name="P57">Ausgabe in eine Datei</text:p>
      <text:p text:style-name="P57">s73889@isys4:~/uprakt&gt; more dat1</text:p>
      <text:p text:style-name="P57">insgesamt 8 -rw-r--r-- 1 s73889 iw15 39 23. Okt 12:34 datei.txt -rw-r--r-- 1 s73889 iw15 1634 23. Okt 12:40 ergebnis.tx</text:p>
      <text:p text:style-name="P57">t -rw-r--r-- 1 s73889 iw15 1595 23. Okt 12:22 hinweise -rw-r--r-- 1 s73889 iw15 39 23. Okt <text:soft-page-break/>12:39 irgendeindateiname -rw</text:p>
      <text:p text:style-name="P57">-r--r-- 1 s73889 iw15 0 23. Okt 12:31 Kenntnis</text:p>
      <text:p text:style-name="P57">s73889@isys4:~/uprakt&gt; sh aufgabe5_1 ls -dl text</text:p>
      <text:p text:style-name="P57">d@:ls -dl text</text:p>
      <text:p text:style-name="P57">d*:ls -dl text</text:p>
      <text:p text:style-name="P57">d#:3</text:p>
      <text:p text:style-name="P57">--------------------------------</text:p>
      <text:p text:style-name="P57">Ausgabemedium: Drucker oder Datei</text:p>
      <text:p text:style-name="P57">dat2</text:p>
      <text:p text:style-name="P57">Ausgabe in eine Datei</text:p>
      <text:p text:style-name="P57">s73889@isys4:~/uprakt&gt;<text:span text:style-name="T7">sh </text:span><text:s/>more dat2</text:p>
      <text:p text:style-name="P57">drwxr-xr-x 2 s73889 iw15 4096 28. Okt 08:27 text</text:p>
      <text:p text:style-name="P57">s73889@isys4:~/uprakt&gt; nano <text:s/>aufgabe5_1</text:p>
      <text:p text:style-name="P57">s73889@isys4:~/uprakt&gt; </text:p>
      <text:p text:style-name="P57"/>
      <text:p text:style-name="P60">s73889@isys4:~/uprakt&gt; sh aufgabe5_1 ls -l text</text:p>
      <text:p text:style-name="P60">d@:ls -l text</text:p>
      <text:p text:style-name="P60">d*:ls -l text</text:p>
      <text:p text:style-name="P60">d#:3</text:p>
      <text:p text:style-name="P60">--------------------------------</text:p>
      <text:p text:style-name="P60">Ausgabemedium: Drucker oder Datei</text:p>
      <text:p text:style-name="P60">aufgabe5_13</text:p>
      <text:p text:style-name="P60">Ausgabe in eine Datei</text:p>
      <text:p text:style-name="P60">s73889@isys4:~/uprakt&gt; more aufgabe5_13</text:p>
      <text:p text:style-name="P60">insgesamt 8 -rw-r--r-- 1 s73889 iw15 39 23. Okt 12:34 datei.txt -rw-r--r-- 1 s73889 iw15 1634 23. Okt 12:40 ergebnis.tx</text:p>
      <text:p text:style-name="P60">t -rw-r--r-- 1 s73889 iw15 1595 23. Okt 12:22 hinweise -rw-r--r-- 1 s73889 iw15 39 23. Okt 12:39 irgendeindateiname -rw</text:p>
      <text:p text:style-name="P60">-r--r-- 1 s73889 iw15 0 23. Okt 12:31 Kenntnis</text:p>
      <text:p text:style-name="P60">s73889@isys4:~/uprakt&gt; </text:p>
      <text:p text:style-name="P60"/>
      <text:p text:style-name="P64">s73889@isys4:~/uprakt&gt; sh aufgabe5_1 ls -ld text</text:p>
      <text:p text:style-name="P63">d@:ls -ld text</text:p>
      <text:p text:style-name="P63">d*:ls -ld text</text:p>
      <text:p text:style-name="P63">d#:3</text:p>
      <text:p text:style-name="P63">--------------------------------</text:p>
      <text:p text:style-name="P63">Ausgabemedium: Drucker oder Datei</text:p>
      <text:p text:style-name="P63">angg1</text:p>
      <text:p text:style-name="P63">Ausgabe in eine Datei</text:p>
      <text:p text:style-name="P63">s73889@isys4:~/uprakt&gt; more angg1</text:p>
      <text:p text:style-name="P63">drwxr-xr-x 2 s73889 iw15 4096 28. Okt 08:27 text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130"><text:soft-page-break/>27.11.2015</text:p>
      <text:p text:style-name="P130"/>
      <text:p text:style-name="P130"/>
      <text:p text:style-name="P131">TEIL 5 AUFGABE <text:span text:style-name="T8">3</text:span></text:p>
      <text:p text:style-name="P131"/>
      <text:p text:style-name="P92"/>
      <text:p text:style-name="P93"/>
      <text:p text:style-name="P93"/>
      <text:p text:style-name="P93"/>
      <text:p text:style-name="P93">echo "d@:$@" <text:s text:c="37"/># $@ was das programm ausführt und <text:s/>das was wir eingeben</text:p>
      <text:p text:style-name="P93">echo "d*:$*" <text:s text:c="37"/># es zeigt uns alle Positinsparam<text:span text:style-name="T9">f</text:span>eter</text:p>
      <text:p text:style-name="P93">echo "d#:$#" <text:s text:c="37"/># es zeigt uns die Anzahl der Positionsparameter</text:p>
      <text:p text:style-name="P93">echo "--------------------------------"</text:p>
      <text:p text:style-name="P93">cmd=`$@`</text:p>
      <text:p text:style-name="P93">echo "Ausgabemedium: Drucker oder Datei"</text:p>
      <text:p text:style-name="P93">read DEST</text:p>
      <text:p text:style-name="P93">if [ "$DEST" == "lpr" ] <text:s text:c="8"/># es wird geprüft, ob es durch die Tastatur eingegeben wurde,ob gedruckt werden soll</text:p>
      <text:p text:style-name="P93">then </text:p>
      <text:p text:style-name="P93">echo "drucken..." <text:s text:c="14"/></text:p>
      <text:p text:style-name="P93">echo $cmd | $DEST <text:s text:c="17"/># hier wird es gedruckt</text:p>
      <text:p text:style-name="P93">else </text:p>
      <text:p text:style-name="P93">echo "Ausgabe in eine Datei" <text:s text:c="8"/>#ansonsten wird es in eine Datei geschoben</text:p>
      <text:p text:style-name="P93">echo $cmd &gt; $DEST <text:s text:c="19"/># es wird in die Datei geschoben <text:s text:c="2"/>cmd &gt;&gt; was ausgeführt werden soll</text:p>
      <text:p text:style-name="P93">fi</text:p>
      <text:p text:style-name="P93"/>
      <text:p text:style-name="P93"/>
      <text:p text:style-name="P93"/>
      <text:p text:style-name="P132">TEIL 5 AUFGABE <text:span text:style-name="T8">2</text:span></text:p>
      <text:p text:style-name="P66">s73889@isys4:~/uprakt&gt; ls -l</text:p>
      <text:p text:style-name="P66">insgesamt 84</text:p>
      <text:p text:style-name="P66">-rw-r--r-- 1 s73889 iw15 <text:s text:c="3"/>49 27. Nov 11:36 angg1</text:p>
      <text:p text:style-name="P66">-rw-r--r-- 1 s73889 iw15 <text:s text:c="2"/>265 25. Nov 08:36 aufgabe5_1</text:p>
      <text:p text:style-name="P66">-rw-r--r-- 1 s73889 iw15 <text:s text:c="3"/>49 25. Nov 08:40 aufgabe5_11</text:p>
      <text:p text:style-name="P66">-rw-r--r-- 1 s73889 iw15 <text:s text:c="3"/>49 25. Nov 08:37 aufgabe5_12</text:p>
      <text:p text:style-name="P66">-rw-r--r-- 1 s73889 iw15 <text:s text:c="2"/>285 25. Nov 08:43 aufgabe5_13</text:p>
      <text:p text:style-name="P66">-rw-r--r-- 1 s73889 iw15 <text:s text:c="2"/>408 27. Nov 11:44 aufgabe5_2</text:p>
      <text:p text:style-name="P66">-rw-r--r-- 1 s73889 iw15 13917 21. Okt 08:51 betriebssysteme_uprakt.odt</text:p>
      <text:p text:style-name="P66">-rw-r--r-- 1 s73889 iw15 <text:s text:c="3"/>88 25. Nov 07:51 bsp</text:p>
      <text:p text:style-name="P66">-rw-r--r-- 1 s73889 iw15 <text:s text:c="2"/>820 11. Nov 08:38 d12</text:p>
      <text:p text:style-name="P66">-rw-r--r-- 1 s73889 iw15 <text:s text:c="4"/>1 25. Nov 08:17 DEST</text:p>
      <text:p text:style-name="P66">-rw-r--r-- 1 s73889 iw15 <text:s text:c="2"/>100 28. Okt 07:55 ergebnis.txt</text:p>
      <text:p text:style-name="P66">-rw-r--r-- 1 s73889 iw15 <text:s text:c="2"/>123 11. Nov 08:34 hinweise_home</text:p>
      <text:p text:style-name="P66">-rw-r--r-- 1 s73889 iw15 <text:s text:c="3"/>88 28. Okt 08:02 home.txt</text:p>
      <text:p text:style-name="P66">-rw-r--r-- 1 s73889 iw15 <text:s text:c="2"/>697 <text:s/>6. Nov 12:21 korr-c</text:p>
      <text:p text:style-name="P66">-rw-r--r-- 1 s73889 iw15 <text:s text:c="3"/>98 11. Nov 07:58 kunst.c</text:p>
      <text:p text:style-name="P66">-rw-r--r-- 1 s73889 iw15 <text:s text:c="3"/>30 20. Nov 11:30 oks</text:p>
      <text:p text:style-name="P66">-rw-r--r-- 1 s73889 iw15 <text:s text:c="3"/>98 25. Nov 07:44 proz4_5</text:p>
      <text:p text:style-name="P66">-rw-r--r-- 1 s73889 iw15 <text:s text:c="3"/>65 25. Nov 07:40 proz4a</text:p>
      <text:p text:style-name="P66">-rw-r--r-- 1 s73889 iw15 <text:s text:c="3"/>33 25. Nov 07:36 proz4b</text:p>
      <text:p text:style-name="P66"><text:soft-page-break/>drwxr-xr-x 2 s73889 iw15 <text:s/>4096 28. Okt 08:27 text</text:p>
      <text:p text:style-name="P66">-rw-r--r-- 1 s73889 iw15 <text:s text:c="3"/>86 11. Nov 08:06 unix.c</text:p>
      <text:p text:style-name="P66">-rw-r--r-- 1 s73889 iw15 <text:s/>1076 11. Nov 08:52 unix.o</text:p>
      <text:p text:style-name="P66">-rw-r--r-- 1 s73889 iw15 <text:s text:c="2"/>504 11. Nov 08:13 up1.c</text:p>
      <text:p text:style-name="P66">-rw-r--r-- 1 s73889 iw15 <text:s/>1464 11. Nov 08:52 up1.o</text:p>
      <text:p text:style-name="P66">s73889@isys4:~/uprakt&gt; cc unix.c</text:p>
      <text:p text:style-name="P66">/tmp/cc2StlgS.o: In function `main':</text:p>
      <text:p text:style-name="P66">unix.c:(.text+0x16): undefined reference to `up1'</text:p>
      <text:p text:style-name="P66">collect2: error: ld returned 1 exit status</text:p>
      <text:p text:style-name="P66">s73889@isys4:~/uprakt&gt; cc kunst.c</text:p>
      <text:p text:style-name="P66">/usr/lib/gcc/i586-suse-linux/4.8/../../../crt1.o: In function `_start':</text:p>
      <text:p text:style-name="P66">/home/abuild/rpmbuild/BUILD/glibc-2.19/csu/../sysdeps/i386/start.S:111: undefined reference to `main'</text:p>
      <text:p text:style-name="P66">collect2: error: ld returned 1 exit status</text:p>
      <text:p text:style-name="P66">s73889@isys4:~/uprakt&gt; cc up1.c</text:p>
      <text:p text:style-name="P66">/usr/lib/gcc/i586-suse-linux/4.8/../../../crt1.o: In function `_start':</text:p>
      <text:p text:style-name="P66">/home/abuild/rpmbuild/BUILD/glibc-2.19/csu/../sysdeps/i386/start.S:111: undefined reference to `main'</text:p>
      <text:p text:style-name="P66">collect2: error: ld returned 1 exit status</text:p>
      <text:p text:style-name="P66">s73889@isys4:~/uprakt&gt; less unix.c</text:p>
      <text:p text:style-name="P66">s73889@isys4:~/uprakt&gt; nano unix.c</text:p>
      <text:p text:style-name="P66">s73889@isys4:~/uprakt&gt; nano up1.c</text:p>
      <text:p text:style-name="P66">s73889@isys4:~/uprakt&gt; cc unix.c</text:p>
      <text:p text:style-name="P66">unix.c:2:1: warning: data definition has no type or storage class [enabled by default]</text:p>
      <text:p text:style-name="P66"><text:s/>up1();</text:p>
      <text:p text:style-name="P66"><text:s/>^</text:p>
      <text:p text:style-name="P66">/tmp/ccas454u.o: In function `main':</text:p>
      <text:p text:style-name="P66">unix.c:(.text+0x16): undefined reference to `up1'</text:p>
      <text:p text:style-name="P66">collect2: error: ld returned 1 exit status</text:p>
      <text:p text:style-name="P66">s73889@isys4:~/uprakt&gt; cc unix.c up1.c</text:p>
      <text:p text:style-name="P66">unix.c:2:1: warning: data definition has no type or storage class [enabled by default]</text:p>
      <text:p text:style-name="P66"><text:s/>up1();</text:p>
      <text:p text:style-name="P66"><text:s/>^</text:p>
      <text:p text:style-name="P66">s73889@isys4:~/uprakt&gt; ls -l</text:p>
      <text:p text:style-name="P66">insgesamt 96</text:p>
      <text:p text:style-name="P66">-rw-r--r-- 1 s73889 iw15 <text:s text:c="3"/>49 27. Nov 11:36 angg1</text:p>
      <text:p text:style-name="P66">-rwxr-xr-x 1 s73889 iw15 10760 27. Nov 11:49 a.out</text:p>
      <text:p text:style-name="P66">-rw-r--r-- 1 s73889 iw15 <text:s text:c="2"/>265 25. Nov 08:36 aufgabe5_1</text:p>
      <text:p text:style-name="P66">-rw-r--r-- 1 s73889 iw15 <text:s text:c="3"/>49 25. Nov 08:40 aufgabe5_11</text:p>
      <text:p text:style-name="P66">-rw-r--r-- 1 s73889 iw15 <text:s text:c="3"/>49 25. Nov 08:37 aufgabe5_12</text:p>
      <text:p text:style-name="P66">-rw-r--r-- 1 s73889 iw15 <text:s text:c="2"/>285 25. Nov 08:43 aufgabe5_13</text:p>
      <text:p text:style-name="P66">-rw-r--r-- 1 s73889 iw15 <text:s text:c="2"/>408 27. Nov 11:44 aufgabe5_2</text:p>
      <text:p text:style-name="P66">-rw-r--r-- 1 s73889 iw15 13917 21. Okt 08:51 betriebssysteme_uprakt.odt</text:p>
      <text:p text:style-name="P66">-rw-r--r-- 1 s73889 iw15 <text:s text:c="3"/>88 25. Nov 07:51 bsp</text:p>
      <text:p text:style-name="P66">-rw-r--r-- 1 s73889 iw15 <text:s text:c="2"/>820 11. Nov 08:38 d12</text:p>
      <text:p text:style-name="P66">-rw-r--r-- 1 s73889 iw15 <text:s text:c="4"/>1 25. Nov 08:17 DEST</text:p>
      <text:p text:style-name="P66">-rw-r--r-- 1 s73889 iw15 <text:s text:c="2"/>100 28. Okt 07:55 ergebnis.txt</text:p>
      <text:p text:style-name="P66">-rw-r--r-- 1 s73889 iw15 <text:s text:c="2"/>123 11. Nov 08:34 hinweise_home</text:p>
      <text:p text:style-name="P66">-rw-r--r-- 1 s73889 iw15 <text:s text:c="3"/>88 28. Okt 08:02 home.txt</text:p>
      <text:p text:style-name="P66">-rw-r--r-- 1 s73889 iw15 <text:s text:c="2"/>697 <text:s/>6. Nov 12:21 korr-c</text:p>
      <text:p text:style-name="P66">-rw-r--r-- 1 s73889 iw15 <text:s text:c="3"/>98 11. Nov 07:58 kunst.c</text:p>
      <text:p text:style-name="P66">-rw-r--r-- 1 s73889 iw15 <text:s text:c="3"/>30 20. Nov 11:30 oks</text:p>
      <text:p text:style-name="P66"><text:soft-page-break/>-rw-r--r-- 1 s73889 iw15 <text:s text:c="3"/>98 25. Nov 07:44 proz4_5</text:p>
      <text:p text:style-name="P66">-rw-r--r-- 1 s73889 iw15 <text:s text:c="3"/>65 25. Nov 07:40 proz4a</text:p>
      <text:p text:style-name="P66">-rw-r--r-- 1 s73889 iw15 <text:s text:c="3"/>33 25. Nov 07:36 proz4b</text:p>
      <text:p text:style-name="P66">drwxr-xr-x 2 s73889 iw15 <text:s/>4096 28. Okt 08:27 text</text:p>
      <text:p text:style-name="P66">-rw-r--r-- 1 s73889 iw15 <text:s text:c="3"/>81 27. Nov 11:48 unix.c</text:p>
      <text:p text:style-name="P66">-rw-r--r-- 1 s73889 iw15 <text:s/>1076 11. Nov 08:52 unix.o</text:p>
      <text:p text:style-name="P66">-rw-r--r-- 1 s73889 iw15 <text:s text:c="2"/>504 11. Nov 08:13 up1.c</text:p>
      <text:p text:style-name="P66">-rw-r--r-- 1 s73889 iw15 <text:s/>1464 11. Nov 08:52 up1.o</text:p>
      <text:p text:style-name="P66">s73889@isys4:~/uprakt&gt; . a.out</text:p>
      <text:p text:style-name="P66">bash: .: a.out: Kann die Datei nicht ausführen.</text:p>
      <text:p text:style-name="P66">s73889@isys4:~/uprakt&gt; ./a.out</text:p>
      <text:p text:style-name="P66"/>
      <text:p text:style-name="P66">UNIX kann ich noch nicht viel.</text:p>
      <text:p text:style-name="P66">Aber einiges geht schon ganz gut!</text:p>
      <text:p text:style-name="P66">+++++++++++++++++++++++++++++++++</text:p>
      <text:p text:style-name="P66"/>
      <text:p text:style-name="P94">s73889@isys4:~/uprakt&gt; sh aufgabe5_1 ./a.out</text:p>
      <text:p text:style-name="P94">d@:./a.out</text:p>
      <text:p text:style-name="P94">d*:./a.out</text:p>
      <text:p text:style-name="P94">d#:1</text:p>
      <text:p text:style-name="P94">--------------------------------</text:p>
      <text:p text:style-name="P94">Ausgabemedium: Drucker oder Datei</text:p>
      <text:p text:style-name="P94">aufgabe5_2</text:p>
      <text:p text:style-name="P94">Ausgabe in eine Datei</text:p>
      <text:p text:style-name="P94">s73889@isys4:~/uprakt&gt; more aufgabe5_2</text:p>
      <text:p text:style-name="P94">UNIX kann ich noch nicht viel. Aber einiges geht schon ganz gut! +++++++++++++++++++++++++++++++++</text:p>
      <text:p text:style-name="P66">s73889@isys4:~/uprakt&gt; nano aufgabe5_1</text:p>
      <text:p text:style-name="P66">s73889@isys4:~/uprakt&gt; sh aufgabe5_1 ls -l ~</text:p>
      <text:p text:style-name="P66">d@:ls -l /u_nfs4/iw15/s73889</text:p>
      <text:p text:style-name="P66">d*:ls -l /u_nfs4/iw15/s73889</text:p>
      <text:p text:style-name="P66">d#:3</text:p>
      <text:p text:style-name="P66">--------------------------------</text:p>
      <text:p text:style-name="P66">Ausgabemedium: Drucker oder Datei</text:p>
      <text:p text:style-name="P66">^C</text:p>
      <text:p text:style-name="P66">s73889@isys4:~/uprakt&gt; nano aufgabe5_1</text:p>
      <text:p text:style-name="P66">s73889@isys4:~/uprakt&gt; nano aufgabe5_1</text:p>
      <text:p text:style-name="P66">s73889@isys4:~/uprakt&gt; less <text:s/>aufgabe5_1</text:p>
      <text:p text:style-name="P66">s73889@isys4:~/uprakt&gt; more <text:s/>aufgabe5_1</text:p>
      <text:p text:style-name="P66">echo "d@:$@" <text:s text:c="37"/># $@ was das programm ausführt und <text:s/>das was wir eingeben</text:p>
      <text:p text:style-name="P66">echo "d*:$*" <text:s text:c="37"/># es zeigt uns alle Positionsparameter</text:p>
      <text:p text:style-name="P66">echo "d#:$#" <text:s text:c="37"/># es zeigt uns die Anzahl der Positionsparameter</text:p>
      <text:p text:style-name="P66">echo "--------------------------------"</text:p>
      <text:p text:style-name="P66">cmd=`$@`</text:p>
      <text:p text:style-name="P66">echo "Ausgabemedium: Drucker oder Datei"</text:p>
      <text:p text:style-name="P66">read DEST</text:p>
      <text:p text:style-name="P66">if [ "$DEST" == "lpr" ] <text:s text:c="8"/># es wird geprüft, ob es durch die Tastatur eingegeben wurde,ob gedruckt werden soll</text:p>
      <text:p text:style-name="P66">then </text:p>
      <text:p text:style-name="P66">echo "drucken..." <text:s text:c="14"/></text:p>
      <text:p text:style-name="P66">echo $cmd | $DEST <text:s text:c="17"/># hier wird es gedruckt</text:p>
      <text:p text:style-name="P66"><text:soft-page-break/>else </text:p>
      <text:p text:style-name="P66">echo "Ausgabe in eine Datei" <text:s text:c="8"/>#ansonsten wird es in eine Datei geschoben</text:p>
      <text:p text:style-name="P66">echo $cmd &gt; $DEST <text:s text:c="19"/># es wird in die Datei geschoben <text:s text:c="2"/>cmd &gt;&gt; was ausgeführt werden soll</text:p>
      <text:p text:style-name="P66">fi</text:p>
      <text:p text:style-name="P66"/>
      <text:p text:style-name="P66">s73889@isys4:~/uprakt&gt; </text:p>
      <text:p text:style-name="P65"/>
      <text:p text:style-name="P133">TEIL 5 AUFGABE4</text:p>
      <text:p text:style-name="P133"/>
      <text:p text:style-name="P67">s73889@isys12:~/uprakt&gt; nano aufgabe5_4</text:p>
      <text:p text:style-name="P67"/>
      <text:p text:style-name="P113">egrep "^ *$1[^A-Za-z0-9]" /glb/studi/short/abk</text:p>
      <text:p text:style-name="P114">if [$? = „1“ ]</text:p>
      <text:p text:style-name="P114">then </text:p>
      <text:p text:style-name="P114">echo „$1 nicht gefunden“</text:p>
      <text:p text:style-name="P114">fi</text:p>
      <text:p text:style-name="P66"/>
      <text:p text:style-name="P67">s73889@isys12:~/uprakt&gt; sh aufgabe5_4 ACA</text:p>
      <text:p text:style-name="P67"><text:s text:c="3"/>ACA <text:s/>application control architecture (DEC, s. NAS)</text:p>
      <text:p text:style-name="P67">s73889@isys12:~/uprakt&gt; </text:p>
      <text:p text:style-name="P67"/>
      <text:p text:style-name="P134">TEIL 5 AUFGABE 5</text:p>
      <text:p text:style-name="P134"/>
      <text:p text:style-name="P68">s73889@isys12:/glb/studi&gt; sh ausg text</text:p>
      <text:p text:style-name="P68"/>
      <text:p text:style-name="P68"><text:s text:c="3"/>Geben Sie den Dateinamen an:</text:p>
      <text:p text:style-name="P68">bedien</text:p>
      <text:p text:style-name="P68"/>
      <text:p text:style-name="P68"><text:s text:c="3"/>Bildschirm- oder Druckerausgabe? <text:s text:c="2"/>b <text:s/>oder <text:s/>d <text:s text:c="2"/>(Standard: b)</text:p>
      <text:p text:style-name="P68">d</text:p>
      <text:p text:style-name="P68"/>
      <text:p text:style-name="P68"/>
      <text:p text:style-name="P68"><text:s text:c="6"/>Wieviel Exemplare?</text:p>
      <text:p text:style-name="P68">0</text:p>
      <text:p text:style-name="P68">s73889@isys12:/glb/studi&gt; 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/>
      <text:p text:style-name="P68"/>
      <text:p text:style-name="P68"/>
      <text:p text:style-name="P68"/>
      <text:p text:style-name="P68"/>
      <text:p text:style-name="P135">TEIL 6 AUFGABE 1</text:p>
      <text:p text:style-name="P135"/>
      <text:p text:style-name="P69">nano aufgabe6_1</text:p>
      <text:p text:style-name="P69">if</text:p>
      <text:p text:style-name="P69">test -w $1</text:p>
      <text:p text:style-name="P69">then test -s $1</text:p>
      <text:p text:style-name="P69"><text:s text:c="5"/>test -r $1</text:p>
      <text:p text:style-name="P69">echo " Rückkehrcode <text:s/>= $? "</text:p>
      <text:p text:style-name="P69">echo "$1 ist eine gewöhnliche Datei, ist lesbar und nicht leer"</text:p>
      <text:p text:style-name="P69">else</text:p>
      <text:p text:style-name="P69">echo "$1 existiert nicht oder ist kein Dateiname"</text:p>
      <text:p text:style-name="P69">echo "Rückkehrcode = $? "</text:p>
      <text:p text:style-name="P69">fi</text:p>
      <text:p text:style-name="P69"/>
      <text:p text:style-name="P69"/>
      <text:p text:style-name="P70">s73889@isys12:~&gt; nano aufgabe6_1</text:p>
      <text:p text:style-name="P70">s73889@isys12:~&gt; sh aufgabe6_1 bedien</text:p>
      <text:p text:style-name="P70"><text:s/>Rückkehrcode <text:s/>= 0 </text:p>
      <text:p text:style-name="P70">bedien ist eine gewöhnliche Datei, ist öesbar und nicht leer</text:p>
      <text:p text:style-name="P70">s73889@isys12:~&gt; nano aufgabe6_1</text:p>
      <text:p text:style-name="P70">s73889@isys12:~&gt; sh aufgabe6_1 bedien</text:p>
      <text:p text:style-name="P70"><text:s/>Rückkehrcode <text:s/>= 0 </text:p>
      <text:p text:style-name="P70">bedien ist eine gewöhnliche Datei, ist lesbar und nicht leer</text:p>
      <text:p text:style-name="P70">s73889@isys12:~&gt; nano aufgabe6_1</text:p>
      <text:p text:style-name="P70">s73889@isys12:~&gt; nano dat1</text:p>
      <text:p text:style-name="P70">s73889@isys12:~&gt; sh aufgabe6_1 dat1</text:p>
      <text:p text:style-name="P70"><text:s/>Rückkehrcode <text:s/>= 0 </text:p>
      <text:p text:style-name="P70">dat1 ist eine gewöhnliche Datei, ist lesbar und nicht leer</text:p>
      <text:p text:style-name="P70">s73889@isys12:~&gt; </text:p>
      <text:p text:style-name="P70">s73889@isys12:~&gt; sh aufgabe6_1 uprakt</text:p>
      <text:p text:style-name="P70"><text:s/>Rückkehrcode <text:s/>= 0 </text:p>
      <text:p text:style-name="P70">uprakt ist eine gewöhnliche Datei, ist lesbar und nicht leer</text:p>
      <text:p text:style-name="P70">s73889@isys12:~&gt; </text:p>
      <text:p text:style-name="P70"/>
      <text:p text:style-name="P61">RICHTIGE LÖSUNG</text:p>
      <text:p text:style-name="P61"/>
      <text:p text:style-name="P61">nano aufgabe6_1</text:p>
      <text:p text:style-name="P61"/>
      <text:p text:style-name="P61"/>
      <text:p text:style-name="P90">if test $# -eq 0</text:p>
      <text:p text:style-name="P90">then</text:p>
      <text:p text:style-name="P90"><text:s text:c="2"/>echo "Parameter vergessen !!"</text:p>
      <text:p text:style-name="P90"><text:s text:c="2"/>exit</text:p>
      <text:p text:style-name="P90">fi</text:p>
      <text:p text:style-name="P90"/>
      <text:p text:style-name="P90">if test -f $1</text:p>
      <text:p text:style-name="P90"><text:soft-page-break/>then</text:p>
      <text:p text:style-name="P90"><text:s/>if <text:s/>test -s $1</text:p>
      <text:p text:style-name="P90"><text:s/>then</text:p>
      <text:p text:style-name="P90"><text:s text:c="3"/>if test -r $1</text:p>
      <text:p text:style-name="P90"><text:s text:c="3"/>then</text:p>
      <text:p text:style-name="P90"><text:s text:c="5"/>#echo " Rückkehrcode <text:s/>= $? "</text:p>
      <text:p text:style-name="P90"><text:s text:c="5"/>echo "$1 ist eine gewöhnliche Datei, ist lesbar und nicht leer"</text:p>
      <text:p text:style-name="P90"><text:s text:c="3"/>else</text:p>
      <text:p text:style-name="P90"><text:s text:c="5"/>echo "$1 ist nicht lesbar"</text:p>
      <text:p text:style-name="P90"><text:s text:c="3"/>fi</text:p>
      <text:p text:style-name="P90"><text:s/>else</text:p>
      <text:p text:style-name="P90"><text:s text:c="3"/>echo "$1 ist leer"</text:p>
      <text:p text:style-name="P90"><text:s/>fi</text:p>
      <text:p text:style-name="P90">else</text:p>
      <text:p text:style-name="P90"><text:s text:c="2"/>if test -d $1</text:p>
      <text:p text:style-name="P90"><text:s text:c="2"/>then</text:p>
      <text:p text:style-name="P90"><text:s text:c="4"/>#echo "$1 existiert nicht oder ist kein Dateiname"</text:p>
      <text:p text:style-name="P90"><text:s text:c="4"/>#echo "Rückkehrcode = $? "</text:p>
      <text:p text:style-name="P90"><text:s text:c="4"/>echo "$1 ist ein Verzeichnis"</text:p>
      <text:p text:style-name="P90"><text:s text:c="2"/>fi</text:p>
      <text:p text:style-name="P90">fi</text:p>
      <text:p text:style-name="P90"/>
      <text:p text:style-name="P71">s73889@isys12:~&gt; sh aufgabe6_1 bedien</text:p>
      <text:p text:style-name="P71">bedien ist eine gewöhnliche Datei, ist lesbar und nicht leer</text:p>
      <text:p text:style-name="P71">s73889@isys12:~&gt; nano aufgabe6_1</text:p>
      <text:p text:style-name="P71">s73889@isys12:~&gt; sh aufgabe6_1 bedien</text:p>
      <text:p text:style-name="P71">bedien ist eine gewöhnliche Datei, ist lesbar und nicht leer</text:p>
      <text:p text:style-name="P71">s73889@isys12:~&gt; sh aufgabe6_1 uprakt</text:p>
      <text:p text:style-name="P71">uprakt ist ein Verzeichnis</text:p>
      <text:p text:style-name="P71">s73889@isys12:~&gt; </text:p>
      <text:p text:style-name="P71"/>
      <text:p text:style-name="P136">AUFGABE 6 2 </text:p>
      <text:p text:style-name="P72"/>
      <text:p text:style-name="P72"><text:s text:c="2"/>GNU nano 2.4.2 <text:s text:c="25"/>Datei: aufgabe6_2 <text:s text:c="48"/>Verändert <text:s/></text:p>
      <text:p text:style-name="P72"/>
      <text:p text:style-name="P72">if test $# -eq 0</text:p>
      <text:p text:style-name="P72">then</text:p>
      <text:p text:style-name="P72"><text:s text:c="2"/>echo "Parameter vergessen !!"</text:p>
      <text:p text:style-name="P72"><text:s text:c="2"/>exit</text:p>
      <text:p text:style-name="P72">fi</text:p>
      <text:p text:style-name="P72"/>
      <text:p text:style-name="P72">if test -f $1</text:p>
      <text:p text:style-name="P72">then</text:p>
      <text:p text:style-name="P72"><text:s/>if <text:s/>test -s $1</text:p>
      <text:p text:style-name="P72"><text:s/>then</text:p>
      <text:p text:style-name="P72"><text:s text:c="3"/>if test -r $1</text:p>
      <text:p text:style-name="P72"><text:s text:c="3"/>then</text:p>
      <text:p text:style-name="P72"><text:s text:c="5"/>#echo " Rückkehrcode <text:s/>= $? "</text:p>
      <text:p text:style-name="P72"/>
      <text:p text:style-name="P72"/>
      <text:p text:style-name="P62">echo "$1 ist eine gewöhnliche Datei, ist lesbar und nicht leer"</text:p>
      <text:p text:style-name="P62"/>
      <text:p text:style-name="P62"><text:soft-page-break/></text:p>
      <text:p text:style-name="P62">echo "Ausgabemedium: Drucker oder Datei"</text:p>
      <text:p text:style-name="P62">while true</text:p>
      <text:p text:style-name="P62">do</text:p>
      <text:p text:style-name="P62">echo "d)rucken oder b)ildschirm?"</text:p>
      <text:p text:style-name="P62">read x</text:p>
      <text:p text:style-name="P62">case $x in</text:p>
      <text:p text:style-name="P62">d)</text:p>
      <text:p text:style-name="P62"/>
      <text:p text:style-name="P62"/>
      <text:p text:style-name="P72"/>
      <text:p text:style-name="P72"/>
      <text:p text:style-name="P72"><text:s text:c="3"/>else</text:p>
      <text:p text:style-name="P72"><text:s text:c="5"/>echo "$1 ist nicht lesbar"</text:p>
      <text:p text:style-name="P72"><text:s text:c="3"/>fi</text:p>
      <text:p text:style-name="P72"><text:s/>else</text:p>
      <text:p text:style-name="P72"><text:s text:c="3"/>echo "$1 ist leer"</text:p>
      <text:p text:style-name="P72"><text:s/>fi</text:p>
      <text:p text:style-name="P72">else</text:p>
      <text:p text:style-name="P72"><text:s text:c="2"/>if test -d $1</text:p>
      <text:p text:style-name="P72"><text:s text:c="2"/>then</text:p>
      <text:p text:style-name="P72"><text:s text:c="4"/>#echo "$1 existiert nicht oder ist kein Dateiname"</text:p>
      <text:p text:style-name="P72"><text:s text:c="4"/>#echo "Rückkehrcode = $? "</text:p>
      <text:p text:style-name="P72"><text:s text:c="4"/>echo "$1 ist ein Verzeichnis"</text:p>
      <text:p text:style-name="P72"><text:s text:c="2"/>fi</text:p>
      <text:p text:style-name="P72">fi</text:p>
      <text:p text:style-name="P72"/>
      <text:p text:style-name="P119">9.12.2015</text:p>
      <text:p text:style-name="P120">AUFGABE 6_2</text:p>
      <text:p text:style-name="P120"/>
      <text:p text:style-name="P73"/>
      <text:p text:style-name="P95">die Prozedur:</text:p>
      <text:p text:style-name="P73"/>
      <text:p text:style-name="P83"/>
      <text:p text:style-name="P84">if test $# -eq 0</text:p>
      <text:p text:style-name="P84">then</text:p>
      <text:p text:style-name="P84"><text:s text:c="2"/>echo "Parameter vergessen !!"</text:p>
      <text:p text:style-name="P84"><text:s text:c="2"/>exit</text:p>
      <text:p text:style-name="P84">fi</text:p>
      <text:p text:style-name="P84"/>
      <text:p text:style-name="P84">if test -f $1</text:p>
      <text:p text:style-name="P84">then</text:p>
      <text:p text:style-name="P84"><text:s/>if <text:s/>test -s $1</text:p>
      <text:p text:style-name="P84"><text:s/>then</text:p>
      <text:p text:style-name="P84"><text:s text:c="3"/>if test -r $1</text:p>
      <text:p text:style-name="P84"><text:s text:c="3"/>then</text:p>
      <text:p text:style-name="P84"><text:s text:c="5"/>#echo " Rückkehrcode <text:s/>= $? "</text:p>
      <text:p text:style-name="P84"/>
      <text:p text:style-name="P84">echo "$1 ist eine gewöhnliche Datei, ist lesbar und nicht leer"</text:p>
      <text:p text:style-name="P84"/>
      <text:p text:style-name="P84"/>
      <text:p text:style-name="P84">echo "Ausgabemedium: Drucker oder Bildschirm (d oder b)"</text:p>
      <text:p text:style-name="P84"><text:soft-page-break/>echo '(d... drucken) / (b...bildschirm)'</text:p>
      <text:p text:style-name="P84">read ausgabe</text:p>
      <text:p text:style-name="P84">while test $ausgabe != d &amp;&amp; $ausgabe != b</text:p>
      <text:p text:style-name="P84">do</text:p>
      <text:p text:style-name="P84"><text:s text:c="6"/>echo d oder b eingeben!</text:p>
      <text:p text:style-name="P84"><text:s text:c="6"/>read ausgabe</text:p>
      <text:p text:style-name="P84">done</text:p>
      <text:p text:style-name="P84"><text:s text:c="6"/>if test $ausgabe == d</text:p>
      <text:p text:style-name="P84"><text:s text:c="6"/>then</text:p>
      <text:p text:style-name="P84"><text:s text:c="6"/>echo "'$1'" wird gedruckt...</text:p>
      <text:p text:style-name="P84"><text:s text:c="6"/>lp $1</text:p>
      <text:p text:style-name="P84"><text:s text:c="6"/>else</text:p>
      <text:p text:style-name="P84"><text:s text:c="10"/>if test $ausgabe == b</text:p>
      <text:p text:style-name="P84"><text:s text:c="10"/>then</text:p>
      <text:p text:style-name="P84"><text:s text:c="15"/>echo Ausgabe von "'$1'":</text:p>
      <text:p text:style-name="P84"><text:s text:c="15"/>cat $1</text:p>
      <text:p text:style-name="P84"><text:s text:c="10"/>else</text:p>
      <text:p text:style-name="P84"><text:s text:c="15"/>echo Programm beendet</text:p>
      <text:p text:style-name="P84"><text:s text:c="11"/>fi</text:p>
      <text:p text:style-name="P84"><text:s text:c="10"/>fi</text:p>
      <text:p text:style-name="P84"/>
      <text:p text:style-name="P84"><text:s text:c="3"/>else</text:p>
      <text:p text:style-name="P84"><text:s text:c="5"/>echo "$1 ist nicht lesbar"</text:p>
      <text:p text:style-name="P84"><text:s text:c="3"/>fi</text:p>
      <text:p text:style-name="P84"><text:s/>else</text:p>
      <text:p text:style-name="P84"><text:s text:c="3"/>echo "$1 ist leer"</text:p>
      <text:p text:style-name="P84">fi</text:p>
      <text:p text:style-name="P84">else</text:p>
      <text:p text:style-name="P84"><text:s text:c="2"/>if test -d $1</text:p>
      <text:p text:style-name="P84"><text:s text:c="2"/>then</text:p>
      <text:p text:style-name="P84"><text:s text:c="4"/>#echo "$1 existiert nicht oder ist kein Dateiname"</text:p>
      <text:p text:style-name="P84"><text:s text:c="4"/>#echo "Rückkehrcode = $? "</text:p>
      <text:p text:style-name="P84"><text:s text:c="4"/>echo "$1 ist ein Verzeichnis"</text:p>
      <text:p text:style-name="P84"><text:s text:c="2"/>fi</text:p>
      <text:p text:style-name="P84">fi</text:p>
      <text:p text:style-name="P73"/>
      <text:p text:style-name="P73">s73889@isys12:~/uprakt&gt; nano aufgabe6_2</text:p>
      <text:p text:style-name="P73">s73889@isys12:~/uprakt&gt; sh aufgabe6_2 hinweise_home</text:p>
      <text:p text:style-name="P73">hinweise_home ist eine gewöhnliche Datei, ist lesbar und nicht leer</text:p>
      <text:p text:style-name="P73">Ausgabemedium: Drucker oder Bildschirm (d oder b)</text:p>
      <text:p text:style-name="P73">(d... drucken) / (b...bildschirm)</text:p>
      <text:p text:style-name="P73">b</text:p>
      <text:p text:style-name="P73">aufgabe6_2: Zeile 22: b: Kommando nicht gefunden.</text:p>
      <text:p text:style-name="P73">Ausgabe von 'hinweise_home':</text:p>
      <text:p text:style-name="P73">a.out</text:p>
      <text:p text:style-name="P73">betriebssysteme_uprakt.odt</text:p>
      <text:p text:style-name="P73">ergebnis.txt</text:p>
      <text:p text:style-name="P73">hinweise_home</text:p>
      <text:p text:style-name="P73">home.txt</text:p>
      <text:p text:style-name="P73">jinweise_home</text:p>
      <text:p text:style-name="P73">korr-c</text:p>
      <text:p text:style-name="P73">kunst.c</text:p>
      <text:p text:style-name="P73"><text:soft-page-break/>text</text:p>
      <text:p text:style-name="P73">unix.c</text:p>
      <text:p text:style-name="P73">up1.c</text:p>
      <text:p text:style-name="P73">uprakt</text:p>
      <text:p text:style-name="P73">s73889@isys12:~/uprakt&gt; </text:p>
      <text:p text:style-name="P73"/>
      <text:p text:style-name="P73"/>
      <text:p text:style-name="P121">AUFGABE 7_1</text:p>
      <text:p text:style-name="P121"/>
      <text:p text:style-name="P82"><text:s text:c="2"/>GNU nano 2.4.2 <text:s text:c="27"/>Datei: dir <text:s text:c="64"/></text:p>
      <text:p text:style-name="P82"/>
      <text:p text:style-name="P82">if test $# -eq 0</text:p>
      <text:p text:style-name="P82">then</text:p>
      <text:p text:style-name="P82"><text:s text:c="2"/>echo "Parameter vergessen !!"</text:p>
      <text:p text:style-name="P82"><text:s text:c="2"/>exit</text:p>
      <text:p text:style-name="P82">fi</text:p>
      <text:p text:style-name="P82"/>
      <text:p text:style-name="P82">#echo "Verzeichnisname als Parameter Uebergeben"</text:p>
      <text:p text:style-name="P82">echo $1 Verzeichnisname</text:p>
      <text:p text:style-name="P82"/>
      <text:p text:style-name="P82">#while test <text:s/>$# -eq 1</text:p>
      <text:p text:style-name="P82">#do</text:p>
      <text:p text:style-name="P82"># <text:s/>echo "Geben Sie einen richtigen Verzeichnissennamen ein"</text:p>
      <text:p text:style-name="P82">#read ausgabe</text:p>
      <text:p text:style-name="P82">#done</text:p>
      <text:p text:style-name="P82"/>
      <text:p text:style-name="P82">#if test -d $1</text:p>
      <text:p text:style-name="P82">#then</text:p>
      <text:p text:style-name="P82"># <text:s text:c="3"/>echo "Inhalt des Verzeichnisses "'$1'" <text:s/>wird ausgegeben"</text:p>
      <text:p text:style-name="P82">#read ausgabe</text:p>
      <text:p text:style-name="P82"># <text:s/>echo"Ausgabe von "'$1'"</text:p>
      <text:p text:style-name="P82"># <text:s text:c="2"/>cat ls $1</text:p>
      <text:p text:style-name="P82">#fi</text:p>
      <text:p text:style-name="P82"/>
      <text:p text:style-name="P82">LINES=`ls $1 | wc -l` <text:s text:c="15"/># LINES ist die Zahl der Zeilen oder der Einträge</text:p>
      <text:p text:style-name="P82"/>
      <text:p text:style-name="P82">if <text:s text:c="5"/>[ $LINES -ge 25 ] <text:s text:c="14"/># if LINES größer oder gleich 25 ist</text:p>
      <text:p text:style-name="P82"/>
      <text:p text:style-name="P82">then <text:s text:c="2"/>ls $1 | cat</text:p>
      <text:p text:style-name="P82"/>
      <text:p text:style-name="P82">else <text:s text:c="2"/>ls $1 | less</text:p>
      <text:p text:style-name="P82"/>
      <text:p text:style-name="P82">fi</text:p>
      <text:p text:style-name="P77"/>
      <text:p text:style-name="P74"/>
      <text:p text:style-name="P75">s73889@isys12:~&gt; nano dir</text:p>
      <text:p text:style-name="P75">s73889@isys12:~&gt; sh dir uprakt</text:p>
      <text:p text:style-name="P75">uprakt Verzeichnisname</text:p>
      <text:p text:style-name="P75">abk</text:p>
      <text:p text:style-name="P75">angg1</text:p>
      <text:p text:style-name="P75">a.out</text:p>
      <text:p text:style-name="P75">aufgabe5_1</text:p>
      <text:p text:style-name="P75"><text:soft-page-break/>aufgabe5_11</text:p>
      <text:p text:style-name="P75">aufgabe5_12</text:p>
      <text:p text:style-name="P75">aufgabe5_13</text:p>
      <text:p text:style-name="P75">aufgabe5_2</text:p>
      <text:p text:style-name="P75">aufgabe5_4</text:p>
      <text:p text:style-name="P75">aufgabe6_1</text:p>
      <text:p text:style-name="P75">aufgabe6_2</text:p>
      <text:p text:style-name="P75">betriebssysteme_uprakt.odt</text:p>
      <text:p text:style-name="P75">bsp</text:p>
      <text:p text:style-name="P75">cat</text:p>
      <text:p text:style-name="P75">d12</text:p>
      <text:p text:style-name="P75">DEST</text:p>
      <text:p text:style-name="P75">ergebnis.txt</text:p>
      <text:p text:style-name="P75">hinweise_home</text:p>
      <text:p text:style-name="P75">home.txt</text:p>
      <text:p text:style-name="P75">korr-c</text:p>
      <text:p text:style-name="P75">kunst.c</text:p>
      <text:p text:style-name="P75">ls</text:p>
      <text:p text:style-name="P75">oks</text:p>
      <text:p text:style-name="P75">proz4_5</text:p>
      <text:p text:style-name="P75">proz4a</text:p>
      <text:p text:style-name="P75">proz4b</text:p>
      <text:p text:style-name="P75">text</text:p>
      <text:p text:style-name="P75">unix.c</text:p>
      <text:p text:style-name="P75">unix.o</text:p>
      <text:p text:style-name="P75">up1.c</text:p>
      <text:p text:style-name="P75">up1.o</text:p>
      <text:p text:style-name="P75">s73889@isys12:~&gt; sh dir ~</text:p>
      <text:p text:style-name="P75">/u_nfs4/iw15/s73889 Verzeichnisname</text:p>
      <text:p text:style-name="P75">s73889@isys12:~&gt; nano dir</text:p>
      <text:p text:style-name="P75">s73889@isys12:~&gt; sh dir ~</text:p>
      <text:p text:style-name="P75">/u_nfs4/iw15/s73889 Verzeichnisname</text:p>
      <text:p text:style-name="P75">dir: Zeile 26: 17: Kommando nicht gefunden.</text:p>
      <text:p text:style-name="P75">s73889@isys12:~&gt; 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</text:p>
      <text:p text:style-name="P75"/>
      <text:p text:style-name="P76"><text:tab/><text:span text:style-name="T4">11.12.2015</text:span></text:p>
      <text:p text:style-name="P137">AUFGABE 7_2</text:p>
      <text:p text:style-name="P137"/>
      <text:p text:style-name="P79">Aufgabe7_2</text:p>
      <text:p text:style-name="P79"/>
      <text:p text:style-name="P80"><text:s text:c="2"/>GNU nano 2.4.2 <text:s text:c="25"/>Datei: aufgabe7_2 <text:s text:c="59"/></text:p>
      <text:p text:style-name="P80"/>
      <text:p text:style-name="P80">kudat=$1 <text:s text:c="25"/></text:p>
      <text:p text:style-name="P80">shift</text:p>
      <text:p text:style-name="P80">for i</text:p>
      <text:p text:style-name="P80">do</text:p>
      <text:p text:style-name="P80">echo "Geben Sie Zusatzinformationen fuer den Kunden \"$i\" ein:"</text:p>
      <text:p text:style-name="P80">read zusatz</text:p>
      <text:p text:style-name="P80">ed $kudat&lt;&lt;%</text:p>
      <text:p text:style-name="P80">/$i/a</text:p>
      <text:p text:style-name="P80"><text:s/>$zusatz</text:p>
      <text:p text:style-name="P80">.<text:tab/><text:tab/><text:tab/><text:tab/><text:span text:style-name="T11">#die Stelle wo ich mich befinde nachdem ich gesucht habe</text:span></text:p>
      <text:p text:style-name="P80">-1<text:tab/><text:tab/><text:tab/><text:tab/><text:span text:style-name="T11">#die Zeile davor</text:span></text:p>
      <text:p text:style-name="P80">j<text:tab/><text:tab/><text:tab/><text:tab/><text:span text:style-name="T11"># ich verbinde die zuvor benannten <text:s/>Zeilen (. <text:s text:c="2"/>-1)e</text:span><text:tab/><text:tab/><text:tab/><text:tab/></text:p>
      <text:p text:style-name="P80">w<text:tab/><text:tab/><text:tab/><text:tab/><text:tab/><text:span text:style-name="T11"># write speichern</text:span></text:p>
      <text:p text:style-name="P80">q<text:tab/><text:tab/><text:tab/><text:tab/><text:tab/><text:span text:style-name="T11">#quit</text:span></text:p>
      <text:p text:style-name="P80">%</text:p>
      <text:p text:style-name="P80">done</text:p>
      <text:p text:style-name="P80"/>
      <text:p text:style-name="P79"/>
      <text:p text:style-name="P79"/>
      <text:p text:style-name="P78"/>
      <text:p text:style-name="P81">AUFGABE 8_3</text:p>
      <text:p text:style-name="P81"/>
      <text:p text:style-name="P81"/>
      <text:p text:style-name="P81"><text:s text:c="2"/>GNU nano 2.4.2 <text:s text:c="27"/>Datei: del <text:s text:c="64"/></text:p>
      <text:p text:style-name="P81"/>
      <text:p text:style-name="P81">echo "Zu löschenden Dateien $*"</text:p>
      <text:p text:style-name="P81"/>
      <text:p text:style-name="P81">for i</text:p>
      <text:p text:style-name="P81">do mv $i ~/.muell</text:p>
      <text:p text:style-name="P81">done</text:p>
      <text:p text:style-name="P81"/>
      <text:p text:style-name="P81"/>
      <text:p text:style-name="P81">#if [ ls -l ~/.muell | wc -l ] -ge 1</text:p>
      <text:p text:style-name="P81"/>
      <text:p text:style-name="P81">cd ~/.muell</text:p>
      <text:p text:style-name="P81"/>
      <text:p text:style-name="P81"><text:s text:c="6"/>list=$(echo *)</text:p>
      <text:p text:style-name="P81"><text:s text:c="6"/>if [ "list" = "*" ]</text:p>
      <text:p text:style-name="P81"><text:s text:c="6"/>then</text:p>
      <text:p text:style-name="P81"><text:s text:c="6"/>echo "Verzeichnis leer"</text:p>
      <text:p text:style-name="P81"><text:s text:c="6"/>else</text:p>
      <text:p text:style-name="P81"><text:s text:c="7"/>echo "Soll .muell geleert werden? (j/n)"</text:p>
      <text:p text:style-name="P81"><text:soft-page-break/><text:s text:c="7"/>read antwort</text:p>
      <text:p text:style-name="P81"/>
      <text:p text:style-name="P81"><text:s text:c="7"/>while test $antwort != "j" &amp;&amp; $antwort != "n"</text:p>
      <text:p text:style-name="P81"><text:s text:c="8"/>do</text:p>
      <text:p text:style-name="P81"><text:s text:c="8"/>echo j oder n eingeben!</text:p>
      <text:p text:style-name="P81"><text:s text:c="8"/>read antwort</text:p>
      <text:p text:style-name="P81"><text:s text:c="8"/>done</text:p>
      <text:p text:style-name="P81"/>
      <text:p text:style-name="P81"><text:s text:c="5"/>if test $antwort == "j"</text:p>
      <text:p text:style-name="P81"><text:s text:c="5"/>then</text:p>
      <text:p text:style-name="P81"><text:s text:c="6"/>echo .muell wird geleert...</text:p>
      <text:p text:style-name="P81"><text:s text:c="20"/>for i</text:p>
      <text:p text:style-name="P81"><text:s text:c="20"/>do</text:p>
      <text:p text:style-name="P81"><text:s text:c="20"/>rm <text:s/>$i <text:s text:c="3"/>#-r</text:p>
      <text:p text:style-name="P81"><text:s text:c="20"/>done</text:p>
      <text:p text:style-name="P81"/>
      <text:p text:style-name="P81"><text:s text:c="7"/>else</text:p>
      <text:p text:style-name="P81"><text:s text:c="7"/>#if test $antwort == "n"</text:p>
      <text:p text:style-name="P81"><text:s text:c="7"/>#then</text:p>
      <text:p text:style-name="P81"><text:s text:c="9"/>echo <text:s/>.muell <text:s/>wird nicht geleert</text:p>
      <text:p text:style-name="P81"><text:s text:c="9"/>ls -l <text:s text:c="2"/>~/.muell</text:p>
      <text:p text:style-name="P81"/>
      <text:p text:style-name="P81"><text:s text:c="10"/>fi</text:p>
      <text:p text:style-name="P81"><text:s text:c="9"/>#fi</text:p>
      <text:p text:style-name="P81"><text:s text:c="10"/>fi</text:p>
      <text:p text:style-name="P81"/>
      <text:p text:style-name="P81"/>
      <text:p text:style-name="P81"/>
      <text:p text:style-name="P142"><text:s text:c="7"/>while test $antwort -ne "j" &amp;&amp; $antwort -ne "n"</text:p>
      <text:p text:style-name="P142"><text:s text:c="8"/>do</text:p>
      <text:p text:style-name="P142"><text:s text:c="8"/>echo "j oder n eingeben!"</text:p>
      <text:p text:style-name="P142"><text:s text:c="8"/>read antwort</text:p>
      <text:p text:style-name="P142"><text:s text:c="8"/>done</text:p>
      <text:p text:style-name="P142"/>
      <text:p text:style-name="P142"><text:s text:c="5"/>if test $antwort == "j"</text:p>
      <text:p text:style-name="P142"><text:s text:c="5"/>then</text:p>
      <text:p text:style-name="P142"><text:s text:c="6"/>echo ".muell wird geleert..."</text:p>
      <text:p text:style-name="P142"><text:s text:c="20"/>#for i</text:p>
      <text:p text:style-name="P142"><text:s text:c="20"/>#do</text:p>
      <text:p text:style-name="P142"><text:s text:c="20"/>rm -r ~/.muell/*</text:p>
      <text:p text:style-name="P142"><text:s text:c="20"/>#done</text:p>
      <text:p text:style-name="P142"/>
      <text:p text:style-name="P142"><text:s text:c="7"/>else</text:p>
      <text:p text:style-name="P142"><text:s text:c="7"/>#if test $antwort == "n"</text:p>
      <text:p text:style-name="P142"><text:s text:c="7"/>#then</text:p>
      <text:p text:style-name="P142"><text:s text:c="9"/>echo <text:s/>.muell <text:s/>wird nicht geleert</text:p>
      <text:p text:style-name="P142"><text:s text:c="9"/>ls -l <text:s text:c="2"/>~/.muell</text:p>
      <text:p text:style-name="P142">echo "Zu löschenden Dateien $*"</text:p>
      <text:p text:style-name="P142"/>
      <text:p text:style-name="P142">for i</text:p>
      <text:p text:style-name="P142">do mv $i ~/.muell</text:p>
      <text:p text:style-name="P142">done</text:p>
      <text:p text:style-name="P142"><text:soft-page-break/></text:p>
      <text:p text:style-name="P142"/>
      <text:p text:style-name="P142">#if [ ls -l ~/.muell | wc -l ] -ge 1</text:p>
      <text:p text:style-name="P142"/>
      <text:p text:style-name="P142">cd ~/.muell</text:p>
      <text:p text:style-name="P142"/>
      <text:p text:style-name="P142"><text:s text:c="6"/>list=$(echo *)</text:p>
      <text:p text:style-name="P142"><text:s text:c="6"/>if [ "list" = "*" ]</text:p>
      <text:p text:style-name="P142"><text:s text:c="6"/>then</text:p>
      <text:p text:style-name="P142"><text:s text:c="6"/>echo "Verzeichnis leer"</text:p>
      <text:p text:style-name="P142"><text:s text:c="6"/>else</text:p>
      <text:p text:style-name="P142"><text:s text:c="7"/>echo "Soll .muell geleert werden? (j/n)"</text:p>
      <text:p text:style-name="P142"><text:s text:c="7"/>read antw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8T07:29:21.017281853</meta:creation-date>
    <dc:date>2015-12-16T19:28:27.258000000</dc:date>
    <meta:editing-duration>PT6H53M32S</meta:editing-duration>
    <meta:editing-cycles>37</meta:editing-cycles>
    <meta:generator>LibreOffice/4.4.6.3$Windows_x86 LibreOffice_project/e8938fd3328e95dcf59dd64e7facd2c7d67c704d</meta:generator>
    <meta:document-statistic meta:table-count="0" meta:image-count="0" meta:object-count="0" meta:page-count="41" meta:paragraph-count="1627" meta:word-count="7742" meta:character-count="61379" meta:non-whitespace-character-count="49006"/>
  </office:meta>
</office:document-meta>
</file>